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0.9291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8102in"/>
    </style:style>
    <style:style style:name="co11" style:family="table-column">
      <style:table-column-properties fo:break-before="auto" style:column-width="0.339in"/>
    </style:style>
    <style:style style:name="co12" style:family="table-column">
      <style:table-column-properties fo:break-before="auto" style:column-width="0.1in"/>
    </style:style>
    <style:style style:name="co13" style:family="table-column">
      <style:table-column-properties fo:break-before="auto" style:column-width="0.6161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7953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9201in"/>
    </style:style>
    <style:style style:name="co18" style:family="table-column">
      <style:table-column-properties fo:break-before="auto" style:column-width="0.7409in"/>
    </style:style>
    <style:style style:name="co19" style:family="table-column">
      <style:table-column-properties fo:break-before="auto" style:column-width="0.7236in"/>
    </style:style>
    <style:style style:name="co20" style:family="table-column">
      <style:table-column-properties fo:break-before="auto" style:column-width="0.5091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2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aw_bw_tf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34.6 (11.6)</text:p>
          </table:table-cell>
          <table:table-cell office:value-type="string" calcext:value-type="string">
            <text:p>49.5 (11.6)</text:p>
          </table:table-cell>
          <table:table-cell office:value-type="string" calcext:value-type="string">
            <text:p>51.3 (22.2)</text:p>
          </table:table-cell>
          <table:table-cell office:value-type="string" calcext:value-type="string">
            <text:p>45.0 (12.3)</text:p>
          </table:table-cell>
          <table:table-cell office:value-type="string" calcext:value-type="string">
            <text:p>44.0 (15.1)</text:p>
          </table:table-cell>
          <table:table-cell office:value-type="string" calcext:value-type="string">
            <text:p>45.8 (14.3)</text:p>
          </table:table-cell>
          <table:table-cell office:value-type="string" calcext:value-type="string">
            <text:p>41.4 (13.6)</text:p>
          </table:table-cell>
          <table:table-cell office:value-type="string" calcext:value-type="string">
            <text:p>45.4 (14.6)</text:p>
          </table:table-cell>
          <table:table-cell office:value-type="string" calcext:value-type="string">
            <text:p>42.9 (12.2)</text:p>
          </table:table-cell>
          <table:table-cell office:value-type="string" calcext:value-type="string">
            <text:p>43.6 (13.5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nan (nan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3.9 (21.8)</text:p>
          </table:table-cell>
          <table:table-cell office:value-type="string" calcext:value-type="string">
            <text:p>75.6 (15.9)</text:p>
          </table:table-cell>
          <table:table-cell office:value-type="string" calcext:value-type="string">
            <text:p>75.7 (31.4)</text:p>
          </table:table-cell>
          <table:table-cell office:value-type="string" calcext:value-type="string">
            <text:p>70.9 (19.9)</text:p>
          </table:table-cell>
          <table:table-cell office:value-type="string" calcext:value-type="string">
            <text:p>68.9 (19.7)</text:p>
          </table:table-cell>
          <table:table-cell office:value-type="string" calcext:value-type="string">
            <text:p>74.0 (20.7)</text:p>
          </table:table-cell>
          <table:table-cell office:value-type="string" calcext:value-type="string">
            <text:p>65.2 (16.6)</text:p>
          </table:table-cell>
          <table:table-cell office:value-type="string" calcext:value-type="string">
            <text:p>70.2 (19.0)</text:p>
          </table:table-cell>
          <table:table-cell office:value-type="string" calcext:value-type="string">
            <text:p>71.5 (17.4)</text:p>
          </table:table-cell>
          <table:table-cell office:value-type="string" calcext:value-type="string">
            <text:p>68.6 (17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nan (nan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458.3 (815.9)</text:p>
          </table:table-cell>
          <table:table-cell office:value-type="string" calcext:value-type="string">
            <text:p>791.7 (1077.8)</text:p>
          </table:table-cell>
          <table:table-cell office:value-type="string" calcext:value-type="string">
            <text:p>468.0 (600.2)</text:p>
          </table:table-cell>
          <table:table-cell office:value-type="string" calcext:value-type="string">
            <text:p>377.0 (691.6)</text:p>
          </table:table-cell>
          <table:table-cell office:value-type="string" calcext:value-type="string">
            <text:p>394.5 (636.1)</text:p>
          </table:table-cell>
          <table:table-cell office:value-type="string" calcext:value-type="string">
            <text:p>534.0 (889.0)</text:p>
          </table:table-cell>
          <table:table-cell office:value-type="string" calcext:value-type="string">
            <text:p>402.8 (712.9)</text:p>
          </table:table-cell>
          <table:table-cell office:value-type="string" calcext:value-type="string">
            <text:p>291.1 (441.0)</text:p>
          </table:table-cell>
          <table:table-cell office:value-type="string" calcext:value-type="string">
            <text:p>370.0 (679.1)</text:p>
          </table:table-cell>
          <table:table-cell office:value-type="string" calcext:value-type="string">
            <text:p>238.6 (413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54.1 (789.0)</text:p>
          </table:table-cell>
          <table:table-cell office:value-type="string" calcext:value-type="string">
            <text:p>208.9 (453.7)</text:p>
          </table:table-cell>
          <table:table-cell office:value-type="string" calcext:value-type="string">
            <text:p>313.0 (628.0)</text:p>
          </table:table-cell>
          <table:table-cell office:value-type="string" calcext:value-type="string">
            <text:p>230.2 (489.1)</text:p>
          </table:table-cell>
          <table:table-cell office:value-type="string" calcext:value-type="string">
            <text:p>114.8 (486.1)</text:p>
          </table:table-cell>
          <table:table-cell office:value-type="string" calcext:value-type="string">
            <text:p>197.9 (493.9)</text:p>
          </table:table-cell>
          <table:table-cell office:value-type="string" calcext:value-type="string">
            <text:p>210.2 (511.7)</text:p>
          </table:table-cell>
          <table:table-cell office:value-type="string" calcext:value-type="string">
            <text:p>189.5 (580.0)</text:p>
          </table:table-cell>
          <table:table-cell office:value-type="string" calcext:value-type="string">
            <text:p>163.3 (495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10" office:value-type="string" calcext:value-type="string">
            <text:p>3600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10" office:value-type="string" calcext:value-type="string">
            <text:p>nan (nan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7.9 (15.5)</text:p>
          </table:table-cell>
          <table:table-cell office:value-type="string" calcext:value-type="string">
            <text:p>6.9 (8.4)</text:p>
          </table:table-cell>
          <table:table-cell office:value-type="string" calcext:value-type="string">
            <text:p>6.9 (8.6)</text:p>
          </table:table-cell>
          <table:table-cell office:value-type="string" calcext:value-type="string">
            <text:p>4.8 (6.1)</text:p>
          </table:table-cell>
          <table:table-cell office:value-type="string" calcext:value-type="string">
            <text:p>3.6 (5.9)</text:p>
          </table:table-cell>
          <table:table-cell office:value-type="string" calcext:value-type="string">
            <text:p>4.5 (8.4)</text:p>
          </table:table-cell>
          <table:table-cell office:value-type="string" calcext:value-type="string">
            <text:p>3.5 (6.2)</text:p>
          </table:table-cell>
          <table:table-cell office:value-type="string" calcext:value-type="string">
            <text:p>2.9 (5.4)</text:p>
          </table:table-cell>
          <table:table-cell office:value-type="string" calcext:value-type="string">
            <text:p>3.9 (7.2)</text:p>
          </table:table-cell>
          <table:table-cell office:value-type="string" calcext:value-type="string">
            <text:p>2.3 (5.3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5.9 (11.3)</text:p>
          </table:table-cell>
          <table:table-cell office:value-type="string" calcext:value-type="string">
            <text:p>1.5 (2.8)</text:p>
          </table:table-cell>
          <table:table-cell office:value-type="string" calcext:value-type="string">
            <text:p>4.1 (9.6)</text:p>
          </table:table-cell>
          <table:table-cell office:value-type="string" calcext:value-type="string">
            <text:p>1.7 (4.0)</text:p>
          </table:table-cell>
          <table:table-cell office:value-type="string" calcext:value-type="string">
            <text:p>0.7 (2.8)</text:p>
          </table:table-cell>
          <table:table-cell office:value-type="string" calcext:value-type="string">
            <text:p>1.4 (4.0)</text:p>
          </table:table-cell>
          <table:table-cell office:value-type="string" calcext:value-type="string">
            <text:p>1.6 (4.0)</text:p>
          </table:table-cell>
          <table:table-cell office:value-type="string" calcext:value-type="string">
            <text:p>1.3 (3.6)</text:p>
          </table:table-cell>
          <table:table-cell office:value-type="string" calcext:value-type="string">
            <text:p>1.4 (4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0.2 (14.4)</text:p>
          </table:table-cell>
          <table:table-cell office:value-type="string" calcext:value-type="string">
            <text:p>31.5 (16.1)</text:p>
          </table:table-cell>
          <table:table-cell office:value-type="string" calcext:value-type="string">
            <text:p>29.6 (14.8)</text:p>
          </table:table-cell>
          <table:table-cell office:value-type="string" calcext:value-type="string">
            <text:p>27.0 (19.4)</text:p>
          </table:table-cell>
          <table:table-cell office:value-type="string" calcext:value-type="string">
            <text:p>27.8 (17.6)</text:p>
          </table:table-cell>
          <table:table-cell office:value-type="string" calcext:value-type="string">
            <text:p>28.4 (19.6)</text:p>
          </table:table-cell>
          <table:table-cell office:value-type="string" calcext:value-type="string">
            <text:p>27.5 (16.5)</text:p>
          </table:table-cell>
          <table:table-cell office:value-type="string" calcext:value-type="string">
            <text:p>27.4 (17.8)</text:p>
          </table:table-cell>
          <table:table-cell office:value-type="string" calcext:value-type="string">
            <text:p>26.3 (17.2)</text:p>
          </table:table-cell>
          <table:table-cell office:value-type="string" calcext:value-type="string">
            <text:p>28.0 (18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table:number-columns-repeated="10" office:value-type="string" calcext:value-type="string">
            <text:p>nan (nan)</text:p>
          </table:table-cell>
        </table:table-row>
      </table:table>
      <table:table table:name="raw_bw_colin" table:style-name="ta1">
        <table:table-column table:style-name="co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16.9)</text:p>
          </table:table-cell>
          <table:table-cell office:value-type="string" calcext:value-type="string">
            <text:p>57.3 (21.7)</text:p>
          </table:table-cell>
          <table:table-cell office:value-type="string" calcext:value-type="string">
            <text:p>62.2 (23.3)</text:p>
          </table:table-cell>
          <table:table-cell office:value-type="string" calcext:value-type="string">
            <text:p>56.5 (23.9)</text:p>
          </table:table-cell>
          <table:table-cell office:value-type="string" calcext:value-type="string">
            <text:p>49.5 (18.2)</text:p>
          </table:table-cell>
          <table:table-cell office:value-type="string" calcext:value-type="string">
            <text:p>54.3 (21.1)</text:p>
          </table:table-cell>
          <table:table-cell office:value-type="string" calcext:value-type="string">
            <text:p>50.9 (20.1)</text:p>
          </table:table-cell>
          <table:table-cell office:value-type="string" calcext:value-type="string">
            <text:p>51.3 (18.8)</text:p>
          </table:table-cell>
          <table:table-cell office:value-type="string" calcext:value-type="string">
            <text:p>55.9 (18.4)</text:p>
          </table:table-cell>
          <table:table-cell office:value-type="string" calcext:value-type="string">
            <text:p>54.4 (19.5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21.6)</text:p>
          </table:table-cell>
          <table:table-cell office:value-type="string" calcext:value-type="string">
            <text:p>72.6 (21.6)</text:p>
          </table:table-cell>
          <table:table-cell office:value-type="string" calcext:value-type="string">
            <text:p>77.0 (24.5)</text:p>
          </table:table-cell>
          <table:table-cell office:value-type="string" calcext:value-type="string">
            <text:p>72.4 (24.4)</text:p>
          </table:table-cell>
          <table:table-cell office:value-type="string" calcext:value-type="string">
            <text:p>64.8 (21.6)</text:p>
          </table:table-cell>
          <table:table-cell office:value-type="string" calcext:value-type="string">
            <text:p>72.0 (24.3)</text:p>
          </table:table-cell>
          <table:table-cell office:value-type="string" calcext:value-type="string">
            <text:p>66.7 (24.1)</text:p>
          </table:table-cell>
          <table:table-cell office:value-type="string" calcext:value-type="string">
            <text:p>66.1 (22.1)</text:p>
          </table:table-cell>
          <table:table-cell office:value-type="string" calcext:value-type="string">
            <text:p>73.0 (22.8)</text:p>
          </table:table-cell>
          <table:table-cell office:value-type="string" calcext:value-type="string">
            <text:p>69.8 (22.7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723.7)</text:p>
          </table:table-cell>
          <table:table-cell office:value-type="string" calcext:value-type="string">
            <text:p>342.3 (675.3)</text:p>
          </table:table-cell>
          <table:table-cell office:value-type="string" calcext:value-type="string">
            <text:p>267.1 (428.2)</text:p>
          </table:table-cell>
          <table:table-cell office:value-type="string" calcext:value-type="string">
            <text:p>577.3 (817.1)</text:p>
          </table:table-cell>
          <table:table-cell office:value-type="string" calcext:value-type="string">
            <text:p>321.0 (593.3)</text:p>
          </table:table-cell>
          <table:table-cell office:value-type="string" calcext:value-type="string">
            <text:p>673.1 (993.6)</text:p>
          </table:table-cell>
          <table:table-cell office:value-type="string" calcext:value-type="string">
            <text:p>412.4 (735.4)</text:p>
          </table:table-cell>
          <table:table-cell office:value-type="string" calcext:value-type="string">
            <text:p>343.1 (609.4)</text:p>
          </table:table-cell>
          <table:table-cell office:value-type="string" calcext:value-type="string">
            <text:p>647.5 (896.6)</text:p>
          </table:table-cell>
          <table:table-cell office:value-type="string" calcext:value-type="string">
            <text:p>521.8 (805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743.3)</text:p>
          </table:table-cell>
          <table:table-cell office:value-type="string" calcext:value-type="string">
            <text:p>278.1 (454.6)</text:p>
          </table:table-cell>
          <table:table-cell office:value-type="string" calcext:value-type="string">
            <text:p>466.2 (624.3)</text:p>
          </table:table-cell>
          <table:table-cell office:value-type="string" calcext:value-type="string">
            <text:p>319.8 (572.7)</text:p>
          </table:table-cell>
          <table:table-cell office:value-type="string" calcext:value-type="string">
            <text:p>342.9 (645.9)</text:p>
          </table:table-cell>
          <table:table-cell office:value-type="string" calcext:value-type="string">
            <text:p>601.0 (949.7)</text:p>
          </table:table-cell>
          <table:table-cell office:value-type="string" calcext:value-type="string">
            <text:p>288.8 (595.5)</text:p>
          </table:table-cell>
          <table:table-cell office:value-type="string" calcext:value-type="string">
            <text:p>182.1 (561.1)</text:p>
          </table:table-cell>
          <table:table-cell office:value-type="string" calcext:value-type="string">
            <text:p>543.0 (971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7)</text:p>
          </table:table-cell>
          <table:table-cell office:value-type="string" calcext:value-type="string">
            <text:p>3601.8 (0.6)</text:p>
          </table:table-cell>
          <table:table-cell office:value-type="string" calcext:value-type="string">
            <text:p>3601.6 (0.9)</text:p>
          </table:table-cell>
          <table:table-cell office:value-type="string" calcext:value-type="string">
            <text:p>3601.3 (0.9)</text:p>
          </table:table-cell>
          <table:table-cell office:value-type="string" calcext:value-type="string">
            <text:p>3602.0 (0.6)</text:p>
          </table:table-cell>
          <table:table-cell office:value-type="string" calcext:value-type="string">
            <text:p>3601.5 (0.8)</text:p>
          </table:table-cell>
          <table:table-cell office:value-type="string" calcext:value-type="string">
            <text:p>3601.7 (0.9)</text:p>
          </table:table-cell>
          <table:table-cell office:value-type="string" calcext:value-type="string">
            <text:p>3601.9 (1.1)</text:p>
          </table:table-cell>
          <table:table-cell office:value-type="string" calcext:value-type="string">
            <text:p>3601.5 (0.9)</text:p>
          </table:table-cell>
          <table:table-cell office:value-type="string" calcext:value-type="string">
            <text:p>3601.6 (0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575.9)</text:p>
          </table:table-cell>
          <table:table-cell office:value-type="string" calcext:value-type="string">
            <text:p>2655.2 (474.4)</text:p>
          </table:table-cell>
          <table:table-cell office:value-type="string" calcext:value-type="string">
            <text:p>2423.6 (675.2)</text:p>
          </table:table-cell>
          <table:table-cell office:value-type="string" calcext:value-type="string">
            <text:p>2422.8 (657.5)</text:p>
          </table:table-cell>
          <table:table-cell office:value-type="string" calcext:value-type="string">
            <text:p>2544.5 (683.8)</text:p>
          </table:table-cell>
          <table:table-cell office:value-type="string" calcext:value-type="string">
            <text:p>2452.4 (763.4)</text:p>
          </table:table-cell>
          <table:table-cell office:value-type="string" calcext:value-type="string">
            <text:p>2545.3 (712.5)</text:p>
          </table:table-cell>
          <table:table-cell office:value-type="string" calcext:value-type="string">
            <text:p>2564.6 (686.3)</text:p>
          </table:table-cell>
          <table:table-cell office:value-type="string" calcext:value-type="string">
            <text:p>2654.0 (611.2)</text:p>
          </table:table-cell>
          <table:table-cell office:value-type="string" calcext:value-type="string">
            <text:p>2534.4 (698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29.1)</text:p>
          </table:table-cell>
          <table:table-cell office:value-type="string" calcext:value-type="string">
            <text:p>11.2 (17.4)</text:p>
          </table:table-cell>
          <table:table-cell office:value-type="string" calcext:value-type="string">
            <text:p>7.9 (12.2)</text:p>
          </table:table-cell>
          <table:table-cell office:value-type="string" calcext:value-type="string">
            <text:p>18.0 (27.3)</text:p>
          </table:table-cell>
          <table:table-cell office:value-type="string" calcext:value-type="string">
            <text:p>11.0 (19.1)</text:p>
          </table:table-cell>
          <table:table-cell office:value-type="string" calcext:value-type="string">
            <text:p>17.7 (25.1)</text:p>
          </table:table-cell>
          <table:table-cell office:value-type="string" calcext:value-type="string">
            <text:p>13.5 (22.6)</text:p>
          </table:table-cell>
          <table:table-cell office:value-type="string" calcext:value-type="string">
            <text:p>11.5 (19.4)</text:p>
          </table:table-cell>
          <table:table-cell office:value-type="string" calcext:value-type="string">
            <text:p>18.5 (25.1)</text:p>
          </table:table-cell>
          <table:table-cell office:value-type="string" calcext:value-type="string">
            <text:p>15.2 (22.6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19.8)</text:p>
          </table:table-cell>
          <table:table-cell office:value-type="string" calcext:value-type="string">
            <text:p>5.7 (8.9)</text:p>
          </table:table-cell>
          <table:table-cell office:value-type="string" calcext:value-type="string">
            <text:p>14.0 (24.8)</text:p>
          </table:table-cell>
          <table:table-cell office:value-type="string" calcext:value-type="string">
            <text:p>8.2 (12.2)</text:p>
          </table:table-cell>
          <table:table-cell office:value-type="string" calcext:value-type="string">
            <text:p>8.9 (18.7)</text:p>
          </table:table-cell>
          <table:table-cell office:value-type="string" calcext:value-type="string">
            <text:p>15.0 (24.0)</text:p>
          </table:table-cell>
          <table:table-cell office:value-type="string" calcext:value-type="string">
            <text:p>6.6 (10.3)</text:p>
          </table:table-cell>
          <table:table-cell office:value-type="string" calcext:value-type="string">
            <text:p>3.6 (9.7)</text:p>
          </table:table-cell>
          <table:table-cell office:value-type="string" calcext:value-type="string">
            <text:p>13.1 (23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29.5)</text:p>
          </table:table-cell>
          <table:table-cell office:value-type="string" calcext:value-type="string">
            <text:p>88.7 (23.3)</text:p>
          </table:table-cell>
          <table:table-cell office:value-type="string" calcext:value-type="string">
            <text:p>79.8 (28.5)</text:p>
          </table:table-cell>
          <table:table-cell office:value-type="string" calcext:value-type="string">
            <text:p>68.3 (30.7)</text:p>
          </table:table-cell>
          <table:table-cell office:value-type="string" calcext:value-type="string">
            <text:p>86.2 (27.4)</text:p>
          </table:table-cell>
          <table:table-cell office:value-type="string" calcext:value-type="string">
            <text:p>74.9 (30.2)</text:p>
          </table:table-cell>
          <table:table-cell office:value-type="string" calcext:value-type="string">
            <text:p>86.3 (27.4)</text:p>
          </table:table-cell>
          <table:table-cell office:value-type="string" calcext:value-type="string">
            <text:p>86.8 (26.9)</text:p>
          </table:table-cell>
          <table:table-cell office:value-type="string" calcext:value-type="string">
            <text:p>70.3 (31.3)</text:p>
          </table:table-cell>
          <table:table-cell office:value-type="string" calcext:value-type="string">
            <text:p>74.7 (38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2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71.7 (36.3)</text:p>
          </table:table-cell>
          <table:table-cell office:value-type="string" calcext:value-type="string">
            <text:p>80.9 (37.5)</text:p>
          </table:table-cell>
          <table:table-cell office:value-type="string" calcext:value-type="string">
            <text:p>73.2 (27.6)</text:p>
          </table:table-cell>
          <table:table-cell office:value-type="string" calcext:value-type="string">
            <text:p>66.0 (34.1)</text:p>
          </table:table-cell>
          <table:table-cell office:value-type="string" calcext:value-type="string">
            <text:p>62.3 (23.7)</text:p>
          </table:table-cell>
          <table:table-cell office:value-type="string" calcext:value-type="string">
            <text:p>62.2 (24.9)</text:p>
          </table:table-cell>
          <table:table-cell office:value-type="string" calcext:value-type="string">
            <text:p>68.3 (30.7)</text:p>
          </table:table-cell>
          <table:table-cell office:value-type="string" calcext:value-type="string">
            <text:p>72.0 (33.9)</text:p>
          </table:table-cell>
          <table:table-cell office:value-type="string" calcext:value-type="string">
            <text:p>63.8 (26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198.3 (83.3)</text:p>
          </table:table-cell>
          <table:table-cell office:value-type="string" calcext:value-type="string">
            <text:p>205.4 (68.1)</text:p>
          </table:table-cell>
          <table:table-cell office:value-type="string" calcext:value-type="string">
            <text:p>145.5 (41.3)</text:p>
          </table:table-cell>
          <table:table-cell office:value-type="string" calcext:value-type="string">
            <text:p>168.5 (58.2)</text:p>
          </table:table-cell>
          <table:table-cell office:value-type="string" calcext:value-type="string">
            <text:p>140.9 (28.6)</text:p>
          </table:table-cell>
          <table:table-cell office:value-type="string" calcext:value-type="string">
            <text:p>150.7 (39.6)</text:p>
          </table:table-cell>
          <table:table-cell office:value-type="string" calcext:value-type="string">
            <text:p>169.6 (61.1)</text:p>
          </table:table-cell>
          <table:table-cell office:value-type="string" calcext:value-type="string">
            <text:p>171.7 (58.1)</text:p>
          </table:table-cell>
          <table:table-cell office:value-type="string" calcext:value-type="string">
            <text:p>157.5 (46.1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2.4 (86.0)</text:p>
          </table:table-cell>
          <table:table-cell office:value-type="string" calcext:value-type="string">
            <text:p>170.7 (239.5)</text:p>
          </table:table-cell>
          <table:table-cell office:value-type="string" calcext:value-type="string">
            <text:p>475.6 (720.3)</text:p>
          </table:table-cell>
          <table:table-cell office:value-type="string" calcext:value-type="string">
            <text:p>186.2 (327.3)</text:p>
          </table:table-cell>
          <table:table-cell office:value-type="string" calcext:value-type="string">
            <text:p>302.9 (325.8)</text:p>
          </table:table-cell>
          <table:table-cell office:value-type="string" calcext:value-type="string">
            <text:p>124.3 (147.4)</text:p>
          </table:table-cell>
          <table:table-cell office:value-type="string" calcext:value-type="string">
            <text:p>327.7 (672.0)</text:p>
          </table:table-cell>
          <table:table-cell office:value-type="string" calcext:value-type="string">
            <text:p>318.1 (485.7)</text:p>
          </table:table-cell>
          <table:table-cell office:value-type="string" calcext:value-type="string">
            <text:p>216.6 (365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5.3 (180.0)</text:p>
          </table:table-cell>
          <table:table-cell office:value-type="string" calcext:value-type="string">
            <text:p>82.7 (299.6)</text:p>
          </table:table-cell>
          <table:table-cell office:value-type="string" calcext:value-type="string">
            <text:p>10.1 (7.4)</text:p>
          </table:table-cell>
          <table:table-cell office:value-type="string" calcext:value-type="string">
            <text:p>164.7 (329.0)</text:p>
          </table:table-cell>
          <table:table-cell office:value-type="string" calcext:value-type="string">
            <text:p>277.8 (629.0)</text:p>
          </table:table-cell>
          <table:table-cell office:value-type="string" calcext:value-type="string">
            <text:p>14.3 (10.3)</text:p>
          </table:table-cell>
          <table:table-cell office:value-type="string" calcext:value-type="string">
            <text:p>108.9 (257.6)</text:p>
          </table:table-cell>
          <table:table-cell office:value-type="string" calcext:value-type="string">
            <text:p>182.6 (543.6)</text:p>
          </table:table-cell>
          <table:table-cell office:value-type="string" calcext:value-type="string">
            <text:p>260.5 (643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5)</text:p>
          </table:table-cell>
          <table:table-cell office:value-type="string" calcext:value-type="string">
            <text:p>3601.1 (0.5)</text:p>
          </table:table-cell>
          <table:table-cell office:value-type="string" calcext:value-type="string">
            <text:p>3601.4 (0.5)</text:p>
          </table:table-cell>
          <table:table-cell office:value-type="string" calcext:value-type="string">
            <text:p>3601.3 (0.5)</text:p>
          </table:table-cell>
          <table:table-cell office:value-type="string" calcext:value-type="string">
            <text:p>3600.8 (0.5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2 (0.4)</text:p>
          </table:table-cell>
          <table:table-cell office:value-type="string" calcext:value-type="string">
            <text:p>3600.9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67.0 (14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409.4)</text:p>
          </table:table-cell>
          <table:table-cell office:value-type="string" calcext:value-type="string">
            <text:p>1815.8 (1389.7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355.0 (362.0)</text:p>
          </table:table-cell>
          <table:table-cell office:value-type="string" calcext:value-type="string">
            <text:p>1589.0 (670.3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1 (0.3)</text:p>
          </table:table-cell>
          <table:table-cell office:value-type="string" calcext:value-type="string">
            <text:p>1.5 (2.9)</text:p>
          </table:table-cell>
          <table:table-cell office:value-type="string" calcext:value-type="string">
            <text:p>4.3 (7.4)</text:p>
          </table:table-cell>
          <table:table-cell office:value-type="string" calcext:value-type="string">
            <text:p>1.6 (2.7)</text:p>
          </table:table-cell>
          <table:table-cell office:value-type="string" calcext:value-type="string">
            <text:p>3.1 (3.5)</text:p>
          </table:table-cell>
          <table:table-cell office:value-type="string" calcext:value-type="string">
            <text:p>1.2 (1.7)</text:p>
          </table:table-cell>
          <table:table-cell office:value-type="string" calcext:value-type="string">
            <text:p>2.9 (5.5)</text:p>
          </table:table-cell>
          <table:table-cell office:value-type="string" calcext:value-type="string">
            <text:p>3.4 (5.1)</text:p>
          </table:table-cell>
          <table:table-cell office:value-type="string" calcext:value-type="string">
            <text:p>2.2 (3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5 (1.4)</text:p>
          </table:table-cell>
          <table:table-cell office:value-type="string" calcext:value-type="string">
            <text:p>0.8 (3.1)</text:p>
          </table:table-cell>
          <table:table-cell office:value-type="string" calcext:value-type="string">
            <text:p>0.1 (0.1)</text:p>
          </table:table-cell>
          <table:table-cell office:value-type="string" calcext:value-type="string">
            <text:p>1.7 (3.6)</text:p>
          </table:table-cell>
          <table:table-cell office:value-type="string" calcext:value-type="string">
            <text:p>2.8 (6.1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1 (2.8)</text:p>
          </table:table-cell>
          <table:table-cell office:value-type="string" calcext:value-type="string">
            <text:p>2.0 (6.0)</text:p>
          </table:table-cell>
          <table:table-cell office:value-type="string" calcext:value-type="string">
            <text:p>2.8 (6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40.1 (1.1)</text:p>
          </table:table-cell>
          <table:table-cell office:value-type="string" calcext:value-type="string">
            <text:p>45.6 (7.4)</text:p>
          </table:table-cell>
          <table:table-cell office:value-type="string" calcext:value-type="string">
            <text:p>39.2 (10.1)</text:p>
          </table:table-cell>
          <table:table-cell office:value-type="string" calcext:value-type="string">
            <text:p>41.8 (6.2)</text:p>
          </table:table-cell>
          <table:table-cell office:value-type="string" calcext:value-type="string">
            <text:p>42.6 (8.5)</text:p>
          </table:table-cell>
          <table:table-cell office:value-type="string" calcext:value-type="string">
            <text:p>32.8 (6.7)</text:p>
          </table:table-cell>
          <table:table-cell office:value-type="string" calcext:value-type="string">
            <text:p>35.1 (3.6)</text:p>
          </table:table-cell>
          <table:table-cell office:value-type="string" calcext:value-type="string">
            <text:p>43.5 (7.9)</text:p>
          </table:table-cell>
          <table:table-cell office:value-type="string" calcext:value-type="string">
            <text:p>33.4 (7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.7 (2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2.5)</text:p>
          </table:table-cell>
          <table:table-cell office:value-type="string" calcext:value-type="string">
            <text:p>15.3 (11.8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0.8 (2.4)</text:p>
          </table:table-cell>
          <table:table-cell office:value-type="string" calcext:value-type="string">
            <text:p>14.6 (3.0)</text:p>
          </table:table-cell>
        </table:table-row>
      </table:table>
      <table:table table:name="Stats |  Blocks World | TFD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ce4"/>
        <table:table-column table:style-name="co10" table:number-columns-repeated="1012" table:default-cell-style-name="ce4"/>
        <table:table-row table:style-name="ro2">
          <table:table-cell table:style-name="ce1" table:formula="of:=[raw_bw_tfd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tfd.B1]" office:value-type="string" office:string-value="PA" calcext:value-type="string">
            <text:p>PA</text:p>
          </table:table-cell>
          <table:table-cell table:style-name="ce1" table:formula="of:=[raw_bw_tfd.C1]" office:value-type="string" office:string-value="CFP" calcext:value-type="string">
            <text:p>CFP</text:p>
          </table:table-cell>
          <table:table-cell table:style-name="ce1" table:formula="of:=[raw_bw_tfd.D1]" office:value-type="string" office:string-value="CS" calcext:value-type="string">
            <text:p>CS</text:p>
          </table:table-cell>
          <table:table-cell table:style-name="ce1" table:formula="of:=[raw_bw_tfd.E1]" office:value-type="string" office:string-value="CA" calcext:value-type="string">
            <text:p>CA</text:p>
          </table:table-cell>
          <table:table-cell table:style-name="ce1" table:formula="of:=[raw_bw_tfd.F1]" office:value-type="string" office:string-value="O" calcext:value-type="string">
            <text:p>O</text:p>
          </table:table-cell>
          <table:table-cell table:style-name="ce1" table:formula="of:=[raw_bw_tfd.G1]" office:value-type="string" office:string-value="A" calcext:value-type="string">
            <text:p>A</text:p>
          </table:table-cell>
          <table:table-cell table:style-name="ce1" table:formula="of:=[raw_bw_tfd.H1]" office:value-type="string" office:string-value="AO" calcext:value-type="string">
            <text:p>AO</text:p>
          </table:table-cell>
          <table:table-cell table:style-name="ce1" table:formula="of:=[raw_bw_tfd.I1]" office:value-type="string" office:string-value="OT" calcext:value-type="string">
            <text:p>OT</text:p>
          </table:table-cell>
          <table:table-cell table:style-name="ce1" table:formula="of:=[raw_bw_tfd.J1]" office:value-type="string" office:string-value="AT" calcext:value-type="string">
            <text:p>AT</text:p>
          </table:table-cell>
          <table:table-cell table:style-name="ce1" table:formula="of:=[raw_bw_tfd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tfd.$A$2]" office:value-type="string" office:string-value="Success (%)" calcext:value-type="string">
            <text:p>Success (%)</text:p>
          </table:table-cell>
          <table:table-cell table:style-name="ce5" table:formula="of:==SUBSTITUTE([raw_bw_tfd.B2];&quot;nan&quot;;&quot;N/A&quot;)" office:value-type="string" office:string-value="40" calcext:value-type="string">
            <text:p>40</text:p>
          </table:table-cell>
          <table:table-cell table:style-name="ce5" table:formula="of:==SUBSTITUTE([raw_bw_tfd.C2];&quot;nan&quot;;&quot;N/A&quot;)" office:value-type="string" office:string-value="24" calcext:value-type="string">
            <text:p>24</text:p>
          </table:table-cell>
          <table:table-cell table:style-name="ce5" table:formula="of:==SUBSTITUTE([raw_bw_tfd.D2];&quot;nan&quot;;&quot;N/A&quot;)" office:value-type="string" office:string-value="20" calcext:value-type="string">
            <text:p>20</text:p>
          </table:table-cell>
          <table:table-cell table:style-name="ce5" table:formula="of:==SUBSTITUTE([raw_bw_tfd.E2];&quot;nan&quot;;&quot;N/A&quot;)" office:value-type="string" office:string-value="28" calcext:value-type="string">
            <text:p>28</text:p>
          </table:table-cell>
          <table:table-cell table:style-name="ce5" table:formula="of:==SUBSTITUTE([raw_bw_tfd.F2];&quot;nan&quot;;&quot;N/A&quot;)" office:value-type="string" office:string-value="33" calcext:value-type="string">
            <text:p>33</text:p>
          </table:table-cell>
          <table:table-cell table:style-name="ce5" table:formula="of:==SUBSTITUTE([raw_bw_tfd.G2];&quot;nan&quot;;&quot;N/A&quot;)" office:value-type="string" office:string-value="32" calcext:value-type="string">
            <text:p>32</text:p>
          </table:table-cell>
          <table:table-cell table:style-name="ce5" table:formula="of:==SUBSTITUTE([raw_bw_tfd.H2];&quot;nan&quot;;&quot;N/A&quot;)" office:value-type="string" office:string-value="28" calcext:value-type="string">
            <text:p>28</text:p>
          </table:table-cell>
          <table:table-cell table:style-name="ce5" table:formula="of:==SUBSTITUTE([raw_bw_tfd.I2];&quot;nan&quot;;&quot;N/A&quot;)" office:value-type="string" office:string-value="31" calcext:value-type="string">
            <text:p>31</text:p>
          </table:table-cell>
          <table:table-cell table:style-name="ce5" table:formula="of:==SUBSTITUTE([raw_bw_tfd.J2];&quot;nan&quot;;&quot;N/A&quot;)" office:value-type="string" office:string-value="31" calcext:value-type="string">
            <text:p>31</text:p>
          </table:table-cell>
          <table:table-cell table:style-name="ce5" table:formula="of:==SUBSTITUTE([raw_bw_tfd.K2];&quot;nan&quot;;&quot;N/A&quot;)" office:value-type="string" office:string-value="30" calcext:value-type="string">
            <text:p>30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tfd.$A$3]" office:value-type="string" office:string-value="Nonexecutable (%)" calcext:value-type="string">
            <text:p>Nonexecutable (%)</text:p>
          </table:table-cell>
          <table:table-cell table:style-name="ce5" table:formula="of:==SUBSTITUTE([raw_bw_tfd.B3];&quot;nan&quot;;&quot;N/A&quot;)" office:value-type="string" office:string-value="0" calcext:value-type="string">
            <text:p>0</text:p>
          </table:table-cell>
          <table:table-cell table:style-name="ce5" table:formula="of:==SUBSTITUTE([raw_bw_tfd.C3];&quot;nan&quot;;&quot;N/A&quot;)" office:value-type="string" office:string-value="34" calcext:value-type="string">
            <text:p>34</text:p>
          </table:table-cell>
          <table:table-cell table:style-name="ce5" table:formula="of:==SUBSTITUTE([raw_bw_tfd.D3];&quot;nan&quot;;&quot;N/A&quot;)" office:value-type="string" office:string-value="31" calcext:value-type="string">
            <text:p>31</text:p>
          </table:table-cell>
          <table:table-cell table:style-name="ce5" table:formula="of:==SUBSTITUTE([raw_bw_tfd.E3];&quot;nan&quot;;&quot;N/A&quot;)" office:value-type="string" office:string-value="23" calcext:value-type="string">
            <text:p>23</text:p>
          </table:table-cell>
          <table:table-cell table:style-name="ce5" table:formula="of:==SUBSTITUTE([raw_bw_tfd.F3];&quot;nan&quot;;&quot;N/A&quot;)" office:value-type="string" office:string-value="29" calcext:value-type="string">
            <text:p>29</text:p>
          </table:table-cell>
          <table:table-cell table:style-name="ce5" table:formula="of:==SUBSTITUTE([raw_bw_tfd.G3];&quot;nan&quot;;&quot;N/A&quot;)" office:value-type="string" office:string-value="25" calcext:value-type="string">
            <text:p>25</text:p>
          </table:table-cell>
          <table:table-cell table:style-name="ce5" table:formula="of:==SUBSTITUTE([raw_bw_tfd.H3];&quot;nan&quot;;&quot;N/A&quot;)" office:value-type="string" office:string-value="28" calcext:value-type="string">
            <text:p>28</text:p>
          </table:table-cell>
          <table:table-cell table:style-name="ce5" table:formula="of:==SUBSTITUTE([raw_bw_tfd.I3];&quot;nan&quot;;&quot;N/A&quot;)" office:value-type="string" office:string-value="28" calcext:value-type="string">
            <text:p>28</text:p>
          </table:table-cell>
          <table:table-cell table:style-name="ce5" table:formula="of:==SUBSTITUTE([raw_bw_tfd.J3];&quot;nan&quot;;&quot;N/A&quot;)" office:value-type="string" office:string-value="23" calcext:value-type="string">
            <text:p>23</text:p>
          </table:table-cell>
          <table:table-cell table:style-name="ce5" table:formula="of:==SUBSTITUTE([raw_bw_tfd.K3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tfd.$A$4]" office:value-type="string" office:string-value="Time Fail (%)" calcext:value-type="string">
            <text:p>Time Fail (%)</text:p>
          </table:table-cell>
          <table:table-cell table:style-name="ce5" table:formula="of:==SUBSTITUTE([raw_bw_tfd.B4];&quot;nan&quot;;&quot;N/A&quot;)" office:value-type="string" office:string-value="60" calcext:value-type="string">
            <text:p>60</text:p>
          </table:table-cell>
          <table:table-cell table:style-name="ce5" table:formula="of:==SUBSTITUTE([raw_bw_tfd.C4];&quot;nan&quot;;&quot;N/A&quot;)" office:value-type="string" office:string-value="42" calcext:value-type="string">
            <text:p>42</text:p>
          </table:table-cell>
          <table:table-cell table:style-name="ce5" table:formula="of:==SUBSTITUTE([raw_bw_tfd.D4];&quot;nan&quot;;&quot;N/A&quot;)" office:value-type="string" office:string-value="49" calcext:value-type="string">
            <text:p>49</text:p>
          </table:table-cell>
          <table:table-cell table:style-name="ce5" table:formula="of:==SUBSTITUTE([raw_bw_tfd.E4];&quot;nan&quot;;&quot;N/A&quot;)" office:value-type="string" office:string-value="49" calcext:value-type="string">
            <text:p>49</text:p>
          </table:table-cell>
          <table:table-cell table:style-name="ce5" table:formula="of:==SUBSTITUTE([raw_bw_tfd.F4];&quot;nan&quot;;&quot;N/A&quot;)" office:value-type="string" office:string-value="38" calcext:value-type="string">
            <text:p>38</text:p>
          </table:table-cell>
          <table:table-cell table:style-name="ce5" table:formula="of:==SUBSTITUTE([raw_bw_tfd.G4];&quot;nan&quot;;&quot;N/A&quot;)" office:value-type="string" office:string-value="43" calcext:value-type="string">
            <text:p>43</text:p>
          </table:table-cell>
          <table:table-cell table:style-name="ce5" table:formula="of:==SUBSTITUTE([raw_bw_tfd.H4];&quot;nan&quot;;&quot;N/A&quot;)" office:value-type="string" office:string-value="44" calcext:value-type="string">
            <text:p>44</text:p>
          </table:table-cell>
          <table:table-cell table:style-name="ce5" table:formula="of:==SUBSTITUTE([raw_bw_tfd.I4];&quot;nan&quot;;&quot;N/A&quot;)" office:value-type="string" office:string-value="41" calcext:value-type="string">
            <text:p>41</text:p>
          </table:table-cell>
          <table:table-cell table:style-name="ce5" table:formula="of:==SUBSTITUTE([raw_bw_tfd.J4];&quot;nan&quot;;&quot;N/A&quot;)" office:value-type="string" office:string-value="46" calcext:value-type="string">
            <text:p>46</text:p>
          </table:table-cell>
          <table:table-cell table:style-name="ce5" table:formula="of:==SUBSTITUTE([raw_bw_tfd.K4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tfd.$A$5]" office:value-type="string" office:string-value="Memory Fail (%)" calcext:value-type="string">
            <text:p>Memory Fail (%)</text:p>
          </table:table-cell>
          <table:table-cell table:style-name="ce5" table:formula="of:==SUBSTITUTE([raw_bw_tfd.B5];&quot;nan&quot;;&quot;N/A&quot;)" office:value-type="string" office:string-value="0" calcext:value-type="string">
            <text:p>0</text:p>
          </table:table-cell>
          <table:table-cell table:style-name="ce5" table:formula="of:==SUBSTITUTE([raw_bw_tfd.C5];&quot;nan&quot;;&quot;N/A&quot;)" office:value-type="string" office:string-value="0" calcext:value-type="string">
            <text:p>0</text:p>
          </table:table-cell>
          <table:table-cell table:style-name="ce5" table:formula="of:==SUBSTITUTE([raw_bw_tfd.D5];&quot;nan&quot;;&quot;N/A&quot;)" office:value-type="string" office:string-value="0" calcext:value-type="string">
            <text:p>0</text:p>
          </table:table-cell>
          <table:table-cell table:style-name="ce5" table:formula="of:==SUBSTITUTE([raw_bw_tfd.E5];&quot;nan&quot;;&quot;N/A&quot;)" office:value-type="string" office:string-value="0" calcext:value-type="string">
            <text:p>0</text:p>
          </table:table-cell>
          <table:table-cell table:style-name="ce5" table:formula="of:==SUBSTITUTE([raw_bw_tfd.F5];&quot;nan&quot;;&quot;N/A&quot;)" office:value-type="string" office:string-value="0" calcext:value-type="string">
            <text:p>0</text:p>
          </table:table-cell>
          <table:table-cell table:style-name="ce5" table:formula="of:==SUBSTITUTE([raw_bw_tfd.G5];&quot;nan&quot;;&quot;N/A&quot;)" office:value-type="string" office:string-value="0" calcext:value-type="string">
            <text:p>0</text:p>
          </table:table-cell>
          <table:table-cell table:style-name="ce5" table:formula="of:==SUBSTITUTE([raw_bw_tfd.H5];&quot;nan&quot;;&quot;N/A&quot;)" office:value-type="string" office:string-value="0" calcext:value-type="string">
            <text:p>0</text:p>
          </table:table-cell>
          <table:table-cell table:style-name="ce5" table:formula="of:==SUBSTITUTE([raw_bw_tfd.I5];&quot;nan&quot;;&quot;N/A&quot;)" office:value-type="string" office:string-value="0" calcext:value-type="string">
            <text:p>0</text:p>
          </table:table-cell>
          <table:table-cell table:style-name="ce5" table:formula="of:==SUBSTITUTE([raw_bw_tfd.J5];&quot;nan&quot;;&quot;N/A&quot;)" office:value-type="string" office:string-value="0" calcext:value-type="string">
            <text:p>0</text:p>
          </table:table-cell>
          <table:table-cell table:style-name="ce5" table:formula="of:==SUBSTITUTE([raw_bw_tfd.K5];&quot;nan&quot;;&quot;N/A&quot;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2">
          <table:table-cell table:style-name="ce2" table:formula="of:=[raw_bw_tfd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6];&quot;nan&quot;;&quot;N/A&quot;)" office:value-type="string" office:string-value="34.6 (11.6)" calcext:value-type="string">
            <text:p>34.6 (11.6)</text:p>
          </table:table-cell>
          <table:table-cell table:style-name="ce5" table:formula="of:==SUBSTITUTE([raw_bw_tfd.C6];&quot;nan&quot;;&quot;N/A&quot;)" office:value-type="string" office:string-value="49.5 (11.6)" calcext:value-type="string">
            <text:p>49.5 (11.6)</text:p>
          </table:table-cell>
          <table:table-cell table:style-name="ce5" table:formula="of:==SUBSTITUTE([raw_bw_tfd.D6];&quot;nan&quot;;&quot;N/A&quot;)" office:value-type="string" office:string-value="51.3 (22.2)" calcext:value-type="string">
            <text:p>51.3 (22.2)</text:p>
          </table:table-cell>
          <table:table-cell table:style-name="ce5" table:formula="of:==SUBSTITUTE([raw_bw_tfd.E6];&quot;nan&quot;;&quot;N/A&quot;)" office:value-type="string" office:string-value="45.0 (12.3)" calcext:value-type="string">
            <text:p>45.0 (12.3)</text:p>
          </table:table-cell>
          <table:table-cell table:style-name="ce5" table:formula="of:==SUBSTITUTE([raw_bw_tfd.F6];&quot;nan&quot;;&quot;N/A&quot;)" office:value-type="string" office:string-value="44.0 (15.1)" calcext:value-type="string">
            <text:p>44.0 (15.1)</text:p>
          </table:table-cell>
          <table:table-cell table:style-name="ce5" table:formula="of:==SUBSTITUTE([raw_bw_tfd.G6];&quot;nan&quot;;&quot;N/A&quot;)" office:value-type="string" office:string-value="45.8 (14.3)" calcext:value-type="string">
            <text:p>45.8 (14.3)</text:p>
          </table:table-cell>
          <table:table-cell table:style-name="ce5" table:formula="of:==SUBSTITUTE([raw_bw_tfd.H6];&quot;nan&quot;;&quot;N/A&quot;)" office:value-type="string" office:string-value="41.4 (13.6)" calcext:value-type="string">
            <text:p>41.4 (13.6)</text:p>
          </table:table-cell>
          <table:table-cell table:style-name="ce5" table:formula="of:==SUBSTITUTE([raw_bw_tfd.I6];&quot;nan&quot;;&quot;N/A&quot;)" office:value-type="string" office:string-value="45.4 (14.6)" calcext:value-type="string">
            <text:p>45.4 (14.6)</text:p>
          </table:table-cell>
          <table:table-cell table:style-name="ce5" table:formula="of:==SUBSTITUTE([raw_bw_tfd.J6];&quot;nan&quot;;&quot;N/A&quot;)" office:value-type="string" office:string-value="42.9 (12.2)" calcext:value-type="string">
            <text:p>42.9 (12.2)</text:p>
          </table:table-cell>
          <table:table-cell table:style-name="ce5" table:formula="of:==SUBSTITUTE([raw_bw_tfd.K6];&quot;nan&quot;;&quot;N/A&quot;)" office:value-type="string" office:string-value="43.6 (13.5)" calcext:value-type="string">
            <text:p>43.6 (13.5)</text:p>
          </table:table-cell>
          <table:table-cell table:number-columns-repeated="1012"/>
        </table:table-row>
        <table:table-row table:style-name="ro2">
          <table:table-cell table:style-name="ce2" table:formula="of:=[raw_bw_tfd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10];&quot;nan&quot;;&quot;N/A&quot;)" office:value-type="string" office:string-value="73.9 (21.8)" calcext:value-type="string">
            <text:p>73.9 (21.8)</text:p>
          </table:table-cell>
          <table:table-cell table:style-name="ce5" table:formula="of:==SUBSTITUTE([raw_bw_tfd.C10];&quot;nan&quot;;&quot;N/A&quot;)" office:value-type="string" office:string-value="75.6 (15.9)" calcext:value-type="string">
            <text:p>75.6 (15.9)</text:p>
          </table:table-cell>
          <table:table-cell table:style-name="ce5" table:formula="of:==SUBSTITUTE([raw_bw_tfd.D10];&quot;nan&quot;;&quot;N/A&quot;)" office:value-type="string" office:string-value="75.7 (31.4)" calcext:value-type="string">
            <text:p>75.7 (31.4)</text:p>
          </table:table-cell>
          <table:table-cell table:style-name="ce5" table:formula="of:==SUBSTITUTE([raw_bw_tfd.E10];&quot;nan&quot;;&quot;N/A&quot;)" office:value-type="string" office:string-value="70.9 (19.9)" calcext:value-type="string">
            <text:p>70.9 (19.9)</text:p>
          </table:table-cell>
          <table:table-cell table:style-name="ce5" table:formula="of:==SUBSTITUTE([raw_bw_tfd.F10];&quot;nan&quot;;&quot;N/A&quot;)" office:value-type="string" office:string-value="68.9 (19.7)" calcext:value-type="string">
            <text:p>68.9 (19.7)</text:p>
          </table:table-cell>
          <table:table-cell table:style-name="ce5" table:formula="of:==SUBSTITUTE([raw_bw_tfd.G10];&quot;nan&quot;;&quot;N/A&quot;)" office:value-type="string" office:string-value="74.0 (20.7)" calcext:value-type="string">
            <text:p>74.0 (20.7)</text:p>
          </table:table-cell>
          <table:table-cell table:style-name="ce5" table:formula="of:==SUBSTITUTE([raw_bw_tfd.H10];&quot;nan&quot;;&quot;N/A&quot;)" office:value-type="string" office:string-value="65.2 (16.6)" calcext:value-type="string">
            <text:p>65.2 (16.6)</text:p>
          </table:table-cell>
          <table:table-cell table:style-name="ce5" table:formula="of:==SUBSTITUTE([raw_bw_tfd.I10];&quot;nan&quot;;&quot;N/A&quot;)" office:value-type="string" office:string-value="70.2 (19.0)" calcext:value-type="string">
            <text:p>70.2 (19.0)</text:p>
          </table:table-cell>
          <table:table-cell table:style-name="ce5" table:formula="of:==SUBSTITUTE([raw_bw_tfd.J10];&quot;nan&quot;;&quot;N/A&quot;)" office:value-type="string" office:string-value="71.5 (17.4)" calcext:value-type="string">
            <text:p>71.5 (17.4)</text:p>
          </table:table-cell>
          <table:table-cell table:style-name="ce5" table:formula="of:==SUBSTITUTE([raw_bw_tfd.K10];&quot;nan&quot;;&quot;N/A&quot;)" office:value-type="string" office:string-value="68.6 (17.9)" calcext:value-type="string">
            <text:p>68.6 (17.9)</text:p>
          </table:table-cell>
          <table:table-cell table:number-columns-repeated="1012"/>
        </table:table-row>
        <table:table-row table:style-name="ro2">
          <table:table-cell table:style-name="ce2" table:formula="of:=[raw_bw_tfd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14];&quot;nan&quot;;&quot;N/A&quot;)" office:value-type="string" office:string-value="458.3 (815.9)" calcext:value-type="string">
            <text:p>458.3 (815.9)</text:p>
          </table:table-cell>
          <table:table-cell table:style-name="ce5" table:formula="of:==SUBSTITUTE([raw_bw_tfd.C14];&quot;nan&quot;;&quot;N/A&quot;)" office:value-type="string" office:string-value="791.7 (1077.8)" calcext:value-type="string">
            <text:p>791.7 (1077.8)</text:p>
          </table:table-cell>
          <table:table-cell table:style-name="ce5" table:formula="of:==SUBSTITUTE([raw_bw_tfd.D14];&quot;nan&quot;;&quot;N/A&quot;)" office:value-type="string" office:string-value="468.0 (600.2)" calcext:value-type="string">
            <text:p>468.0 (600.2)</text:p>
          </table:table-cell>
          <table:table-cell table:style-name="ce5" table:formula="of:==SUBSTITUTE([raw_bw_tfd.E14];&quot;nan&quot;;&quot;N/A&quot;)" office:value-type="string" office:string-value="377.0 (691.6)" calcext:value-type="string">
            <text:p>377.0 (691.6)</text:p>
          </table:table-cell>
          <table:table-cell table:style-name="ce5" table:formula="of:==SUBSTITUTE([raw_bw_tfd.F14];&quot;nan&quot;;&quot;N/A&quot;)" office:value-type="string" office:string-value="394.5 (636.1)" calcext:value-type="string">
            <text:p>394.5 (636.1)</text:p>
          </table:table-cell>
          <table:table-cell table:style-name="ce5" table:formula="of:==SUBSTITUTE([raw_bw_tfd.G14];&quot;nan&quot;;&quot;N/A&quot;)" office:value-type="string" office:string-value="534.0 (889.0)" calcext:value-type="string">
            <text:p>534.0 (889.0)</text:p>
          </table:table-cell>
          <table:table-cell table:style-name="ce5" table:formula="of:==SUBSTITUTE([raw_bw_tfd.H14];&quot;nan&quot;;&quot;N/A&quot;)" office:value-type="string" office:string-value="402.8 (712.9)" calcext:value-type="string">
            <text:p>402.8 (712.9)</text:p>
          </table:table-cell>
          <table:table-cell table:style-name="ce5" table:formula="of:==SUBSTITUTE([raw_bw_tfd.I14];&quot;nan&quot;;&quot;N/A&quot;)" office:value-type="string" office:string-value="291.1 (441.0)" calcext:value-type="string">
            <text:p>291.1 (441.0)</text:p>
          </table:table-cell>
          <table:table-cell table:style-name="ce5" table:formula="of:==SUBSTITUTE([raw_bw_tfd.J14];&quot;nan&quot;;&quot;N/A&quot;)" office:value-type="string" office:string-value="370.0 (679.1)" calcext:value-type="string">
            <text:p>370.0 (679.1)</text:p>
          </table:table-cell>
          <table:table-cell table:style-name="ce5" table:formula="of:==SUBSTITUTE([raw_bw_tfd.K14];&quot;nan&quot;;&quot;N/A&quot;)" office:value-type="string" office:string-value="238.6 (413.4)" calcext:value-type="string">
            <text:p>238.6 (413.4)</text:p>
          </table:table-cell>
          <table:table-cell table:number-columns-repeated="1012"/>
        </table:table-row>
        <table:table-row table:style-name="ro2">
          <table:covered-table-cell table:style-name="ce3" table:formula="of:=[raw_bw_tfd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tfd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C15];&quot;nan&quot;;&quot;N/A&quot;)" office:value-type="string" office:string-value="454.1 (789.0)" calcext:value-type="string">
            <text:p>454.1 (789.0)</text:p>
          </table:table-cell>
          <table:table-cell table:style-name="ce5" table:formula="of:==SUBSTITUTE([raw_bw_tfd.D15];&quot;nan&quot;;&quot;N/A&quot;)" office:value-type="string" office:string-value="208.9 (453.7)" calcext:value-type="string">
            <text:p>208.9 (453.7)</text:p>
          </table:table-cell>
          <table:table-cell table:style-name="ce5" table:formula="of:==SUBSTITUTE([raw_bw_tfd.E15];&quot;nan&quot;;&quot;N/A&quot;)" office:value-type="string" office:string-value="313.0 (628.0)" calcext:value-type="string">
            <text:p>313.0 (628.0)</text:p>
          </table:table-cell>
          <table:table-cell table:style-name="ce5" table:formula="of:==SUBSTITUTE([raw_bw_tfd.F15];&quot;nan&quot;;&quot;N/A&quot;)" office:value-type="string" office:string-value="230.2 (489.1)" calcext:value-type="string">
            <text:p>230.2 (489.1)</text:p>
          </table:table-cell>
          <table:table-cell table:style-name="ce5" table:formula="of:==SUBSTITUTE([raw_bw_tfd.G15];&quot;nan&quot;;&quot;N/A&quot;)" office:value-type="string" office:string-value="114.8 (486.1)" calcext:value-type="string">
            <text:p>114.8 (486.1)</text:p>
          </table:table-cell>
          <table:table-cell table:style-name="ce5" table:formula="of:==SUBSTITUTE([raw_bw_tfd.H15];&quot;nan&quot;;&quot;N/A&quot;)" office:value-type="string" office:string-value="197.9 (493.9)" calcext:value-type="string">
            <text:p>197.9 (493.9)</text:p>
          </table:table-cell>
          <table:table-cell table:style-name="ce5" table:formula="of:==SUBSTITUTE([raw_bw_tfd.I15];&quot;nan&quot;;&quot;N/A&quot;)" office:value-type="string" office:string-value="210.2 (511.7)" calcext:value-type="string">
            <text:p>210.2 (511.7)</text:p>
          </table:table-cell>
          <table:table-cell table:style-name="ce5" table:formula="of:==SUBSTITUTE([raw_bw_tfd.J15];&quot;nan&quot;;&quot;N/A&quot;)" office:value-type="string" office:string-value="189.5 (580.0)" calcext:value-type="string">
            <text:p>189.5 (580.0)</text:p>
          </table:table-cell>
          <table:table-cell table:style-name="ce5" table:formula="of:==SUBSTITUTE([raw_bw_tfd.K15];&quot;nan&quot;;&quot;N/A&quot;)" office:value-type="string" office:string-value="163.3 (495.1)" calcext:value-type="string">
            <text:p>163.3 (495.1)</text:p>
          </table:table-cell>
          <table:table-cell table:number-columns-repeated="1012"/>
        </table:table-row>
        <table:table-row table:style-name="ro2">
          <table:covered-table-cell table:style-name="ce3" table:formula="of:=[raw_bw_tfd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tfd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C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E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F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H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I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J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K17];&quot;nan&quot;;&quot;N/A&quot;)" office:value-type="string" office:string-value="N/A (N/A)" calcext:value-type="string">
            <text:p>N/A (N/A)</text:p>
          </table:table-cell>
          <table:table-cell table:number-columns-repeated="1012"/>
        </table:table-row>
        <table:table-row table:style-name="ro2">
          <table:table-cell table:style-name="ce2" table:formula="of:=[raw_bw_tfd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18];&quot;nan&quot;;&quot;N/A&quot;)" office:value-type="string" office:string-value="7.9 (15.5)" calcext:value-type="string">
            <text:p>7.9 (15.5)</text:p>
          </table:table-cell>
          <table:table-cell table:style-name="ce5" table:formula="of:==SUBSTITUTE([raw_bw_tfd.C18];&quot;nan&quot;;&quot;N/A&quot;)" office:value-type="string" office:string-value="6.9 (8.4)" calcext:value-type="string">
            <text:p>6.9 (8.4)</text:p>
          </table:table-cell>
          <table:table-cell table:style-name="ce5" table:formula="of:==SUBSTITUTE([raw_bw_tfd.D18];&quot;nan&quot;;&quot;N/A&quot;)" office:value-type="string" office:string-value="6.9 (8.6)" calcext:value-type="string">
            <text:p>6.9 (8.6)</text:p>
          </table:table-cell>
          <table:table-cell table:style-name="ce5" table:formula="of:==SUBSTITUTE([raw_bw_tfd.E18];&quot;nan&quot;;&quot;N/A&quot;)" office:value-type="string" office:string-value="4.8 (6.1)" calcext:value-type="string">
            <text:p>4.8 (6.1)</text:p>
          </table:table-cell>
          <table:table-cell table:style-name="ce5" table:formula="of:==SUBSTITUTE([raw_bw_tfd.F18];&quot;nan&quot;;&quot;N/A&quot;)" office:value-type="string" office:string-value="3.6 (5.9)" calcext:value-type="string">
            <text:p>3.6 (5.9)</text:p>
          </table:table-cell>
          <table:table-cell table:style-name="ce5" table:formula="of:==SUBSTITUTE([raw_bw_tfd.G18];&quot;nan&quot;;&quot;N/A&quot;)" office:value-type="string" office:string-value="4.5 (8.4)" calcext:value-type="string">
            <text:p>4.5 (8.4)</text:p>
          </table:table-cell>
          <table:table-cell table:style-name="ce5" table:formula="of:==SUBSTITUTE([raw_bw_tfd.H18];&quot;nan&quot;;&quot;N/A&quot;)" office:value-type="string" office:string-value="3.5 (6.2)" calcext:value-type="string">
            <text:p>3.5 (6.2)</text:p>
          </table:table-cell>
          <table:table-cell table:style-name="ce5" table:formula="of:==SUBSTITUTE([raw_bw_tfd.I18];&quot;nan&quot;;&quot;N/A&quot;)" office:value-type="string" office:string-value="2.9 (5.4)" calcext:value-type="string">
            <text:p>2.9 (5.4)</text:p>
          </table:table-cell>
          <table:table-cell table:style-name="ce5" table:formula="of:==SUBSTITUTE([raw_bw_tfd.J18];&quot;nan&quot;;&quot;N/A&quot;)" office:value-type="string" office:string-value="3.9 (7.2)" calcext:value-type="string">
            <text:p>3.9 (7.2)</text:p>
          </table:table-cell>
          <table:table-cell table:style-name="ce5" table:formula="of:==SUBSTITUTE([raw_bw_tfd.K18];&quot;nan&quot;;&quot;N/A&quot;)" office:value-type="string" office:string-value="2.3 (5.3)" calcext:value-type="string">
            <text:p>2.3 (5.3)</text:p>
          </table:table-cell>
          <table:table-cell table:number-columns-repeated="1012"/>
        </table:table-row>
        <table:table-row table:style-name="ro2">
          <table:covered-table-cell table:style-name="ce3" table:formula="of:=[raw_bw_tfd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tfd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C19];&quot;nan&quot;;&quot;N/A&quot;)" office:value-type="string" office:string-value="5.9 (11.3)" calcext:value-type="string">
            <text:p>5.9 (11.3)</text:p>
          </table:table-cell>
          <table:table-cell table:style-name="ce5" table:formula="of:==SUBSTITUTE([raw_bw_tfd.D19];&quot;nan&quot;;&quot;N/A&quot;)" office:value-type="string" office:string-value="1.5 (2.8)" calcext:value-type="string">
            <text:p>1.5 (2.8)</text:p>
          </table:table-cell>
          <table:table-cell table:style-name="ce5" table:formula="of:==SUBSTITUTE([raw_bw_tfd.E19];&quot;nan&quot;;&quot;N/A&quot;)" office:value-type="string" office:string-value="4.1 (9.6)" calcext:value-type="string">
            <text:p>4.1 (9.6)</text:p>
          </table:table-cell>
          <table:table-cell table:style-name="ce5" table:formula="of:==SUBSTITUTE([raw_bw_tfd.F19];&quot;nan&quot;;&quot;N/A&quot;)" office:value-type="string" office:string-value="1.7 (4.0)" calcext:value-type="string">
            <text:p>1.7 (4.0)</text:p>
          </table:table-cell>
          <table:table-cell table:style-name="ce5" table:formula="of:==SUBSTITUTE([raw_bw_tfd.G19];&quot;nan&quot;;&quot;N/A&quot;)" office:value-type="string" office:string-value="0.7 (2.8)" calcext:value-type="string">
            <text:p>0.7 (2.8)</text:p>
          </table:table-cell>
          <table:table-cell table:style-name="ce5" table:formula="of:==SUBSTITUTE([raw_bw_tfd.H19];&quot;nan&quot;;&quot;N/A&quot;)" office:value-type="string" office:string-value="1.4 (4.0)" calcext:value-type="string">
            <text:p>1.4 (4.0)</text:p>
          </table:table-cell>
          <table:table-cell table:style-name="ce5" table:formula="of:==SUBSTITUTE([raw_bw_tfd.I19];&quot;nan&quot;;&quot;N/A&quot;)" office:value-type="string" office:string-value="1.6 (4.0)" calcext:value-type="string">
            <text:p>1.6 (4.0)</text:p>
          </table:table-cell>
          <table:table-cell table:style-name="ce5" table:formula="of:==SUBSTITUTE([raw_bw_tfd.J19];&quot;nan&quot;;&quot;N/A&quot;)" office:value-type="string" office:string-value="1.3 (3.6)" calcext:value-type="string">
            <text:p>1.3 (3.6)</text:p>
          </table:table-cell>
          <table:table-cell table:style-name="ce5" table:formula="of:==SUBSTITUTE([raw_bw_tfd.K19];&quot;nan&quot;;&quot;N/A&quot;)" office:value-type="string" office:string-value="1.4 (4.2)" calcext:value-type="string">
            <text:p>1.4 (4.2)</text:p>
          </table:table-cell>
          <table:table-cell table:number-columns-repeated="1012"/>
        </table:table-row>
        <table:table-row table:style-name="ro2">
          <table:covered-table-cell table:style-name="ce3" table:formula="of:=[raw_bw_tfd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tfd.B20];&quot;nan&quot;;&quot;N/A&quot;)" office:value-type="string" office:string-value="20.2 (14.4)" calcext:value-type="string">
            <text:p>20.2 (14.4)</text:p>
          </table:table-cell>
          <table:table-cell table:style-name="ce5" table:formula="of:==SUBSTITUTE([raw_bw_tfd.C20];&quot;nan&quot;;&quot;N/A&quot;)" office:value-type="string" office:string-value="31.5 (16.1)" calcext:value-type="string">
            <text:p>31.5 (16.1)</text:p>
          </table:table-cell>
          <table:table-cell table:style-name="ce5" table:formula="of:==SUBSTITUTE([raw_bw_tfd.D20];&quot;nan&quot;;&quot;N/A&quot;)" office:value-type="string" office:string-value="29.6 (14.8)" calcext:value-type="string">
            <text:p>29.6 (14.8)</text:p>
          </table:table-cell>
          <table:table-cell table:style-name="ce5" table:formula="of:==SUBSTITUTE([raw_bw_tfd.E20];&quot;nan&quot;;&quot;N/A&quot;)" office:value-type="string" office:string-value="27.0 (19.4)" calcext:value-type="string">
            <text:p>27.0 (19.4)</text:p>
          </table:table-cell>
          <table:table-cell table:style-name="ce5" table:formula="of:==SUBSTITUTE([raw_bw_tfd.F20];&quot;nan&quot;;&quot;N/A&quot;)" office:value-type="string" office:string-value="27.8 (17.6)" calcext:value-type="string">
            <text:p>27.8 (17.6)</text:p>
          </table:table-cell>
          <table:table-cell table:style-name="ce5" table:formula="of:==SUBSTITUTE([raw_bw_tfd.G20];&quot;nan&quot;;&quot;N/A&quot;)" office:value-type="string" office:string-value="28.4 (19.6)" calcext:value-type="string">
            <text:p>28.4 (19.6)</text:p>
          </table:table-cell>
          <table:table-cell table:style-name="ce5" table:formula="of:==SUBSTITUTE([raw_bw_tfd.H20];&quot;nan&quot;;&quot;N/A&quot;)" office:value-type="string" office:string-value="27.5 (16.5)" calcext:value-type="string">
            <text:p>27.5 (16.5)</text:p>
          </table:table-cell>
          <table:table-cell table:style-name="ce5" table:formula="of:==SUBSTITUTE([raw_bw_tfd.I20];&quot;nan&quot;;&quot;N/A&quot;)" office:value-type="string" office:string-value="27.4 (17.8)" calcext:value-type="string">
            <text:p>27.4 (17.8)</text:p>
          </table:table-cell>
          <table:table-cell table:style-name="ce5" table:formula="of:==SUBSTITUTE([raw_bw_tfd.J20];&quot;nan&quot;;&quot;N/A&quot;)" office:value-type="string" office:string-value="26.3 (17.2)" calcext:value-type="string">
            <text:p>26.3 (17.2)</text:p>
          </table:table-cell>
          <table:table-cell table:style-name="ce5" table:formula="of:==SUBSTITUTE([raw_bw_tfd.K20];&quot;nan&quot;;&quot;N/A&quot;)" office:value-type="string" office:string-value="28.0 (18.0)" calcext:value-type="string">
            <text:p>28.0 (18.0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Blocks World | COLIN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ce4"/>
        <table:table-column table:style-name="co10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A" calcext:value-type="string">
            <text:p>A</text:p>
          </table:table-cell>
          <table:table-cell table:style-name="ce1" table:formula="of:=[raw_bw_colin.H1]" office:value-type="string" office:string-value="AO" calcext:value-type="string">
            <text:p>AO</text:p>
          </table:table-cell>
          <table:table-cell table:style-name="ce1" table:formula="of:=[raw_bw_colin.I1]" office:value-type="string" office:string-value="OT" calcext:value-type="string">
            <text:p>OT</text:p>
          </table:table-cell>
          <table:table-cell table:style-name="ce1" table:formula="of:=[raw_bw_colin.J1]" office:value-type="string" office:string-value="AT" calcext:value-type="string">
            <text:p>AT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1" calcext:value-type="string">
            <text:p>41</text:p>
          </table:table-cell>
          <table:table-cell table:style-name="ce5" table:formula="of:==SUBSTITUTE([raw_bw_colin.H2];&quot;nan&quot;;&quot;N/A&quot;)" office:value-type="string" office:string-value="46" calcext:value-type="string">
            <text:p>46</text:p>
          </table:table-cell>
          <table:table-cell table:style-name="ce5" table:formula="of:==SUBSTITUTE([raw_bw_colin.I2];&quot;nan&quot;;&quot;N/A&quot;)" office:value-type="string" office:string-value="47" calcext:value-type="string">
            <text:p>47</text:p>
          </table:table-cell>
          <table:table-cell table:style-name="ce5" table:formula="of:==SUBSTITUTE([raw_bw_colin.J2];&quot;nan&quot;;&quot;N/A&quot;)" office:value-type="string" office:string-value="43" calcext:value-type="string">
            <text:p>43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22" calcext:value-type="string">
            <text:p>22</text:p>
          </table:table-cell>
          <table:table-cell table:style-name="ce5" table:formula="of:==SUBSTITUTE([raw_bw_colin.H3];&quot;nan&quot;;&quot;N/A&quot;)" office:value-type="string" office:string-value="19" calcext:value-type="string">
            <text:p>19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6" calcext:value-type="string">
            <text:p>16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3" calcext:value-type="string">
            <text:p>13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4" calcext:value-type="string">
            <text:p>14</text:p>
          </table:table-cell>
          <table:table-cell table:style-name="ce5" table:formula="of:==SUBSTITUTE([raw_bw_colin.J4];&quot;nan&quot;;&quot;N/A&quot;)" office:value-type="string" office:string-value="17" calcext:value-type="string">
            <text:p>17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4" calcext:value-type="string">
            <text:p>24</text:p>
          </table:table-cell>
          <table:table-cell table:style-name="ce5" table:formula="of:==SUBSTITUTE([raw_bw_colin.H5];&quot;nan&quot;;&quot;N/A&quot;)" office:value-type="string" office:string-value="22" calcext:value-type="string">
            <text:p>22</text:p>
          </table:table-cell>
          <table:table-cell table:style-name="ce5" table:formula="of:==SUBSTITUTE([raw_bw_colin.I5];&quot;nan&quot;;&quot;N/A&quot;)" office:value-type="string" office:string-value="23" calcext:value-type="string">
            <text:p>23</text:p>
          </table:table-cell>
          <table:table-cell table:style-name="ce5" table:formula="of:==SUBSTITUTE([raw_bw_colin.J5];&quot;nan&quot;;&quot;N/A&quot;)" office:value-type="string" office:string-value="24" calcext:value-type="string">
            <text:p>24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16.9)" calcext:value-type="string">
            <text:p>46.8 (16.9)</text:p>
          </table:table-cell>
          <table:table-cell table:style-name="ce5" table:formula="of:==SUBSTITUTE([raw_bw_colin.C6];&quot;nan&quot;;&quot;N/A&quot;)" office:value-type="string" office:string-value="57.3 (21.7)" calcext:value-type="string">
            <text:p>57.3 (21.7)</text:p>
          </table:table-cell>
          <table:table-cell table:style-name="ce5" table:formula="of:==SUBSTITUTE([raw_bw_colin.D6];&quot;nan&quot;;&quot;N/A&quot;)" office:value-type="string" office:string-value="62.2 (23.3)" calcext:value-type="string">
            <text:p>62.2 (23.3)</text:p>
          </table:table-cell>
          <table:table-cell table:style-name="ce5" table:formula="of:==SUBSTITUTE([raw_bw_colin.E6];&quot;nan&quot;;&quot;N/A&quot;)" office:value-type="string" office:string-value="56.5 (23.9)" calcext:value-type="string">
            <text:p>56.5 (23.9)</text:p>
          </table:table-cell>
          <table:table-cell table:style-name="ce5" table:formula="of:==SUBSTITUTE([raw_bw_colin.F6];&quot;nan&quot;;&quot;N/A&quot;)" office:value-type="string" office:string-value="49.5 (18.2)" calcext:value-type="string">
            <text:p>49.5 (18.2)</text:p>
          </table:table-cell>
          <table:table-cell table:style-name="ce5" table:formula="of:==SUBSTITUTE([raw_bw_colin.G6];&quot;nan&quot;;&quot;N/A&quot;)" office:value-type="string" office:string-value="54.3 (21.1)" calcext:value-type="string">
            <text:p>54.3 (21.1)</text:p>
          </table:table-cell>
          <table:table-cell table:style-name="ce5" table:formula="of:==SUBSTITUTE([raw_bw_colin.H6];&quot;nan&quot;;&quot;N/A&quot;)" office:value-type="string" office:string-value="50.9 (20.1)" calcext:value-type="string">
            <text:p>50.9 (20.1)</text:p>
          </table:table-cell>
          <table:table-cell table:style-name="ce5" table:formula="of:==SUBSTITUTE([raw_bw_colin.I6];&quot;nan&quot;;&quot;N/A&quot;)" office:value-type="string" office:string-value="51.3 (18.8)" calcext:value-type="string">
            <text:p>51.3 (18.8)</text:p>
          </table:table-cell>
          <table:table-cell table:style-name="ce5" table:formula="of:==SUBSTITUTE([raw_bw_colin.J6];&quot;nan&quot;;&quot;N/A&quot;)" office:value-type="string" office:string-value="55.9 (18.4)" calcext:value-type="string">
            <text:p>55.9 (18.4)</text:p>
          </table:table-cell>
          <table:table-cell table:style-name="ce5" table:formula="of:==SUBSTITUTE([raw_bw_colin.K6];&quot;nan&quot;;&quot;N/A&quot;)" office:value-type="string" office:string-value="54.4 (19.5)" calcext:value-type="string">
            <text:p>54.4 (19.5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21.6)" calcext:value-type="string">
            <text:p>71.2 (21.6)</text:p>
          </table:table-cell>
          <table:table-cell table:style-name="ce5" table:formula="of:==SUBSTITUTE([raw_bw_colin.C10];&quot;nan&quot;;&quot;N/A&quot;)" office:value-type="string" office:string-value="72.6 (21.6)" calcext:value-type="string">
            <text:p>72.6 (21.6)</text:p>
          </table:table-cell>
          <table:table-cell table:style-name="ce5" table:formula="of:==SUBSTITUTE([raw_bw_colin.D10];&quot;nan&quot;;&quot;N/A&quot;)" office:value-type="string" office:string-value="77.0 (24.5)" calcext:value-type="string">
            <text:p>77.0 (24.5)</text:p>
          </table:table-cell>
          <table:table-cell table:style-name="ce5" table:formula="of:==SUBSTITUTE([raw_bw_colin.E10];&quot;nan&quot;;&quot;N/A&quot;)" office:value-type="string" office:string-value="72.4 (24.4)" calcext:value-type="string">
            <text:p>72.4 (24.4)</text:p>
          </table:table-cell>
          <table:table-cell table:style-name="ce5" table:formula="of:==SUBSTITUTE([raw_bw_colin.F10];&quot;nan&quot;;&quot;N/A&quot;)" office:value-type="string" office:string-value="64.8 (21.6)" calcext:value-type="string">
            <text:p>64.8 (21.6)</text:p>
          </table:table-cell>
          <table:table-cell table:style-name="ce5" table:formula="of:==SUBSTITUTE([raw_bw_colin.G10];&quot;nan&quot;;&quot;N/A&quot;)" office:value-type="string" office:string-value="72.0 (24.3)" calcext:value-type="string">
            <text:p>72.0 (24.3)</text:p>
          </table:table-cell>
          <table:table-cell table:style-name="ce5" table:formula="of:==SUBSTITUTE([raw_bw_colin.H10];&quot;nan&quot;;&quot;N/A&quot;)" office:value-type="string" office:string-value="66.7 (24.1)" calcext:value-type="string">
            <text:p>66.7 (24.1)</text:p>
          </table:table-cell>
          <table:table-cell table:style-name="ce5" table:formula="of:==SUBSTITUTE([raw_bw_colin.I10];&quot;nan&quot;;&quot;N/A&quot;)" office:value-type="string" office:string-value="66.1 (22.1)" calcext:value-type="string">
            <text:p>66.1 (22.1)</text:p>
          </table:table-cell>
          <table:table-cell table:style-name="ce5" table:formula="of:==SUBSTITUTE([raw_bw_colin.J10];&quot;nan&quot;;&quot;N/A&quot;)" office:value-type="string" office:string-value="73.0 (22.8)" calcext:value-type="string">
            <text:p>73.0 (22.8)</text:p>
          </table:table-cell>
          <table:table-cell table:style-name="ce5" table:formula="of:==SUBSTITUTE([raw_bw_colin.K10];&quot;nan&quot;;&quot;N/A&quot;)" office:value-type="string" office:string-value="69.8 (22.7)" calcext:value-type="string">
            <text:p>69.8 (22.7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723.7)" calcext:value-type="string">
            <text:p>660.5 (723.7)</text:p>
          </table:table-cell>
          <table:table-cell table:style-name="ce5" table:formula="of:==SUBSTITUTE([raw_bw_colin.C14];&quot;nan&quot;;&quot;N/A&quot;)" office:value-type="string" office:string-value="342.3 (675.3)" calcext:value-type="string">
            <text:p>342.3 (675.3)</text:p>
          </table:table-cell>
          <table:table-cell table:style-name="ce5" table:formula="of:==SUBSTITUTE([raw_bw_colin.D14];&quot;nan&quot;;&quot;N/A&quot;)" office:value-type="string" office:string-value="267.1 (428.2)" calcext:value-type="string">
            <text:p>267.1 (428.2)</text:p>
          </table:table-cell>
          <table:table-cell table:style-name="ce5" table:formula="of:==SUBSTITUTE([raw_bw_colin.E14];&quot;nan&quot;;&quot;N/A&quot;)" office:value-type="string" office:string-value="577.3 (817.1)" calcext:value-type="string">
            <text:p>577.3 (817.1)</text:p>
          </table:table-cell>
          <table:table-cell table:style-name="ce5" table:formula="of:==SUBSTITUTE([raw_bw_colin.F14];&quot;nan&quot;;&quot;N/A&quot;)" office:value-type="string" office:string-value="321.0 (593.3)" calcext:value-type="string">
            <text:p>321.0 (593.3)</text:p>
          </table:table-cell>
          <table:table-cell table:style-name="ce5" table:formula="of:==SUBSTITUTE([raw_bw_colin.G14];&quot;nan&quot;;&quot;N/A&quot;)" office:value-type="string" office:string-value="673.1 (993.6)" calcext:value-type="string">
            <text:p>673.1 (993.6)</text:p>
          </table:table-cell>
          <table:table-cell table:style-name="ce5" table:formula="of:==SUBSTITUTE([raw_bw_colin.H14];&quot;nan&quot;;&quot;N/A&quot;)" office:value-type="string" office:string-value="412.4 (735.4)" calcext:value-type="string">
            <text:p>412.4 (735.4)</text:p>
          </table:table-cell>
          <table:table-cell table:style-name="ce5" table:formula="of:==SUBSTITUTE([raw_bw_colin.I14];&quot;nan&quot;;&quot;N/A&quot;)" office:value-type="string" office:string-value="343.1 (609.4)" calcext:value-type="string">
            <text:p>343.1 (609.4)</text:p>
          </table:table-cell>
          <table:table-cell table:style-name="ce5" table:formula="of:==SUBSTITUTE([raw_bw_colin.J14];&quot;nan&quot;;&quot;N/A&quot;)" office:value-type="string" office:string-value="647.5 (896.6)" calcext:value-type="string">
            <text:p>647.5 (896.6)</text:p>
          </table:table-cell>
          <table:table-cell table:style-name="ce5" table:formula="of:==SUBSTITUTE([raw_bw_colin.K14];&quot;nan&quot;;&quot;N/A&quot;)" office:value-type="string" office:string-value="521.8 (805.9)" calcext:value-type="string">
            <text:p>521.8 (805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743.3)" calcext:value-type="string">
            <text:p>414.9 (743.3)</text:p>
          </table:table-cell>
          <table:table-cell table:style-name="ce5" table:formula="of:==SUBSTITUTE([raw_bw_colin.D15];&quot;nan&quot;;&quot;N/A&quot;)" office:value-type="string" office:string-value="278.1 (454.6)" calcext:value-type="string">
            <text:p>278.1 (454.6)</text:p>
          </table:table-cell>
          <table:table-cell table:style-name="ce5" table:formula="of:==SUBSTITUTE([raw_bw_colin.E15];&quot;nan&quot;;&quot;N/A&quot;)" office:value-type="string" office:string-value="466.2 (624.3)" calcext:value-type="string">
            <text:p>466.2 (624.3)</text:p>
          </table:table-cell>
          <table:table-cell table:style-name="ce5" table:formula="of:==SUBSTITUTE([raw_bw_colin.F15];&quot;nan&quot;;&quot;N/A&quot;)" office:value-type="string" office:string-value="319.8 (572.7)" calcext:value-type="string">
            <text:p>319.8 (572.7)</text:p>
          </table:table-cell>
          <table:table-cell table:style-name="ce5" table:formula="of:==SUBSTITUTE([raw_bw_colin.G15];&quot;nan&quot;;&quot;N/A&quot;)" office:value-type="string" office:string-value="342.9 (645.9)" calcext:value-type="string">
            <text:p>342.9 (645.9)</text:p>
          </table:table-cell>
          <table:table-cell table:style-name="ce5" table:formula="of:==SUBSTITUTE([raw_bw_colin.H15];&quot;nan&quot;;&quot;N/A&quot;)" office:value-type="string" office:string-value="601.0 (949.7)" calcext:value-type="string">
            <text:p>601.0 (949.7)</text:p>
          </table:table-cell>
          <table:table-cell table:style-name="ce5" table:formula="of:==SUBSTITUTE([raw_bw_colin.I15];&quot;nan&quot;;&quot;N/A&quot;)" office:value-type="string" office:string-value="288.8 (595.5)" calcext:value-type="string">
            <text:p>288.8 (595.5)</text:p>
          </table:table-cell>
          <table:table-cell table:style-name="ce5" table:formula="of:==SUBSTITUTE([raw_bw_colin.J15];&quot;nan&quot;;&quot;N/A&quot;)" office:value-type="string" office:string-value="182.1 (561.1)" calcext:value-type="string">
            <text:p>182.1 (561.1)</text:p>
          </table:table-cell>
          <table:table-cell table:style-name="ce5" table:formula="of:==SUBSTITUTE([raw_bw_colin.K15];&quot;nan&quot;;&quot;N/A&quot;)" office:value-type="string" office:string-value="543.0 (971.4)" calcext:value-type="string">
            <text:p>543.0 (971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575.9)" calcext:value-type="string">
            <text:p>2601.0 (575.9)</text:p>
          </table:table-cell>
          <table:table-cell table:style-name="ce5" table:formula="of:==SUBSTITUTE([raw_bw_colin.C17];&quot;nan&quot;;&quot;N/A&quot;)" office:value-type="string" office:string-value="2655.2 (474.4)" calcext:value-type="string">
            <text:p>2655.2 (474.4)</text:p>
          </table:table-cell>
          <table:table-cell table:style-name="ce5" table:formula="of:==SUBSTITUTE([raw_bw_colin.D17];&quot;nan&quot;;&quot;N/A&quot;)" office:value-type="string" office:string-value="2423.6 (675.2)" calcext:value-type="string">
            <text:p>2423.6 (675.2)</text:p>
          </table:table-cell>
          <table:table-cell table:style-name="ce5" table:formula="of:==SUBSTITUTE([raw_bw_colin.E17];&quot;nan&quot;;&quot;N/A&quot;)" office:value-type="string" office:string-value="2422.8 (657.5)" calcext:value-type="string">
            <text:p>2422.8 (657.5)</text:p>
          </table:table-cell>
          <table:table-cell table:style-name="ce5" table:formula="of:==SUBSTITUTE([raw_bw_colin.F17];&quot;nan&quot;;&quot;N/A&quot;)" office:value-type="string" office:string-value="2544.5 (683.8)" calcext:value-type="string">
            <text:p>2544.5 (683.8)</text:p>
          </table:table-cell>
          <table:table-cell table:style-name="ce5" table:formula="of:==SUBSTITUTE([raw_bw_colin.G17];&quot;nan&quot;;&quot;N/A&quot;)" office:value-type="string" office:string-value="2452.4 (763.4)" calcext:value-type="string">
            <text:p>2452.4 (763.4)</text:p>
          </table:table-cell>
          <table:table-cell table:style-name="ce5" table:formula="of:==SUBSTITUTE([raw_bw_colin.H17];&quot;nan&quot;;&quot;N/A&quot;)" office:value-type="string" office:string-value="2545.3 (712.5)" calcext:value-type="string">
            <text:p>2545.3 (712.5)</text:p>
          </table:table-cell>
          <table:table-cell table:style-name="ce5" table:formula="of:==SUBSTITUTE([raw_bw_colin.I17];&quot;nan&quot;;&quot;N/A&quot;)" office:value-type="string" office:string-value="2564.6 (686.3)" calcext:value-type="string">
            <text:p>2564.6 (686.3)</text:p>
          </table:table-cell>
          <table:table-cell table:style-name="ce5" table:formula="of:==SUBSTITUTE([raw_bw_colin.J17];&quot;nan&quot;;&quot;N/A&quot;)" office:value-type="string" office:string-value="2654.0 (611.2)" calcext:value-type="string">
            <text:p>2654.0 (611.2)</text:p>
          </table:table-cell>
          <table:table-cell table:style-name="ce5" table:formula="of:==SUBSTITUTE([raw_bw_colin.K17];&quot;nan&quot;;&quot;N/A&quot;)" office:value-type="string" office:string-value="2534.4 (698.5)" calcext:value-type="string">
            <text:p>2534.4 (698.5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29.1)" calcext:value-type="string">
            <text:p>26.2 (29.1)</text:p>
          </table:table-cell>
          <table:table-cell table:style-name="ce5" table:formula="of:==SUBSTITUTE([raw_bw_colin.C18];&quot;nan&quot;;&quot;N/A&quot;)" office:value-type="string" office:string-value="11.2 (17.4)" calcext:value-type="string">
            <text:p>11.2 (17.4)</text:p>
          </table:table-cell>
          <table:table-cell table:style-name="ce5" table:formula="of:==SUBSTITUTE([raw_bw_colin.D18];&quot;nan&quot;;&quot;N/A&quot;)" office:value-type="string" office:string-value="7.9 (12.2)" calcext:value-type="string">
            <text:p>7.9 (12.2)</text:p>
          </table:table-cell>
          <table:table-cell table:style-name="ce5" table:formula="of:==SUBSTITUTE([raw_bw_colin.E18];&quot;nan&quot;;&quot;N/A&quot;)" office:value-type="string" office:string-value="18.0 (27.3)" calcext:value-type="string">
            <text:p>18.0 (27.3)</text:p>
          </table:table-cell>
          <table:table-cell table:style-name="ce5" table:formula="of:==SUBSTITUTE([raw_bw_colin.F18];&quot;nan&quot;;&quot;N/A&quot;)" office:value-type="string" office:string-value="11.0 (19.1)" calcext:value-type="string">
            <text:p>11.0 (19.1)</text:p>
          </table:table-cell>
          <table:table-cell table:style-name="ce5" table:formula="of:==SUBSTITUTE([raw_bw_colin.G18];&quot;nan&quot;;&quot;N/A&quot;)" office:value-type="string" office:string-value="17.7 (25.1)" calcext:value-type="string">
            <text:p>17.7 (25.1)</text:p>
          </table:table-cell>
          <table:table-cell table:style-name="ce5" table:formula="of:==SUBSTITUTE([raw_bw_colin.H18];&quot;nan&quot;;&quot;N/A&quot;)" office:value-type="string" office:string-value="13.5 (22.6)" calcext:value-type="string">
            <text:p>13.5 (22.6)</text:p>
          </table:table-cell>
          <table:table-cell table:style-name="ce5" table:formula="of:==SUBSTITUTE([raw_bw_colin.I18];&quot;nan&quot;;&quot;N/A&quot;)" office:value-type="string" office:string-value="11.5 (19.4)" calcext:value-type="string">
            <text:p>11.5 (19.4)</text:p>
          </table:table-cell>
          <table:table-cell table:style-name="ce5" table:formula="of:==SUBSTITUTE([raw_bw_colin.J18];&quot;nan&quot;;&quot;N/A&quot;)" office:value-type="string" office:string-value="18.5 (25.1)" calcext:value-type="string">
            <text:p>18.5 (25.1)</text:p>
          </table:table-cell>
          <table:table-cell table:style-name="ce5" table:formula="of:==SUBSTITUTE([raw_bw_colin.K18];&quot;nan&quot;;&quot;N/A&quot;)" office:value-type="string" office:string-value="15.2 (22.6)" calcext:value-type="string">
            <text:p>15.2 (22.6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19.8)" calcext:value-type="string">
            <text:p>9.5 (19.8)</text:p>
          </table:table-cell>
          <table:table-cell table:style-name="ce5" table:formula="of:==SUBSTITUTE([raw_bw_colin.D19];&quot;nan&quot;;&quot;N/A&quot;)" office:value-type="string" office:string-value="5.7 (8.9)" calcext:value-type="string">
            <text:p>5.7 (8.9)</text:p>
          </table:table-cell>
          <table:table-cell table:style-name="ce5" table:formula="of:==SUBSTITUTE([raw_bw_colin.E19];&quot;nan&quot;;&quot;N/A&quot;)" office:value-type="string" office:string-value="14.0 (24.8)" calcext:value-type="string">
            <text:p>14.0 (24.8)</text:p>
          </table:table-cell>
          <table:table-cell table:style-name="ce5" table:formula="of:==SUBSTITUTE([raw_bw_colin.F19];&quot;nan&quot;;&quot;N/A&quot;)" office:value-type="string" office:string-value="8.2 (12.2)" calcext:value-type="string">
            <text:p>8.2 (12.2)</text:p>
          </table:table-cell>
          <table:table-cell table:style-name="ce5" table:formula="of:==SUBSTITUTE([raw_bw_colin.G19];&quot;nan&quot;;&quot;N/A&quot;)" office:value-type="string" office:string-value="8.9 (18.7)" calcext:value-type="string">
            <text:p>8.9 (18.7)</text:p>
          </table:table-cell>
          <table:table-cell table:style-name="ce5" table:formula="of:==SUBSTITUTE([raw_bw_colin.H19];&quot;nan&quot;;&quot;N/A&quot;)" office:value-type="string" office:string-value="15.0 (24.0)" calcext:value-type="string">
            <text:p>15.0 (24.0)</text:p>
          </table:table-cell>
          <table:table-cell table:style-name="ce5" table:formula="of:==SUBSTITUTE([raw_bw_colin.I19];&quot;nan&quot;;&quot;N/A&quot;)" office:value-type="string" office:string-value="6.6 (10.3)" calcext:value-type="string">
            <text:p>6.6 (10.3)</text:p>
          </table:table-cell>
          <table:table-cell table:style-name="ce5" table:formula="of:==SUBSTITUTE([raw_bw_colin.J19];&quot;nan&quot;;&quot;N/A&quot;)" office:value-type="string" office:string-value="3.6 (9.7)" calcext:value-type="string">
            <text:p>3.6 (9.7)</text:p>
          </table:table-cell>
          <table:table-cell table:style-name="ce5" table:formula="of:==SUBSTITUTE([raw_bw_colin.K19];&quot;nan&quot;;&quot;N/A&quot;)" office:value-type="string" office:string-value="13.1 (23.7)" calcext:value-type="string">
            <text:p>13.1 (23.7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29.5)" calcext:value-type="string">
            <text:p>65.4 (29.5)</text:p>
          </table:table-cell>
          <table:table-cell table:style-name="ce5" table:formula="of:==SUBSTITUTE([raw_bw_colin.C20];&quot;nan&quot;;&quot;N/A&quot;)" office:value-type="string" office:string-value="88.7 (23.3)" calcext:value-type="string">
            <text:p>88.7 (23.3)</text:p>
          </table:table-cell>
          <table:table-cell table:style-name="ce5" table:formula="of:==SUBSTITUTE([raw_bw_colin.D20];&quot;nan&quot;;&quot;N/A&quot;)" office:value-type="string" office:string-value="79.8 (28.5)" calcext:value-type="string">
            <text:p>79.8 (28.5)</text:p>
          </table:table-cell>
          <table:table-cell table:style-name="ce5" table:formula="of:==SUBSTITUTE([raw_bw_colin.E20];&quot;nan&quot;;&quot;N/A&quot;)" office:value-type="string" office:string-value="68.3 (30.7)" calcext:value-type="string">
            <text:p>68.3 (30.7)</text:p>
          </table:table-cell>
          <table:table-cell table:style-name="ce5" table:formula="of:==SUBSTITUTE([raw_bw_colin.F20];&quot;nan&quot;;&quot;N/A&quot;)" office:value-type="string" office:string-value="86.2 (27.4)" calcext:value-type="string">
            <text:p>86.2 (27.4)</text:p>
          </table:table-cell>
          <table:table-cell table:style-name="ce5" table:formula="of:==SUBSTITUTE([raw_bw_colin.G20];&quot;nan&quot;;&quot;N/A&quot;)" office:value-type="string" office:string-value="74.9 (30.2)" calcext:value-type="string">
            <text:p>74.9 (30.2)</text:p>
          </table:table-cell>
          <table:table-cell table:style-name="ce5" table:formula="of:==SUBSTITUTE([raw_bw_colin.H20];&quot;nan&quot;;&quot;N/A&quot;)" office:value-type="string" office:string-value="86.3 (27.4)" calcext:value-type="string">
            <text:p>86.3 (27.4)</text:p>
          </table:table-cell>
          <table:table-cell table:style-name="ce5" table:formula="of:==SUBSTITUTE([raw_bw_colin.I20];&quot;nan&quot;;&quot;N/A&quot;)" office:value-type="string" office:string-value="86.8 (26.9)" calcext:value-type="string">
            <text:p>86.8 (26.9)</text:p>
          </table:table-cell>
          <table:table-cell table:style-name="ce5" table:formula="of:==SUBSTITUTE([raw_bw_colin.J20];&quot;nan&quot;;&quot;N/A&quot;)" office:value-type="string" office:string-value="70.3 (31.3)" calcext:value-type="string">
            <text:p>70.3 (31.3)</text:p>
          </table:table-cell>
          <table:table-cell table:style-name="ce5" table:formula="of:==SUBSTITUTE([raw_bw_colin.K20];&quot;nan&quot;;&quot;N/A&quot;)" office:value-type="string" office:string-value="74.7 (38.0)" calcext:value-type="string">
            <text:p>74.7 (38.0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9" table:default-cell-style-name="ce4"/>
        <table:table-column table:style-name="co10" table:number-columns-repeated="1012" table:default-cell-style-name="ce4"/>
        <table:table-column table:style-name="co10" table:default-cell-style-name="Default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CFP" calcext:value-type="string">
            <text:p>CFP</text:p>
          </table:table-cell>
          <table:table-cell table:style-name="ce1" table:formula="of:=[raw_fr_colin.C1]" office:value-type="string" office:string-value="CS" calcext:value-type="string">
            <text:p>CS</text:p>
          </table:table-cell>
          <table:table-cell table:style-name="ce1" table:formula="of:=[raw_fr_colin.D1]" office:value-type="string" office:string-value="CA" calcext:value-type="string">
            <text:p>CA</text:p>
          </table:table-cell>
          <table:table-cell table:style-name="ce1" table:formula="of:=[raw_fr_colin.E1]" office:value-type="string" office:string-value="O" calcext:value-type="string">
            <text:p>O</text:p>
          </table:table-cell>
          <table:table-cell table:style-name="ce1" table:formula="of:=[raw_fr_colin.F1]" office:value-type="string" office:string-value="A" calcext:value-type="string">
            <text:p>A</text:p>
          </table:table-cell>
          <table:table-cell table:style-name="ce1" table:formula="of:=[raw_fr_colin.G1]" office:value-type="string" office:string-value="AO" calcext:value-type="string">
            <text:p>AO</text:p>
          </table:table-cell>
          <table:table-cell table:style-name="ce1" table:formula="of:=[raw_fr_colin.H1]" office:value-type="string" office:string-value="OT" calcext:value-type="string">
            <text:p>OT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T" calcext:value-type="string">
            <text:p>AOT</text:p>
          </table:table-cell>
          <table:table-cell table:style-name="ce6" table:number-columns-repeated="1012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62" calcext:value-type="string">
            <text:p>62</text:p>
          </table:table-cell>
          <table:table-cell table:style-name="ce5" table:formula="of:==SUBSTITUTE([raw_fr_colin.C2];&quot;nan&quot;;&quot;N/A&quot;)" office:value-type="string" office:string-value="66" calcext:value-type="string">
            <text:p>66</text:p>
          </table:table-cell>
          <table:table-cell table:style-name="ce5" table:formula="of:==SUBSTITUTE([raw_fr_colin.D2];&quot;nan&quot;;&quot;N/A&quot;)" office:value-type="string" office:string-value="41" calcext:value-type="string">
            <text:p>41</text:p>
          </table:table-cell>
          <table:table-cell table:style-name="ce5" table:formula="of:==SUBSTITUTE([raw_fr_colin.E2];&quot;nan&quot;;&quot;N/A&quot;)" office:value-type="string" office:string-value="61" calcext:value-type="string">
            <text:p>61</text:p>
          </table:table-cell>
          <table:table-cell table:style-name="ce5" table:formula="of:==SUBSTITUTE([raw_fr_colin.F2];&quot;nan&quot;;&quot;N/A&quot;)" office:value-type="string" office:string-value="33" calcext:value-type="string">
            <text:p>33</text:p>
          </table:table-cell>
          <table:table-cell table:style-name="ce5" table:formula="of:==SUBSTITUTE([raw_fr_colin.G2];&quot;nan&quot;;&quot;N/A&quot;)" office:value-type="string" office:string-value="59" calcext:value-type="string">
            <text:p>59</text:p>
          </table:table-cell>
          <table:table-cell table:style-name="ce5" table:formula="of:==SUBSTITUTE([raw_fr_colin.H2];&quot;nan&quot;;&quot;N/A&quot;)" office:value-type="string" office:string-value="65" calcext:value-type="string">
            <text:p>65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62" calcext:value-type="string">
            <text:p>62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32" calcext:value-type="string">
            <text:p>32</text:p>
          </table:table-cell>
          <table:table-cell table:style-name="ce5" table:formula="of:==SUBSTITUTE([raw_fr_colin.C3];&quot;nan&quot;;&quot;N/A&quot;)" office:value-type="string" office:string-value="16" calcext:value-type="string">
            <text:p>16</text:p>
          </table:table-cell>
          <table:table-cell table:style-name="ce5" table:formula="of:==SUBSTITUTE([raw_fr_colin.D3];&quot;nan&quot;;&quot;N/A&quot;)" office:value-type="string" office:string-value="18" calcext:value-type="string">
            <text:p>18</text:p>
          </table:table-cell>
          <table:table-cell table:style-name="ce5" table:formula="of:==SUBSTITUTE([raw_fr_colin.E3];&quot;nan&quot;;&quot;N/A&quot;)" office:value-type="string" office:string-value="25" calcext:value-type="string">
            <text:p>25</text:p>
          </table:table-cell>
          <table:table-cell table:style-name="ce5" table:formula="of:==SUBSTITUTE([raw_fr_colin.F3];&quot;nan&quot;;&quot;N/A&quot;)" office:value-type="string" office:string-value="20" calcext:value-type="string">
            <text:p>20</text:p>
          </table:table-cell>
          <table:table-cell table:style-name="ce5" table:formula="of:==SUBSTITUTE([raw_fr_colin.G3];&quot;nan&quot;;&quot;N/A&quot;)" office:value-type="string" office:string-value="20" calcext:value-type="string">
            <text:p>20</text:p>
          </table:table-cell>
          <table:table-cell table:style-name="ce5" table:formula="of:==SUBSTITUTE([raw_fr_colin.H3];&quot;nan&quot;;&quot;N/A&quot;)" office:value-type="string" office:string-value="22" calcext:value-type="string">
            <text:p>22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5" calcext:value-type="string">
            <text:p>5</text:p>
          </table:table-cell>
          <table:table-cell table:style-name="ce5" table:formula="of:==SUBSTITUTE([raw_fr_colin.C4];&quot;nan&quot;;&quot;N/A&quot;)" office:value-type="string" office:string-value="16" calcext:value-type="string">
            <text:p>16</text:p>
          </table:table-cell>
          <table:table-cell table:style-name="ce5" table:formula="of:==SUBSTITUTE([raw_fr_colin.D4];&quot;nan&quot;;&quot;N/A&quot;)" office:value-type="string" office:string-value="40" calcext:value-type="string">
            <text:p>40</text:p>
          </table:table-cell>
          <table:table-cell table:style-name="ce5" table:formula="of:==SUBSTITUTE([raw_fr_colin.E4];&quot;nan&quot;;&quot;N/A&quot;)" office:value-type="string" office:string-value="10" calcext:value-type="string">
            <text:p>10</text:p>
          </table:table-cell>
          <table:table-cell table:style-name="ce5" table:formula="of:==SUBSTITUTE([raw_fr_colin.F4];&quot;nan&quot;;&quot;N/A&quot;)" office:value-type="string" office:string-value="42" calcext:value-type="string">
            <text:p>42</text:p>
          </table:table-cell>
          <table:table-cell table:style-name="ce5" table:formula="of:==SUBSTITUTE([raw_fr_colin.G4];&quot;nan&quot;;&quot;N/A&quot;)" office:value-type="string" office:string-value="21" calcext:value-type="string">
            <text:p>21</text:p>
          </table:table-cell>
          <table:table-cell table:style-name="ce5" table:formula="of:==SUBSTITUTE([raw_fr_colin.H4];&quot;nan&quot;;&quot;N/A&quot;)" office:value-type="string" office:string-value="12" calcext:value-type="string">
            <text:p>1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13" calcext:value-type="string">
            <text:p>1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1" calcext:value-type="string">
            <text:p>1</text:p>
          </table:table-cell>
          <table:table-cell table:style-name="ce5" table:formula="of:==SUBSTITUTE([raw_fr_colin.C5];&quot;nan&quot;;&quot;N/A&quot;)" office:value-type="string" office:string-value="2" calcext:value-type="string">
            <text:p>2</text:p>
          </table:table-cell>
          <table:table-cell table:style-name="ce5" table:formula="of:==SUBSTITUTE([raw_fr_colin.D5];&quot;nan&quot;;&quot;N/A&quot;)" office:value-type="string" office:string-value="1" calcext:value-type="string">
            <text:p>1</text:p>
          </table:table-cell>
          <table:table-cell table:style-name="ce5" table:formula="of:==SUBSTITUTE([raw_fr_colin.E5];&quot;nan&quot;;&quot;N/A&quot;)" office:value-type="string" office:string-value="4" calcext:value-type="string">
            <text:p>4</text:p>
          </table:table-cell>
          <table:table-cell table:style-name="ce5" table:formula="of:==SUBSTITUTE([raw_fr_colin.F5];&quot;nan&quot;;&quot;N/A&quot;)" office:value-type="string" office:string-value="5" calcext:value-type="string">
            <text:p>5</text:p>
          </table:table-cell>
          <table:table-cell table:style-name="ce5" table:formula="of:==SUBSTITUTE([raw_fr_colin.G5];&quot;nan&quot;;&quot;N/A&quot;)" office:value-type="string" office:string-value="0" calcext:value-type="string">
            <text:p>0</text:p>
          </table:table-cell>
          <table:table-cell table:style-name="ce5" table:formula="of:==SUBSTITUTE([raw_fr_colin.H5];&quot;nan&quot;;&quot;N/A&quot;)" office:value-type="string" office:string-value="1" calcext:value-type="string">
            <text:p>1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71.7 (36.3)" calcext:value-type="string">
            <text:p>71.7 (36.3)</text:p>
          </table:table-cell>
          <table:table-cell table:style-name="ce5" table:formula="of:==SUBSTITUTE([raw_fr_colin.C6];&quot;nan&quot;;&quot;N/A&quot;)" office:value-type="string" office:string-value="80.9 (37.5)" calcext:value-type="string">
            <text:p>80.9 (37.5)</text:p>
          </table:table-cell>
          <table:table-cell table:style-name="ce5" table:formula="of:==SUBSTITUTE([raw_fr_colin.D6];&quot;nan&quot;;&quot;N/A&quot;)" office:value-type="string" office:string-value="73.2 (27.6)" calcext:value-type="string">
            <text:p>73.2 (27.6)</text:p>
          </table:table-cell>
          <table:table-cell table:style-name="ce5" table:formula="of:==SUBSTITUTE([raw_fr_colin.E6];&quot;nan&quot;;&quot;N/A&quot;)" office:value-type="string" office:string-value="66.0 (34.1)" calcext:value-type="string">
            <text:p>66.0 (34.1)</text:p>
          </table:table-cell>
          <table:table-cell table:style-name="ce5" table:formula="of:==SUBSTITUTE([raw_fr_colin.F6];&quot;nan&quot;;&quot;N/A&quot;)" office:value-type="string" office:string-value="62.3 (23.7)" calcext:value-type="string">
            <text:p>62.3 (23.7)</text:p>
          </table:table-cell>
          <table:table-cell table:style-name="ce5" table:formula="of:==SUBSTITUTE([raw_fr_colin.G6];&quot;nan&quot;;&quot;N/A&quot;)" office:value-type="string" office:string-value="62.2 (24.9)" calcext:value-type="string">
            <text:p>62.2 (24.9)</text:p>
          </table:table-cell>
          <table:table-cell table:style-name="ce5" table:formula="of:==SUBSTITUTE([raw_fr_colin.H6];&quot;nan&quot;;&quot;N/A&quot;)" office:value-type="string" office:string-value="68.3 (30.7)" calcext:value-type="string">
            <text:p>68.3 (30.7)</text:p>
          </table:table-cell>
          <table:table-cell table:style-name="ce5" table:formula="of:==SUBSTITUTE([raw_fr_colin.I6];&quot;nan&quot;;&quot;N/A&quot;)" office:value-type="string" office:string-value="72.0 (33.9)" calcext:value-type="string">
            <text:p>72.0 (33.9)</text:p>
          </table:table-cell>
          <table:table-cell table:style-name="ce5" table:formula="of:==SUBSTITUTE([raw_fr_colin.J6];&quot;nan&quot;;&quot;N/A&quot;)" office:value-type="string" office:string-value="63.8 (26.0)" calcext:value-type="string">
            <text:p>63.8 (26.0)</text:p>
          </table:table-cell>
          <table:table-cell table:number-columns-repeated="1013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198.3 (83.3)" calcext:value-type="string">
            <text:p>198.3 (83.3)</text:p>
          </table:table-cell>
          <table:table-cell table:style-name="ce5" table:formula="of:==SUBSTITUTE([raw_fr_colin.C10];&quot;nan&quot;;&quot;N/A&quot;)" office:value-type="string" office:string-value="205.4 (68.1)" calcext:value-type="string">
            <text:p>205.4 (68.1)</text:p>
          </table:table-cell>
          <table:table-cell table:style-name="ce5" table:formula="of:==SUBSTITUTE([raw_fr_colin.D10];&quot;nan&quot;;&quot;N/A&quot;)" office:value-type="string" office:string-value="145.5 (41.3)" calcext:value-type="string">
            <text:p>145.5 (41.3)</text:p>
          </table:table-cell>
          <table:table-cell table:style-name="ce5" table:formula="of:==SUBSTITUTE([raw_fr_colin.E10];&quot;nan&quot;;&quot;N/A&quot;)" office:value-type="string" office:string-value="168.5 (58.2)" calcext:value-type="string">
            <text:p>168.5 (58.2)</text:p>
          </table:table-cell>
          <table:table-cell table:style-name="ce5" table:formula="of:==SUBSTITUTE([raw_fr_colin.F10];&quot;nan&quot;;&quot;N/A&quot;)" office:value-type="string" office:string-value="140.9 (28.6)" calcext:value-type="string">
            <text:p>140.9 (28.6)</text:p>
          </table:table-cell>
          <table:table-cell table:style-name="ce5" table:formula="of:==SUBSTITUTE([raw_fr_colin.G10];&quot;nan&quot;;&quot;N/A&quot;)" office:value-type="string" office:string-value="150.7 (39.6)" calcext:value-type="string">
            <text:p>150.7 (39.6)</text:p>
          </table:table-cell>
          <table:table-cell table:style-name="ce5" table:formula="of:==SUBSTITUTE([raw_fr_colin.H10];&quot;nan&quot;;&quot;N/A&quot;)" office:value-type="string" office:string-value="169.6 (61.1)" calcext:value-type="string">
            <text:p>169.6 (61.1)</text:p>
          </table:table-cell>
          <table:table-cell table:style-name="ce5" table:formula="of:==SUBSTITUTE([raw_fr_colin.I10];&quot;nan&quot;;&quot;N/A&quot;)" office:value-type="string" office:string-value="171.7 (58.1)" calcext:value-type="string">
            <text:p>171.7 (58.1)</text:p>
          </table:table-cell>
          <table:table-cell table:style-name="ce5" table:formula="of:==SUBSTITUTE([raw_fr_colin.J10];&quot;nan&quot;;&quot;N/A&quot;)" office:value-type="string" office:string-value="157.5 (46.1)" calcext:value-type="string">
            <text:p>157.5 (46.1)</text:p>
          </table:table-cell>
          <table:table-cell table:number-columns-repeated="1013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62.4 (86.0)" calcext:value-type="string">
            <text:p>62.4 (86.0)</text:p>
          </table:table-cell>
          <table:table-cell table:style-name="ce5" table:formula="of:==SUBSTITUTE([raw_fr_colin.C14];&quot;nan&quot;;&quot;N/A&quot;)" office:value-type="string" office:string-value="170.7 (239.5)" calcext:value-type="string">
            <text:p>170.7 (239.5)</text:p>
          </table:table-cell>
          <table:table-cell table:style-name="ce5" table:formula="of:==SUBSTITUTE([raw_fr_colin.D14];&quot;nan&quot;;&quot;N/A&quot;)" office:value-type="string" office:string-value="475.6 (720.3)" calcext:value-type="string">
            <text:p>475.6 (720.3)</text:p>
          </table:table-cell>
          <table:table-cell table:style-name="ce5" table:formula="of:==SUBSTITUTE([raw_fr_colin.E14];&quot;nan&quot;;&quot;N/A&quot;)" office:value-type="string" office:string-value="186.2 (327.3)" calcext:value-type="string">
            <text:p>186.2 (327.3)</text:p>
          </table:table-cell>
          <table:table-cell table:style-name="ce5" table:formula="of:==SUBSTITUTE([raw_fr_colin.F14];&quot;nan&quot;;&quot;N/A&quot;)" office:value-type="string" office:string-value="302.9 (325.8)" calcext:value-type="string">
            <text:p>302.9 (325.8)</text:p>
          </table:table-cell>
          <table:table-cell table:style-name="ce5" table:formula="of:==SUBSTITUTE([raw_fr_colin.G14];&quot;nan&quot;;&quot;N/A&quot;)" office:value-type="string" office:string-value="124.3 (147.4)" calcext:value-type="string">
            <text:p>124.3 (147.4)</text:p>
          </table:table-cell>
          <table:table-cell table:style-name="ce5" table:formula="of:==SUBSTITUTE([raw_fr_colin.H14];&quot;nan&quot;;&quot;N/A&quot;)" office:value-type="string" office:string-value="327.7 (672.0)" calcext:value-type="string">
            <text:p>327.7 (672.0)</text:p>
          </table:table-cell>
          <table:table-cell table:style-name="ce5" table:formula="of:==SUBSTITUTE([raw_fr_colin.I14];&quot;nan&quot;;&quot;N/A&quot;)" office:value-type="string" office:string-value="318.1 (485.7)" calcext:value-type="string">
            <text:p>318.1 (485.7)</text:p>
          </table:table-cell>
          <table:table-cell table:style-name="ce5" table:formula="of:==SUBSTITUTE([raw_fr_colin.J14];&quot;nan&quot;;&quot;N/A&quot;)" office:value-type="string" office:string-value="216.6 (365.4)" calcext:value-type="string">
            <text:p>216.6 (365.4)</text:p>
          </table:table-cell>
          <table:table-cell table:number-columns-repeated="1013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65.3 (180.0)" calcext:value-type="string">
            <text:p>65.3 (180.0)</text:p>
          </table:table-cell>
          <table:table-cell table:style-name="ce5" table:formula="of:==SUBSTITUTE([raw_fr_colin.C15];&quot;nan&quot;;&quot;N/A&quot;)" office:value-type="string" office:string-value="82.7 (299.6)" calcext:value-type="string">
            <text:p>82.7 (299.6)</text:p>
          </table:table-cell>
          <table:table-cell table:style-name="ce5" table:formula="of:==SUBSTITUTE([raw_fr_colin.D15];&quot;nan&quot;;&quot;N/A&quot;)" office:value-type="string" office:string-value="10.1 (7.4)" calcext:value-type="string">
            <text:p>10.1 (7.4)</text:p>
          </table:table-cell>
          <table:table-cell table:style-name="ce5" table:formula="of:==SUBSTITUTE([raw_fr_colin.E15];&quot;nan&quot;;&quot;N/A&quot;)" office:value-type="string" office:string-value="164.7 (329.0)" calcext:value-type="string">
            <text:p>164.7 (329.0)</text:p>
          </table:table-cell>
          <table:table-cell table:style-name="ce5" table:formula="of:==SUBSTITUTE([raw_fr_colin.F15];&quot;nan&quot;;&quot;N/A&quot;)" office:value-type="string" office:string-value="277.8 (629.0)" calcext:value-type="string">
            <text:p>277.8 (629.0)</text:p>
          </table:table-cell>
          <table:table-cell table:style-name="ce5" table:formula="of:==SUBSTITUTE([raw_fr_colin.G15];&quot;nan&quot;;&quot;N/A&quot;)" office:value-type="string" office:string-value="14.3 (10.3)" calcext:value-type="string">
            <text:p>14.3 (10.3)</text:p>
          </table:table-cell>
          <table:table-cell table:style-name="ce5" table:formula="of:==SUBSTITUTE([raw_fr_colin.H15];&quot;nan&quot;;&quot;N/A&quot;)" office:value-type="string" office:string-value="108.9 (257.6)" calcext:value-type="string">
            <text:p>108.9 (257.6)</text:p>
          </table:table-cell>
          <table:table-cell table:style-name="ce5" table:formula="of:==SUBSTITUTE([raw_fr_colin.I15];&quot;nan&quot;;&quot;N/A&quot;)" office:value-type="string" office:string-value="182.6 (543.6)" calcext:value-type="string">
            <text:p>182.6 (543.6)</text:p>
          </table:table-cell>
          <table:table-cell table:style-name="ce5" table:formula="of:==SUBSTITUTE([raw_fr_colin.J15];&quot;nan&quot;;&quot;N/A&quot;)" office:value-type="string" office:string-value="260.5 (643.0)" calcext:value-type="string">
            <text:p>260.5 (643.0)</text:p>
          </table:table-cell>
          <table:table-cell table:number-columns-repeated="1013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267.0 (141.4)" calcext:value-type="string">
            <text:p>267.0 (141.4)</text:p>
          </table:table-cell>
          <table:table-cell table:style-name="ce5" table:formula="of:==SUBSTITUTE([raw_fr_colin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E17];&quot;nan&quot;;&quot;N/A&quot;)" office:value-type="string" office:string-value="917.0 (409.4)" calcext:value-type="string">
            <text:p>917.0 (409.4)</text:p>
          </table:table-cell>
          <table:table-cell table:style-name="ce5" table:formula="of:==SUBSTITUTE([raw_fr_colin.F17];&quot;nan&quot;;&quot;N/A&quot;)" office:value-type="string" office:string-value="1815.8 (1389.7)" calcext:value-type="string">
            <text:p>1815.8 (1389.7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I17];&quot;nan&quot;;&quot;N/A&quot;)" office:value-type="string" office:string-value="1355.0 (362.0)" calcext:value-type="string">
            <text:p>1355.0 (362.0)</text:p>
          </table:table-cell>
          <table:table-cell table:style-name="ce5" table:formula="of:==SUBSTITUTE([raw_fr_colin.J17];&quot;nan&quot;;&quot;N/A&quot;)" office:value-type="string" office:string-value="1589.0 (670.3)" calcext:value-type="string">
            <text:p>1589.0 (670.3)</text:p>
          </table:table-cell>
          <table:table-cell table:number-columns-repeated="1013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0.1 (0.3)" calcext:value-type="string">
            <text:p>0.1 (0.3)</text:p>
          </table:table-cell>
          <table:table-cell table:style-name="ce5" table:formula="of:==SUBSTITUTE([raw_fr_colin.C18];&quot;nan&quot;;&quot;N/A&quot;)" office:value-type="string" office:string-value="1.5 (2.9)" calcext:value-type="string">
            <text:p>1.5 (2.9)</text:p>
          </table:table-cell>
          <table:table-cell table:style-name="ce5" table:formula="of:==SUBSTITUTE([raw_fr_colin.D18];&quot;nan&quot;;&quot;N/A&quot;)" office:value-type="string" office:string-value="4.3 (7.4)" calcext:value-type="string">
            <text:p>4.3 (7.4)</text:p>
          </table:table-cell>
          <table:table-cell table:style-name="ce5" table:formula="of:==SUBSTITUTE([raw_fr_colin.E18];&quot;nan&quot;;&quot;N/A&quot;)" office:value-type="string" office:string-value="1.6 (2.7)" calcext:value-type="string">
            <text:p>1.6 (2.7)</text:p>
          </table:table-cell>
          <table:table-cell table:style-name="ce5" table:formula="of:==SUBSTITUTE([raw_fr_colin.F18];&quot;nan&quot;;&quot;N/A&quot;)" office:value-type="string" office:string-value="3.1 (3.5)" calcext:value-type="string">
            <text:p>3.1 (3.5)</text:p>
          </table:table-cell>
          <table:table-cell table:style-name="ce5" table:formula="of:==SUBSTITUTE([raw_fr_colin.G18];&quot;nan&quot;;&quot;N/A&quot;)" office:value-type="string" office:string-value="1.2 (1.7)" calcext:value-type="string">
            <text:p>1.2 (1.7)</text:p>
          </table:table-cell>
          <table:table-cell table:style-name="ce5" table:formula="of:==SUBSTITUTE([raw_fr_colin.H18];&quot;nan&quot;;&quot;N/A&quot;)" office:value-type="string" office:string-value="2.9 (5.5)" calcext:value-type="string">
            <text:p>2.9 (5.5)</text:p>
          </table:table-cell>
          <table:table-cell table:style-name="ce5" table:formula="of:==SUBSTITUTE([raw_fr_colin.I18];&quot;nan&quot;;&quot;N/A&quot;)" office:value-type="string" office:string-value="3.4 (5.1)" calcext:value-type="string">
            <text:p>3.4 (5.1)</text:p>
          </table:table-cell>
          <table:table-cell table:style-name="ce5" table:formula="of:==SUBSTITUTE([raw_fr_colin.J18];&quot;nan&quot;;&quot;N/A&quot;)" office:value-type="string" office:string-value="2.2 (3.9)" calcext:value-type="string">
            <text:p>2.2 (3.9)</text:p>
          </table:table-cell>
          <table:table-cell table:number-columns-repeated="1013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0.5 (1.4)" calcext:value-type="string">
            <text:p>0.5 (1.4)</text:p>
          </table:table-cell>
          <table:table-cell table:style-name="ce5" table:formula="of:==SUBSTITUTE([raw_fr_colin.C19];&quot;nan&quot;;&quot;N/A&quot;)" office:value-type="string" office:string-value="0.8 (3.1)" calcext:value-type="string">
            <text:p>0.8 (3.1)</text:p>
          </table:table-cell>
          <table:table-cell table:style-name="ce5" table:formula="of:==SUBSTITUTE([raw_fr_colin.D19];&quot;nan&quot;;&quot;N/A&quot;)" office:value-type="string" office:string-value="0.1 (0.1)" calcext:value-type="string">
            <text:p>0.1 (0.1)</text:p>
          </table:table-cell>
          <table:table-cell table:style-name="ce5" table:formula="of:==SUBSTITUTE([raw_fr_colin.E19];&quot;nan&quot;;&quot;N/A&quot;)" office:value-type="string" office:string-value="1.7 (3.6)" calcext:value-type="string">
            <text:p>1.7 (3.6)</text:p>
          </table:table-cell>
          <table:table-cell table:style-name="ce5" table:formula="of:==SUBSTITUTE([raw_fr_colin.F19];&quot;nan&quot;;&quot;N/A&quot;)" office:value-type="string" office:string-value="2.8 (6.1)" calcext:value-type="string">
            <text:p>2.8 (6.1)</text:p>
          </table:table-cell>
          <table:table-cell table:style-name="ce5" table:formula="of:==SUBSTITUTE([raw_fr_colin.G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H19];&quot;nan&quot;;&quot;N/A&quot;)" office:value-type="string" office:string-value="1.1 (2.8)" calcext:value-type="string">
            <text:p>1.1 (2.8)</text:p>
          </table:table-cell>
          <table:table-cell table:style-name="ce5" table:formula="of:==SUBSTITUTE([raw_fr_colin.I19];&quot;nan&quot;;&quot;N/A&quot;)" office:value-type="string" office:string-value="2.0 (6.0)" calcext:value-type="string">
            <text:p>2.0 (6.0)</text:p>
          </table:table-cell>
          <table:table-cell table:style-name="ce5" table:formula="of:==SUBSTITUTE([raw_fr_colin.J19];&quot;nan&quot;;&quot;N/A&quot;)" office:value-type="string" office:string-value="2.8 (6.9)" calcext:value-type="string">
            <text:p>2.8 (6.9)</text:p>
          </table:table-cell>
          <table:table-cell table:number-columns-repeated="1013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40.1 (1.1)" calcext:value-type="string">
            <text:p>40.1 (1.1)</text:p>
          </table:table-cell>
          <table:table-cell table:style-name="ce5" table:formula="of:==SUBSTITUTE([raw_fr_colin.C20];&quot;nan&quot;;&quot;N/A&quot;)" office:value-type="string" office:string-value="45.6 (7.4)" calcext:value-type="string">
            <text:p>45.6 (7.4)</text:p>
          </table:table-cell>
          <table:table-cell table:style-name="ce5" table:formula="of:==SUBSTITUTE([raw_fr_colin.D20];&quot;nan&quot;;&quot;N/A&quot;)" office:value-type="string" office:string-value="39.2 (10.1)" calcext:value-type="string">
            <text:p>39.2 (10.1)</text:p>
          </table:table-cell>
          <table:table-cell table:style-name="ce5" table:formula="of:==SUBSTITUTE([raw_fr_colin.E20];&quot;nan&quot;;&quot;N/A&quot;)" office:value-type="string" office:string-value="41.8 (6.2)" calcext:value-type="string">
            <text:p>41.8 (6.2)</text:p>
          </table:table-cell>
          <table:table-cell table:style-name="ce5" table:formula="of:==SUBSTITUTE([raw_fr_colin.F20];&quot;nan&quot;;&quot;N/A&quot;)" office:value-type="string" office:string-value="42.6 (8.5)" calcext:value-type="string">
            <text:p>42.6 (8.5)</text:p>
          </table:table-cell>
          <table:table-cell table:style-name="ce5" table:formula="of:==SUBSTITUTE([raw_fr_colin.G20];&quot;nan&quot;;&quot;N/A&quot;)" office:value-type="string" office:string-value="32.8 (6.7)" calcext:value-type="string">
            <text:p>32.8 (6.7)</text:p>
          </table:table-cell>
          <table:table-cell table:style-name="ce5" table:formula="of:==SUBSTITUTE([raw_fr_colin.H20];&quot;nan&quot;;&quot;N/A&quot;)" office:value-type="string" office:string-value="35.1 (3.6)" calcext:value-type="string">
            <text:p>35.1 (3.6)</text:p>
          </table:table-cell>
          <table:table-cell table:style-name="ce5" table:formula="of:==SUBSTITUTE([raw_fr_colin.I20];&quot;nan&quot;;&quot;N/A&quot;)" office:value-type="string" office:string-value="43.5 (7.9)" calcext:value-type="string">
            <text:p>43.5 (7.9)</text:p>
          </table:table-cell>
          <table:table-cell table:style-name="ce5" table:formula="of:==SUBSTITUTE([raw_fr_colin.J20];&quot;nan&quot;;&quot;N/A&quot;)" office:value-type="string" office:string-value="33.4 (7.9)" calcext:value-type="string">
            <text:p>33.4 (7.9)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tical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8" table:default-cell-style-name="ce8"/>
        <table:table-column table:style-name="co14" table:default-cell-style-name="ce8"/>
        <table:table-column table:style-name="co15" table:default-cell-style-name="ce8"/>
        <table:table-column table:style-name="co12" table:default-cell-style-name="ce8"/>
        <table:table-column table:style-name="co16" table:default-cell-style-name="ce8"/>
        <table:table-column table:style-name="co12" table:default-cell-style-name="ce8"/>
        <table:table-column table:style-name="co17" table:default-cell-style-name="ce8"/>
        <table:table-column table:style-name="co12" table:default-cell-style-name="ce8"/>
        <table:table-column table:style-name="co9" table:default-cell-style-name="ce8"/>
        <table:table-column table:style-name="co18" table:default-cell-style-name="ce8"/>
        <table:table-column table:style-name="co19" table:default-cell-style-name="ce8"/>
        <table:table-column table:style-name="co12" table:default-cell-style-name="ce8"/>
        <table:table-column table:style-name="co20" table:default-cell-style-name="ce8"/>
        <table:table-column table:style-name="co18" table:default-cell-style-name="ce8"/>
        <table:table-column table:style-name="co20" table:default-cell-style-name="ce8"/>
        <table:table-column table:style-name="co10" table:number-columns-repeated="1006" table:default-cell-style-name="ce8"/>
        <table:table-row table:style-name="ro4">
          <table:table-cell table:style-name="ce7" table:number-columns-repeated="2"/>
          <table:table-cell table:style-name="ce9"/>
          <table:table-cell table:style-name="ce10" table:number-columns-repeated="4"/>
          <table:table-cell table:style-name="ce9" table:number-columns-repeated="2"/>
          <table:table-cell table:style-name="ce9" office:value-type="string" calcext:value-type="string">
            <text:p>Stats | <text:s/>Blocks World | TFD</text:p>
          </table:table-cell>
          <table:table-cell table:style-name="ce9" table:number-columns-repeated="2"/>
          <table:table-cell table:style-name="ce10" table:number-columns-repeated="3"/>
          <table:table-cell table:style-name="ce9"/>
          <table:table-cell table:style-name="ce10" table:number-columns-repeated="2"/>
          <table:table-cell table:number-columns-repeated="1006"/>
        </table:table-row>
        <table:table-row table:style-name="ro4">
          <table:table-cell table:style-name="ce1" table:formula="of:=[$'Stats |  Blocks World | TFD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Blocks World | TFD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TFD | Hor'.$A$3]" office:value-type="float" office:value="0" calcext:value-type="float">
            <text:p>0</text:p>
          </table:covered-table-cell>
          <table:covered-table-cell table:style-name="ce3" table:formula="of:=[$'Stats |  Blocks World | TFD | Hor'.$A$4]" office:value-type="float" office:value="0" calcext:value-type="float">
            <text:p>0</text:p>
          </table:covered-table-cell>
          <table:covered-table-cell table:style-name="ce3" table:formula="of:=[$'Stats |  Blocks World | TFD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Blocks World | TFD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Blocks World | TFD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Blocks World | TFD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TFD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TFD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Blocks World | TFD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TFD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TFD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4">
          <table:table-cell table:style-name="ce1" table:formula="of:=[$'Stats |  Blocks World | TFD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Blocks World | TFD | Hor'.$B$2]" office:value-type="string" office:string-value="Success (%)" calcext:value-type="string">
            <text:p>Success (%)</text:p>
          </table:table-cell>
          <table:table-cell table:style-name="ce1" table:formula="of:=[$'Stats |  Blocks World | TFD | Hor'.$B$3]" office:value-type="string" office:string-value="Nonexecutable (%)" calcext:value-type="string">
            <text:p>Nonexecutable (%)</text:p>
          </table:table-cell>
          <table:table-cell table:style-name="ce1" table:formula="of:=[$'Stats |  Blocks World | TFD | Hor'.$B$4]" office:value-type="string" office:string-value="Time Fail (%)" calcext:value-type="string">
            <text:p>Time Fail (%)</text:p>
          </table:table-cell>
          <table:table-cell table:style-name="ce1" table:formula="of:=[$'Stats |  Blocks World | TFD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Blocks World | TFD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TFD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TFD | Hor'.$B$8]" office:value-type="string" office:string-value="Success" calcext:value-type="string">
            <text:p>Success</text:p>
          </table:table-cell>
          <table:table-cell table:style-name="ce1" table:formula="of:=[$'Stats |  Blocks World | TFD | Hor'.$B$9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Blocks World | TFD | Hor'.$B$11]" office:value-type="string" office:string-value="Success" calcext:value-type="string">
            <text:p>Success</text:p>
          </table:table-cell>
          <table:table-cell table:style-name="ce1" table:formula="of:=[$'Stats |  Blocks World | TFD | Hor'.$B$12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4">
          <table:table-cell table:style-name="ce1" table:formula="of:=[$'Stats |  Blocks World | TFD | Hor'.$C$1]" office:value-type="string" office:string-value="PA" calcext:value-type="string">
            <text:p>PA</text:p>
          </table:table-cell>
          <table:table-cell table:style-name="ce7"/>
          <table:table-cell table:style-name="ce5" table:formula="of:=[$'Stats |  Blocks World | TFD | Hor'.$C$2]" office:value-type="string" office:string-value="40" calcext:value-type="string">
            <text:p>40</text:p>
          </table:table-cell>
          <table:table-cell table:style-name="ce5" table:formula="of:=[$'Stats |  Blocks World | TFD | Hor'.$C$3]" office:value-type="string" office:string-value="0" calcext:value-type="string">
            <text:p>0</text:p>
          </table:table-cell>
          <table:table-cell table:style-name="ce5" table:formula="of:=[$'Stats |  Blocks World | TFD | Hor'.$C$4]" office:value-type="string" office:string-value="60" calcext:value-type="string">
            <text:p>60</text:p>
          </table:table-cell>
          <table:table-cell table:style-name="ce5" table:formula="of:=[$'Stats |  Blocks World | TFD | Hor'.$C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C$6]" office:value-type="string" office:string-value="34.6 (11.6)" calcext:value-type="string">
            <text:p>34.6 (11.6)</text:p>
          </table:table-cell>
          <table:table-cell table:style-name="ce11"/>
          <table:table-cell table:style-name="ce5" table:formula="of:=[$'Stats |  Blocks World | TFD | Hor'.$C$7]" office:value-type="string" office:string-value="73.9 (21.8)" calcext:value-type="string">
            <text:p>73.9 (21.8)</text:p>
          </table:table-cell>
          <table:table-cell table:style-name="ce11"/>
          <table:table-cell table:style-name="ce5" table:formula="of:=[$'Stats |  Blocks World | TFD | Hor'.$C$8]" office:value-type="string" office:string-value="458.3 (815.9)" calcext:value-type="string">
            <text:p>458.3 (815.9)</text:p>
          </table:table-cell>
          <table:table-cell table:style-name="ce5" table:formula="of:=[$'Stats |  Blocks World | TFD | Hor'.$C$9]" office:value-type="string" office:string-value="N/A (N/A)" calcext:value-type="string">
            <text:p>N/A (N/A)</text:p>
          </table:table-cell>
          <table:table-cell table:style-name="ce5" table:formula="of:=[$'Stats |  Blocks World | TFD | Hor'.$C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C$11]" office:value-type="string" office:string-value="7.9 (15.5)" calcext:value-type="string">
            <text:p>7.9 (15.5)</text:p>
          </table:table-cell>
          <table:table-cell table:style-name="ce5" table:formula="of:=[$'Stats |  Blocks World | TFD | Hor'.$C$12]" office:value-type="string" office:string-value="N/A (N/A)" calcext:value-type="string">
            <text:p>N/A (N/A)</text:p>
          </table:table-cell>
          <table:table-cell table:style-name="ce5" table:formula="of:=[$'Stats |  Blocks World | TFD | Hor'.$C$13]" office:value-type="string" office:string-value="20.2 (14.4)" calcext:value-type="string">
            <text:p>20.2 (14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D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Blocks World | TFD | Hor'.$D$2]" office:value-type="string" office:string-value="24" calcext:value-type="string">
            <text:p>24</text:p>
          </table:table-cell>
          <table:table-cell table:style-name="ce5" table:formula="of:=[$'Stats |  Blocks World | TFD | Hor'.$D$3]" office:value-type="string" office:string-value="34" calcext:value-type="string">
            <text:p>34</text:p>
          </table:table-cell>
          <table:table-cell table:style-name="ce5" table:formula="of:=[$'Stats |  Blocks World | TFD | Hor'.$D$4]" office:value-type="string" office:string-value="42" calcext:value-type="string">
            <text:p>42</text:p>
          </table:table-cell>
          <table:table-cell table:style-name="ce5" table:formula="of:=[$'Stats |  Blocks World | TFD | Hor'.$D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D$6]" office:value-type="string" office:string-value="49.5 (11.6)" calcext:value-type="string">
            <text:p>49.5 (11.6)</text:p>
          </table:table-cell>
          <table:table-cell table:style-name="ce11"/>
          <table:table-cell table:style-name="ce5" table:formula="of:=[$'Stats |  Blocks World | TFD | Hor'.$D$7]" office:value-type="string" office:string-value="75.6 (15.9)" calcext:value-type="string">
            <text:p>75.6 (15.9)</text:p>
          </table:table-cell>
          <table:table-cell table:style-name="ce11"/>
          <table:table-cell table:style-name="ce5" table:formula="of:=[$'Stats |  Blocks World | TFD | Hor'.$D$8]" office:value-type="string" office:string-value="791.7 (1077.8)" calcext:value-type="string">
            <text:p>791.7 (1077.8)</text:p>
          </table:table-cell>
          <table:table-cell table:style-name="ce5" table:formula="of:=[$'Stats |  Blocks World | TFD | Hor'.$D$9]" office:value-type="string" office:string-value="454.1 (789.0)" calcext:value-type="string">
            <text:p>454.1 (789.0)</text:p>
          </table:table-cell>
          <table:table-cell table:style-name="ce5" table:formula="of:=[$'Stats |  Blocks World | TFD | Hor'.$D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D$11]" office:value-type="string" office:string-value="6.9 (8.4)" calcext:value-type="string">
            <text:p>6.9 (8.4)</text:p>
          </table:table-cell>
          <table:table-cell table:style-name="ce5" table:formula="of:=[$'Stats |  Blocks World | TFD | Hor'.$D$12]" office:value-type="string" office:string-value="5.9 (11.3)" calcext:value-type="string">
            <text:p>5.9 (11.3)</text:p>
          </table:table-cell>
          <table:table-cell table:style-name="ce5" table:formula="of:=[$'Stats |  Blocks World | TFD | Hor'.$D$13]" office:value-type="string" office:string-value="31.5 (16.1)" calcext:value-type="string">
            <text:p>31.5 (16.1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E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Blocks World | TFD | Hor'.$E$2]" office:value-type="string" office:string-value="20" calcext:value-type="string">
            <text:p>20</text:p>
          </table:table-cell>
          <table:table-cell table:style-name="ce5" table:formula="of:=[$'Stats |  Blocks World | TFD | Hor'.$E$3]" office:value-type="string" office:string-value="31" calcext:value-type="string">
            <text:p>31</text:p>
          </table:table-cell>
          <table:table-cell table:style-name="ce5" table:formula="of:=[$'Stats |  Blocks World | TFD | Hor'.$E$4]" office:value-type="string" office:string-value="49" calcext:value-type="string">
            <text:p>49</text:p>
          </table:table-cell>
          <table:table-cell table:style-name="ce5" table:formula="of:=[$'Stats |  Blocks World | TFD | Hor'.$E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E$6]" office:value-type="string" office:string-value="51.3 (22.2)" calcext:value-type="string">
            <text:p>51.3 (22.2)</text:p>
          </table:table-cell>
          <table:table-cell table:style-name="ce11"/>
          <table:table-cell table:style-name="ce5" table:formula="of:=[$'Stats |  Blocks World | TFD | Hor'.$E$7]" office:value-type="string" office:string-value="75.7 (31.4)" calcext:value-type="string">
            <text:p>75.7 (31.4)</text:p>
          </table:table-cell>
          <table:table-cell table:style-name="ce11"/>
          <table:table-cell table:style-name="ce5" table:formula="of:=[$'Stats |  Blocks World | TFD | Hor'.$E$8]" office:value-type="string" office:string-value="468.0 (600.2)" calcext:value-type="string">
            <text:p>468.0 (600.2)</text:p>
          </table:table-cell>
          <table:table-cell table:style-name="ce5" table:formula="of:=[$'Stats |  Blocks World | TFD | Hor'.$E$9]" office:value-type="string" office:string-value="208.9 (453.7)" calcext:value-type="string">
            <text:p>208.9 (453.7)</text:p>
          </table:table-cell>
          <table:table-cell table:style-name="ce5" table:formula="of:=[$'Stats |  Blocks World | TFD | Hor'.$E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E$11]" office:value-type="string" office:string-value="6.9 (8.6)" calcext:value-type="string">
            <text:p>6.9 (8.6)</text:p>
          </table:table-cell>
          <table:table-cell table:style-name="ce5" table:formula="of:=[$'Stats |  Blocks World | TFD | Hor'.$E$12]" office:value-type="string" office:string-value="1.5 (2.8)" calcext:value-type="string">
            <text:p>1.5 (2.8)</text:p>
          </table:table-cell>
          <table:table-cell table:style-name="ce5" table:formula="of:=[$'Stats |  Blocks World | TFD | Hor'.$E$13]" office:value-type="string" office:string-value="29.6 (14.8)" calcext:value-type="string">
            <text:p>29.6 (14.8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F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Blocks World | TFD | Hor'.$F$2]" office:value-type="string" office:string-value="28" calcext:value-type="string">
            <text:p>28</text:p>
          </table:table-cell>
          <table:table-cell table:style-name="ce5" table:formula="of:=[$'Stats |  Blocks World | TFD | Hor'.$F$3]" office:value-type="string" office:string-value="23" calcext:value-type="string">
            <text:p>23</text:p>
          </table:table-cell>
          <table:table-cell table:style-name="ce5" table:formula="of:=[$'Stats |  Blocks World | TFD | Hor'.$F$4]" office:value-type="string" office:string-value="49" calcext:value-type="string">
            <text:p>49</text:p>
          </table:table-cell>
          <table:table-cell table:style-name="ce5" table:formula="of:=[$'Stats |  Blocks World | TFD | Hor'.$F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F$6]" office:value-type="string" office:string-value="45.0 (12.3)" calcext:value-type="string">
            <text:p>45.0 (12.3)</text:p>
          </table:table-cell>
          <table:table-cell table:style-name="ce11"/>
          <table:table-cell table:style-name="ce5" table:formula="of:=[$'Stats |  Blocks World | TFD | Hor'.$F$7]" office:value-type="string" office:string-value="70.9 (19.9)" calcext:value-type="string">
            <text:p>70.9 (19.9)</text:p>
          </table:table-cell>
          <table:table-cell table:style-name="ce11"/>
          <table:table-cell table:style-name="ce5" table:formula="of:=[$'Stats |  Blocks World | TFD | Hor'.$F$8]" office:value-type="string" office:string-value="377.0 (691.6)" calcext:value-type="string">
            <text:p>377.0 (691.6)</text:p>
          </table:table-cell>
          <table:table-cell table:style-name="ce5" table:formula="of:=[$'Stats |  Blocks World | TFD | Hor'.$F$9]" office:value-type="string" office:string-value="313.0 (628.0)" calcext:value-type="string">
            <text:p>313.0 (628.0)</text:p>
          </table:table-cell>
          <table:table-cell table:style-name="ce5" table:formula="of:=[$'Stats |  Blocks World | TFD | Hor'.$F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F$11]" office:value-type="string" office:string-value="4.8 (6.1)" calcext:value-type="string">
            <text:p>4.8 (6.1)</text:p>
          </table:table-cell>
          <table:table-cell table:style-name="ce5" table:formula="of:=[$'Stats |  Blocks World | TFD | Hor'.$F$12]" office:value-type="string" office:string-value="4.1 (9.6)" calcext:value-type="string">
            <text:p>4.1 (9.6)</text:p>
          </table:table-cell>
          <table:table-cell table:style-name="ce5" table:formula="of:=[$'Stats |  Blocks World | TFD | Hor'.$F$13]" office:value-type="string" office:string-value="27.0 (19.4)" calcext:value-type="string">
            <text:p>27.0 (19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G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Blocks World | TFD | Hor'.$G$2]" office:value-type="string" office:string-value="33" calcext:value-type="string">
            <text:p>33</text:p>
          </table:table-cell>
          <table:table-cell table:style-name="ce5" table:formula="of:=[$'Stats |  Blocks World | TFD | Hor'.$G$3]" office:value-type="string" office:string-value="29" calcext:value-type="string">
            <text:p>29</text:p>
          </table:table-cell>
          <table:table-cell table:style-name="ce5" table:formula="of:=[$'Stats |  Blocks World | TFD | Hor'.$G$4]" office:value-type="string" office:string-value="38" calcext:value-type="string">
            <text:p>38</text:p>
          </table:table-cell>
          <table:table-cell table:style-name="ce5" table:formula="of:=[$'Stats |  Blocks World | TFD | Hor'.$G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G$6]" office:value-type="string" office:string-value="44.0 (15.1)" calcext:value-type="string">
            <text:p>44.0 (15.1)</text:p>
          </table:table-cell>
          <table:table-cell table:style-name="ce11"/>
          <table:table-cell table:style-name="ce5" table:formula="of:=[$'Stats |  Blocks World | TFD | Hor'.$G$7]" office:value-type="string" office:string-value="68.9 (19.7)" calcext:value-type="string">
            <text:p>68.9 (19.7)</text:p>
          </table:table-cell>
          <table:table-cell table:style-name="ce11"/>
          <table:table-cell table:style-name="ce5" table:formula="of:=[$'Stats |  Blocks World | TFD | Hor'.$G$8]" office:value-type="string" office:string-value="394.5 (636.1)" calcext:value-type="string">
            <text:p>394.5 (636.1)</text:p>
          </table:table-cell>
          <table:table-cell table:style-name="ce5" table:formula="of:=[$'Stats |  Blocks World | TFD | Hor'.$G$9]" office:value-type="string" office:string-value="230.2 (489.1)" calcext:value-type="string">
            <text:p>230.2 (489.1)</text:p>
          </table:table-cell>
          <table:table-cell table:style-name="ce5" table:formula="of:=[$'Stats |  Blocks World | TFD | Hor'.$G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G$11]" office:value-type="string" office:string-value="3.6 (5.9)" calcext:value-type="string">
            <text:p>3.6 (5.9)</text:p>
          </table:table-cell>
          <table:table-cell table:style-name="ce5" table:formula="of:=[$'Stats |  Blocks World | TFD | Hor'.$G$12]" office:value-type="string" office:string-value="1.7 (4.0)" calcext:value-type="string">
            <text:p>1.7 (4.0)</text:p>
          </table:table-cell>
          <table:table-cell table:style-name="ce5" table:formula="of:=[$'Stats |  Blocks World | TFD | Hor'.$G$13]" office:value-type="string" office:string-value="27.8 (17.6)" calcext:value-type="string">
            <text:p>27.8 (17.6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H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Blocks World | TFD | Hor'.$H$2]" office:value-type="string" office:string-value="32" calcext:value-type="string">
            <text:p>32</text:p>
          </table:table-cell>
          <table:table-cell table:style-name="ce5" table:formula="of:=[$'Stats |  Blocks World | TFD | Hor'.$H$3]" office:value-type="string" office:string-value="25" calcext:value-type="string">
            <text:p>25</text:p>
          </table:table-cell>
          <table:table-cell table:style-name="ce5" table:formula="of:=[$'Stats |  Blocks World | TFD | Hor'.$H$4]" office:value-type="string" office:string-value="43" calcext:value-type="string">
            <text:p>43</text:p>
          </table:table-cell>
          <table:table-cell table:style-name="ce5" table:formula="of:=[$'Stats |  Blocks World | TFD | Hor'.$H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H$6]" office:value-type="string" office:string-value="45.8 (14.3)" calcext:value-type="string">
            <text:p>45.8 (14.3)</text:p>
          </table:table-cell>
          <table:table-cell table:style-name="ce11"/>
          <table:table-cell table:style-name="ce5" table:formula="of:=[$'Stats |  Blocks World | TFD | Hor'.$H$7]" office:value-type="string" office:string-value="74.0 (20.7)" calcext:value-type="string">
            <text:p>74.0 (20.7)</text:p>
          </table:table-cell>
          <table:table-cell table:style-name="ce11"/>
          <table:table-cell table:style-name="ce5" table:formula="of:=[$'Stats |  Blocks World | TFD | Hor'.$H$8]" office:value-type="string" office:string-value="534.0 (889.0)" calcext:value-type="string">
            <text:p>534.0 (889.0)</text:p>
          </table:table-cell>
          <table:table-cell table:style-name="ce5" table:formula="of:=[$'Stats |  Blocks World | TFD | Hor'.$H$9]" office:value-type="string" office:string-value="114.8 (486.1)" calcext:value-type="string">
            <text:p>114.8 (486.1)</text:p>
          </table:table-cell>
          <table:table-cell table:style-name="ce5" table:formula="of:=[$'Stats |  Blocks World | TFD | Hor'.$H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H$11]" office:value-type="string" office:string-value="4.5 (8.4)" calcext:value-type="string">
            <text:p>4.5 (8.4)</text:p>
          </table:table-cell>
          <table:table-cell table:style-name="ce5" table:formula="of:=[$'Stats |  Blocks World | TFD | Hor'.$H$12]" office:value-type="string" office:string-value="0.7 (2.8)" calcext:value-type="string">
            <text:p>0.7 (2.8)</text:p>
          </table:table-cell>
          <table:table-cell table:style-name="ce5" table:formula="of:=[$'Stats |  Blocks World | TFD | Hor'.$H$13]" office:value-type="string" office:string-value="28.4 (19.6)" calcext:value-type="string">
            <text:p>28.4 (19.6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I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Blocks World | TFD | Hor'.$I$2]" office:value-type="string" office:string-value="28" calcext:value-type="string">
            <text:p>28</text:p>
          </table:table-cell>
          <table:table-cell table:style-name="ce5" table:formula="of:=[$'Stats |  Blocks World | TFD | Hor'.$I$3]" office:value-type="string" office:string-value="28" calcext:value-type="string">
            <text:p>28</text:p>
          </table:table-cell>
          <table:table-cell table:style-name="ce5" table:formula="of:=[$'Stats |  Blocks World | TFD | Hor'.$I$4]" office:value-type="string" office:string-value="44" calcext:value-type="string">
            <text:p>44</text:p>
          </table:table-cell>
          <table:table-cell table:style-name="ce5" table:formula="of:=[$'Stats |  Blocks World | TFD | Hor'.$I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I$6]" office:value-type="string" office:string-value="41.4 (13.6)" calcext:value-type="string">
            <text:p>41.4 (13.6)</text:p>
          </table:table-cell>
          <table:table-cell table:style-name="ce11"/>
          <table:table-cell table:style-name="ce5" table:formula="of:=[$'Stats |  Blocks World | TFD | Hor'.$I$7]" office:value-type="string" office:string-value="65.2 (16.6)" calcext:value-type="string">
            <text:p>65.2 (16.6)</text:p>
          </table:table-cell>
          <table:table-cell table:style-name="ce11"/>
          <table:table-cell table:style-name="ce5" table:formula="of:=[$'Stats |  Blocks World | TFD | Hor'.$I$8]" office:value-type="string" office:string-value="402.8 (712.9)" calcext:value-type="string">
            <text:p>402.8 (712.9)</text:p>
          </table:table-cell>
          <table:table-cell table:style-name="ce5" table:formula="of:=[$'Stats |  Blocks World | TFD | Hor'.$I$9]" office:value-type="string" office:string-value="197.9 (493.9)" calcext:value-type="string">
            <text:p>197.9 (493.9)</text:p>
          </table:table-cell>
          <table:table-cell table:style-name="ce5" table:formula="of:=[$'Stats |  Blocks World | TFD | Hor'.$I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I$11]" office:value-type="string" office:string-value="3.5 (6.2)" calcext:value-type="string">
            <text:p>3.5 (6.2)</text:p>
          </table:table-cell>
          <table:table-cell table:style-name="ce5" table:formula="of:=[$'Stats |  Blocks World | TFD | Hor'.$I$12]" office:value-type="string" office:string-value="1.4 (4.0)" calcext:value-type="string">
            <text:p>1.4 (4.0)</text:p>
          </table:table-cell>
          <table:table-cell table:style-name="ce5" table:formula="of:=[$'Stats |  Blocks World | TFD | Hor'.$I$13]" office:value-type="string" office:string-value="27.5 (16.5)" calcext:value-type="string">
            <text:p>27.5 (16.5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J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Blocks World | TFD | Hor'.$J$2]" office:value-type="string" office:string-value="31" calcext:value-type="string">
            <text:p>31</text:p>
          </table:table-cell>
          <table:table-cell table:style-name="ce5" table:formula="of:=[$'Stats |  Blocks World | TFD | Hor'.$J$3]" office:value-type="string" office:string-value="28" calcext:value-type="string">
            <text:p>28</text:p>
          </table:table-cell>
          <table:table-cell table:style-name="ce5" table:formula="of:=[$'Stats |  Blocks World | TFD | Hor'.$J$4]" office:value-type="string" office:string-value="41" calcext:value-type="string">
            <text:p>41</text:p>
          </table:table-cell>
          <table:table-cell table:style-name="ce5" table:formula="of:=[$'Stats |  Blocks World | TFD | Hor'.$J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J$6]" office:value-type="string" office:string-value="45.4 (14.6)" calcext:value-type="string">
            <text:p>45.4 (14.6)</text:p>
          </table:table-cell>
          <table:table-cell table:style-name="ce11"/>
          <table:table-cell table:style-name="ce5" table:formula="of:=[$'Stats |  Blocks World | TFD | Hor'.$J$7]" office:value-type="string" office:string-value="70.2 (19.0)" calcext:value-type="string">
            <text:p>70.2 (19.0)</text:p>
          </table:table-cell>
          <table:table-cell table:style-name="ce11"/>
          <table:table-cell table:style-name="ce5" table:formula="of:=[$'Stats |  Blocks World | TFD | Hor'.$J$8]" office:value-type="string" office:string-value="291.1 (441.0)" calcext:value-type="string">
            <text:p>291.1 (441.0)</text:p>
          </table:table-cell>
          <table:table-cell table:style-name="ce5" table:formula="of:=[$'Stats |  Blocks World | TFD | Hor'.$J$9]" office:value-type="string" office:string-value="210.2 (511.7)" calcext:value-type="string">
            <text:p>210.2 (511.7)</text:p>
          </table:table-cell>
          <table:table-cell table:style-name="ce5" table:formula="of:=[$'Stats |  Blocks World | TFD | Hor'.$J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J$11]" office:value-type="string" office:string-value="2.9 (5.4)" calcext:value-type="string">
            <text:p>2.9 (5.4)</text:p>
          </table:table-cell>
          <table:table-cell table:style-name="ce5" table:formula="of:=[$'Stats |  Blocks World | TFD | Hor'.$J$12]" office:value-type="string" office:string-value="1.6 (4.0)" calcext:value-type="string">
            <text:p>1.6 (4.0)</text:p>
          </table:table-cell>
          <table:table-cell table:style-name="ce5" table:formula="of:=[$'Stats |  Blocks World | TFD | Hor'.$J$13]" office:value-type="string" office:string-value="27.4 (17.8)" calcext:value-type="string">
            <text:p>27.4 (17.8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K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Blocks World | TFD | Hor'.$K$2]" office:value-type="string" office:string-value="31" calcext:value-type="string">
            <text:p>31</text:p>
          </table:table-cell>
          <table:table-cell table:style-name="ce5" table:formula="of:=[$'Stats |  Blocks World | TFD | Hor'.$K$3]" office:value-type="string" office:string-value="23" calcext:value-type="string">
            <text:p>23</text:p>
          </table:table-cell>
          <table:table-cell table:style-name="ce5" table:formula="of:=[$'Stats |  Blocks World | TFD | Hor'.$K$4]" office:value-type="string" office:string-value="46" calcext:value-type="string">
            <text:p>46</text:p>
          </table:table-cell>
          <table:table-cell table:style-name="ce5" table:formula="of:=[$'Stats |  Blocks World | TFD | Hor'.$K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K$6]" office:value-type="string" office:string-value="42.9 (12.2)" calcext:value-type="string">
            <text:p>42.9 (12.2)</text:p>
          </table:table-cell>
          <table:table-cell table:style-name="ce11"/>
          <table:table-cell table:style-name="ce5" table:formula="of:=[$'Stats |  Blocks World | TFD | Hor'.$K$7]" office:value-type="string" office:string-value="71.5 (17.4)" calcext:value-type="string">
            <text:p>71.5 (17.4)</text:p>
          </table:table-cell>
          <table:table-cell table:style-name="ce11"/>
          <table:table-cell table:style-name="ce5" table:formula="of:=[$'Stats |  Blocks World | TFD | Hor'.$K$8]" office:value-type="string" office:string-value="370.0 (679.1)" calcext:value-type="string">
            <text:p>370.0 (679.1)</text:p>
          </table:table-cell>
          <table:table-cell table:style-name="ce5" table:formula="of:=[$'Stats |  Blocks World | TFD | Hor'.$K$9]" office:value-type="string" office:string-value="189.5 (580.0)" calcext:value-type="string">
            <text:p>189.5 (580.0)</text:p>
          </table:table-cell>
          <table:table-cell table:style-name="ce5" table:formula="of:=[$'Stats |  Blocks World | TFD | Hor'.$K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K$11]" office:value-type="string" office:string-value="3.9 (7.2)" calcext:value-type="string">
            <text:p>3.9 (7.2)</text:p>
          </table:table-cell>
          <table:table-cell table:style-name="ce5" table:formula="of:=[$'Stats |  Blocks World | TFD | Hor'.$K$12]" office:value-type="string" office:string-value="1.3 (3.6)" calcext:value-type="string">
            <text:p>1.3 (3.6)</text:p>
          </table:table-cell>
          <table:table-cell table:style-name="ce5" table:formula="of:=[$'Stats |  Blocks World | TFD | Hor'.$K$13]" office:value-type="string" office:string-value="26.3 (17.2)" calcext:value-type="string">
            <text:p>26.3 (17.2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L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Blocks World | TFD | Hor'.$L$2]" office:value-type="string" office:string-value="30" calcext:value-type="string">
            <text:p>30</text:p>
          </table:table-cell>
          <table:table-cell table:style-name="ce5" table:formula="of:=[$'Stats |  Blocks World | TFD | Hor'.$L$3]" office:value-type="string" office:string-value="25" calcext:value-type="string">
            <text:p>25</text:p>
          </table:table-cell>
          <table:table-cell table:style-name="ce5" table:formula="of:=[$'Stats |  Blocks World | TFD | Hor'.$L$4]" office:value-type="string" office:string-value="45" calcext:value-type="string">
            <text:p>45</text:p>
          </table:table-cell>
          <table:table-cell table:style-name="ce5" table:formula="of:=[$'Stats |  Blocks World | TFD | Hor'.$L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L$6]" office:value-type="string" office:string-value="43.6 (13.5)" calcext:value-type="string">
            <text:p>43.6 (13.5)</text:p>
          </table:table-cell>
          <table:table-cell table:style-name="ce11"/>
          <table:table-cell table:style-name="ce5" table:formula="of:=[$'Stats |  Blocks World | TFD | Hor'.$L$7]" office:value-type="string" office:string-value="68.6 (17.9)" calcext:value-type="string">
            <text:p>68.6 (17.9)</text:p>
          </table:table-cell>
          <table:table-cell table:style-name="ce11"/>
          <table:table-cell table:style-name="ce5" table:formula="of:=[$'Stats |  Blocks World | TFD | Hor'.$L$8]" office:value-type="string" office:string-value="238.6 (413.4)" calcext:value-type="string">
            <text:p>238.6 (413.4)</text:p>
          </table:table-cell>
          <table:table-cell table:style-name="ce5" table:formula="of:=[$'Stats |  Blocks World | TFD | Hor'.$L$9]" office:value-type="string" office:string-value="163.3 (495.1)" calcext:value-type="string">
            <text:p>163.3 (495.1)</text:p>
          </table:table-cell>
          <table:table-cell table:style-name="ce5" table:formula="of:=[$'Stats |  Blocks World | TFD | Hor'.$L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L$11]" office:value-type="string" office:string-value="2.3 (5.3)" calcext:value-type="string">
            <text:p>2.3 (5.3)</text:p>
          </table:table-cell>
          <table:table-cell table:style-name="ce5" table:formula="of:=[$'Stats |  Blocks World | TFD | Hor'.$L$12]" office:value-type="string" office:string-value="1.4 (4.2)" calcext:value-type="string">
            <text:p>1.4 (4.2)</text:p>
          </table:table-cell>
          <table:table-cell table:style-name="ce5" table:formula="of:=[$'Stats |  Blocks World | TFD | Hor'.$L$13]" office:value-type="string" office:string-value="28.0 (18.0)" calcext:value-type="string">
            <text:p>28.0 (18.0)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7" table:number-columns-repeated="2"/>
          <table:table-cell table:style-name="ce9"/>
          <table:table-cell table:style-name="ce10" table:number-columns-repeated="4"/>
          <table:table-cell table:style-name="ce9" table:number-columns-repeated="2"/>
          <table:table-cell table:style-name="ce9" office:value-type="string" calcext:value-type="string">
            <text:p>Stats | <text:s/>Blocks World | COLIN</text:p>
          </table:table-cell>
          <table:table-cell table:style-name="ce9" table:number-columns-repeated="2"/>
          <table:table-cell table:style-name="ce10" table:number-columns-repeated="3"/>
          <table:table-cell table:style-name="ce9"/>
          <table:table-cell table:style-name="ce10" table:number-columns-repeated="2"/>
          <table:table-cell table:number-columns-repeated="1006"/>
        </table:table-row>
        <table:table-row table:style-name="ro4">
          <table:table-cell table:style-name="ce1" table:formula="of:=[$'Stats |  Blocks World | COLIN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COLIN | Hor'.$A$3]" office:value-type="float" office:value="0" calcext:value-type="float">
            <text:p>0</text:p>
          </table:covered-table-cell>
          <table:covered-table-cell table:style-name="ce3" table:formula="of:=[$'Stats |  Blocks World | COLIN | Hor'.$A$4]" office:value-type="float" office:value="0" calcext:value-type="float">
            <text:p>0</text:p>
          </table:covered-table-cell>
          <table:covered-table-cell table:style-name="ce3" table:formula="of:=[$'Stats |  Blocks World | COLIN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Blocks World | COLIN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4">
          <table:table-cell table:style-name="ce1" table:formula="of:=[$'Stats |  Blocks World | COLIN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Blocks World | COLIN | Hor'.$B$2]" office:value-type="string" office:string-value="Success (%)" calcext:value-type="string">
            <text:p>Success (%)</text:p>
          </table:table-cell>
          <table:table-cell table:style-name="ce1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1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1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Blocks World | COLIN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COLIN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4">
          <table:table-cell table:style-name="ce1" table:formula="of:=[$'Stats |  Blocks World | COLIN | Hor'.$C$1]" office:value-type="string" office:string-value="PA" calcext:value-type="string">
            <text:p>PA</text:p>
          </table:table-cell>
          <table:table-cell table:style-name="ce7"/>
          <table:table-cell table:style-name="ce5" table:formula="of:=[$'Stats |  Blocks World | COLIN | Hor'.$C$2]" office:value-type="string" office:string-value="28" calcext:value-type="string">
            <text:p>28</text:p>
          </table:table-cell>
          <table:table-cell table:style-name="ce5" table:formula="of:=[$'Stats |  Blocks World | COLIN | Hor'.$C$3]" office:value-type="string" office:string-value="0" calcext:value-type="string">
            <text:p>0</text:p>
          </table:table-cell>
          <table:table-cell table:style-name="ce5" table:formula="of:=[$'Stats |  Blocks World | COLIN | Hor'.$C$4]" office:value-type="string" office:string-value="42" calcext:value-type="string">
            <text:p>42</text:p>
          </table:table-cell>
          <table:table-cell table:style-name="ce5" table:formula="of:=[$'Stats |  Blocks World | COLIN | Hor'.$C$5]" office:value-type="string" office:string-value="30" calcext:value-type="string">
            <text:p>30</text:p>
          </table:table-cell>
          <table:table-cell table:style-name="ce11"/>
          <table:table-cell table:style-name="ce5" table:formula="of:=[$'Stats |  Blocks World | COLIN | Hor'.$C$6]" office:value-type="string" office:string-value="46.8 (16.9)" calcext:value-type="string">
            <text:p>46.8 (16.9)</text:p>
          </table:table-cell>
          <table:table-cell table:style-name="ce11"/>
          <table:table-cell table:style-name="ce5" table:formula="of:=[$'Stats |  Blocks World | COLIN | Hor'.$C$7]" office:value-type="string" office:string-value="71.2 (21.6)" calcext:value-type="string">
            <text:p>71.2 (21.6)</text:p>
          </table:table-cell>
          <table:table-cell table:style-name="ce11"/>
          <table:table-cell table:style-name="ce5" table:formula="of:=[$'Stats |  Blocks World | COLIN | Hor'.$C$8]" office:value-type="string" office:string-value="660.5 (723.7)" calcext:value-type="string">
            <text:p>660.5 (723.7)</text:p>
          </table:table-cell>
          <table:table-cell table:style-name="ce5" table:formula="of:=[$'Stats |  Blocks World | COLIN | Hor'.$C$9]" office:value-type="string" office:string-value="N/A (N/A)" calcext:value-type="string">
            <text:p>N/A (N/A)</text:p>
          </table:table-cell>
          <table:table-cell table:style-name="ce5" table:formula="of:=[$'Stats |  Blocks World | COLIN | Hor'.$C$10]" office:value-type="string" office:string-value="2601.0 (575.9)" calcext:value-type="string">
            <text:p>2601.0 (575.9)</text:p>
          </table:table-cell>
          <table:table-cell table:style-name="ce11"/>
          <table:table-cell table:style-name="ce5" table:formula="of:=[$'Stats |  Blocks World | COLIN | Hor'.$C$11]" office:value-type="string" office:string-value="26.2 (29.1)" calcext:value-type="string">
            <text:p>26.2 (29.1)</text:p>
          </table:table-cell>
          <table:table-cell table:style-name="ce5" table:formula="of:=[$'Stats |  Blocks World | COLIN | Hor'.$C$12]" office:value-type="string" office:string-value="N/A (N/A)" calcext:value-type="string">
            <text:p>N/A (N/A)</text:p>
          </table:table-cell>
          <table:table-cell table:style-name="ce5"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D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Blocks World | COLIN | Hor'.$D$2]" office:value-type="string" office:string-value="38" calcext:value-type="string">
            <text:p>38</text:p>
          </table:table-cell>
          <table:table-cell table:style-name="ce5" table:formula="of:=[$'Stats |  Blocks World | COLIN | Hor'.$D$3]" office:value-type="string" office:string-value="34" calcext:value-type="string">
            <text:p>34</text:p>
          </table:table-cell>
          <table:table-cell table:style-name="ce5" table:formula="of:=[$'Stats |  Blocks World | COLIN | Hor'.$D$4]" office:value-type="string" office:string-value="12" calcext:value-type="string">
            <text:p>12</text:p>
          </table:table-cell>
          <table:table-cell table:style-name="ce5" table:formula="of:=[$'Stats |  Blocks World | COLIN | Hor'.$D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D$6]" office:value-type="string" office:string-value="57.3 (21.7)" calcext:value-type="string">
            <text:p>57.3 (21.7)</text:p>
          </table:table-cell>
          <table:table-cell table:style-name="ce11"/>
          <table:table-cell table:style-name="ce5" table:formula="of:=[$'Stats |  Blocks World | COLIN | Hor'.$D$7]" office:value-type="string" office:string-value="72.6 (21.6)" calcext:value-type="string">
            <text:p>72.6 (21.6)</text:p>
          </table:table-cell>
          <table:table-cell table:style-name="ce11"/>
          <table:table-cell table:style-name="ce5" table:formula="of:=[$'Stats |  Blocks World | COLIN | Hor'.$D$8]" office:value-type="string" office:string-value="342.3 (675.3)" calcext:value-type="string">
            <text:p>342.3 (675.3)</text:p>
          </table:table-cell>
          <table:table-cell table:style-name="ce5" table:formula="of:=[$'Stats |  Blocks World | COLIN | Hor'.$D$9]" office:value-type="string" office:string-value="414.9 (743.3)" calcext:value-type="string">
            <text:p>414.9 (743.3)</text:p>
          </table:table-cell>
          <table:table-cell table:style-name="ce5" table:formula="of:=[$'Stats |  Blocks World | COLIN | Hor'.$D$10]" office:value-type="string" office:string-value="2655.2 (474.4)" calcext:value-type="string">
            <text:p>2655.2 (474.4)</text:p>
          </table:table-cell>
          <table:table-cell table:style-name="ce11"/>
          <table:table-cell table:style-name="ce5" table:formula="of:=[$'Stats |  Blocks World | COLIN | Hor'.$D$11]" office:value-type="string" office:string-value="11.2 (17.4)" calcext:value-type="string">
            <text:p>11.2 (17.4)</text:p>
          </table:table-cell>
          <table:table-cell table:style-name="ce5" table:formula="of:=[$'Stats |  Blocks World | COLIN | Hor'.$D$12]" office:value-type="string" office:string-value="9.5 (19.8)" calcext:value-type="string">
            <text:p>9.5 (19.8)</text:p>
          </table:table-cell>
          <table:table-cell table:style-name="ce5"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E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Blocks World | COLIN | Hor'.$E$2]" office:value-type="string" office:string-value="38" calcext:value-type="string">
            <text:p>38</text:p>
          </table:table-cell>
          <table:table-cell table:style-name="ce5" table:formula="of:=[$'Stats |  Blocks World | COLIN | Hor'.$E$3]" office:value-type="string" office:string-value="21" calcext:value-type="string">
            <text:p>21</text:p>
          </table:table-cell>
          <table:table-cell table:style-name="ce5" table:formula="of:=[$'Stats |  Blocks World | COLIN | Hor'.$E$4]" office:value-type="string" office:string-value="17" calcext:value-type="string">
            <text:p>17</text:p>
          </table:table-cell>
          <table:table-cell table:style-name="ce5" table:formula="of:=[$'Stats |  Blocks World | COLIN | Hor'.$E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E$6]" office:value-type="string" office:string-value="62.2 (23.3)" calcext:value-type="string">
            <text:p>62.2 (23.3)</text:p>
          </table:table-cell>
          <table:table-cell table:style-name="ce11"/>
          <table:table-cell table:style-name="ce5" table:formula="of:=[$'Stats |  Blocks World | COLIN | Hor'.$E$7]" office:value-type="string" office:string-value="77.0 (24.5)" calcext:value-type="string">
            <text:p>77.0 (24.5)</text:p>
          </table:table-cell>
          <table:table-cell table:style-name="ce11"/>
          <table:table-cell table:style-name="ce5" table:formula="of:=[$'Stats |  Blocks World | COLIN | Hor'.$E$8]" office:value-type="string" office:string-value="267.1 (428.2)" calcext:value-type="string">
            <text:p>267.1 (428.2)</text:p>
          </table:table-cell>
          <table:table-cell table:style-name="ce5" table:formula="of:=[$'Stats |  Blocks World | COLIN | Hor'.$E$9]" office:value-type="string" office:string-value="278.1 (454.6)" calcext:value-type="string">
            <text:p>278.1 (454.6)</text:p>
          </table:table-cell>
          <table:table-cell table:style-name="ce5" table:formula="of:=[$'Stats |  Blocks World | COLIN | Hor'.$E$10]" office:value-type="string" office:string-value="2423.6 (675.2)" calcext:value-type="string">
            <text:p>2423.6 (675.2)</text:p>
          </table:table-cell>
          <table:table-cell table:style-name="ce11"/>
          <table:table-cell table:style-name="ce5" table:formula="of:=[$'Stats |  Blocks World | COLIN | Hor'.$E$11]" office:value-type="string" office:string-value="7.9 (12.2)" calcext:value-type="string">
            <text:p>7.9 (12.2)</text:p>
          </table:table-cell>
          <table:table-cell table:style-name="ce5" table:formula="of:=[$'Stats |  Blocks World | COLIN | Hor'.$E$12]" office:value-type="string" office:string-value="5.7 (8.9)" calcext:value-type="string">
            <text:p>5.7 (8.9)</text:p>
          </table:table-cell>
          <table:table-cell table:style-name="ce5"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F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Blocks World | COLIN | Hor'.$F$2]" office:value-type="string" office:string-value="39" calcext:value-type="string">
            <text:p>39</text:p>
          </table:table-cell>
          <table:table-cell table:style-name="ce5" table:formula="of:=[$'Stats |  Blocks World | COLIN | Hor'.$F$3]" office:value-type="string" office:string-value="25" calcext:value-type="string">
            <text:p>25</text:p>
          </table:table-cell>
          <table:table-cell table:style-name="ce5" table:formula="of:=[$'Stats |  Blocks World | COLIN | Hor'.$F$4]" office:value-type="string" office:string-value="20" calcext:value-type="string">
            <text:p>20</text:p>
          </table:table-cell>
          <table:table-cell table:style-name="ce5" table:formula="of:=[$'Stats |  Blocks World | COLIN | Hor'.$F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F$6]" office:value-type="string" office:string-value="56.5 (23.9)" calcext:value-type="string">
            <text:p>56.5 (23.9)</text:p>
          </table:table-cell>
          <table:table-cell table:style-name="ce11"/>
          <table:table-cell table:style-name="ce5" table:formula="of:=[$'Stats |  Blocks World | COLIN | Hor'.$F$7]" office:value-type="string" office:string-value="72.4 (24.4)" calcext:value-type="string">
            <text:p>72.4 (24.4)</text:p>
          </table:table-cell>
          <table:table-cell table:style-name="ce11"/>
          <table:table-cell table:style-name="ce5" table:formula="of:=[$'Stats |  Blocks World | COLIN | Hor'.$F$8]" office:value-type="string" office:string-value="577.3 (817.1)" calcext:value-type="string">
            <text:p>577.3 (817.1)</text:p>
          </table:table-cell>
          <table:table-cell table:style-name="ce5" table:formula="of:=[$'Stats |  Blocks World | COLIN | Hor'.$F$9]" office:value-type="string" office:string-value="466.2 (624.3)" calcext:value-type="string">
            <text:p>466.2 (624.3)</text:p>
          </table:table-cell>
          <table:table-cell table:style-name="ce5" table:formula="of:=[$'Stats |  Blocks World | COLIN | Hor'.$F$10]" office:value-type="string" office:string-value="2422.8 (657.5)" calcext:value-type="string">
            <text:p>2422.8 (657.5)</text:p>
          </table:table-cell>
          <table:table-cell table:style-name="ce11"/>
          <table:table-cell table:style-name="ce5" table:formula="of:=[$'Stats |  Blocks World | COLIN | Hor'.$F$11]" office:value-type="string" office:string-value="18.0 (27.3)" calcext:value-type="string">
            <text:p>18.0 (27.3)</text:p>
          </table:table-cell>
          <table:table-cell table:style-name="ce5" table:formula="of:=[$'Stats |  Blocks World | COLIN | Hor'.$F$12]" office:value-type="string" office:string-value="14.0 (24.8)" calcext:value-type="string">
            <text:p>14.0 (24.8)</text:p>
          </table:table-cell>
          <table:table-cell table:style-name="ce5"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G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Blocks World | COLIN | Hor'.$G$2]" office:value-type="string" office:string-value="48" calcext:value-type="string">
            <text:p>48</text:p>
          </table:table-cell>
          <table:table-cell table:style-name="ce5" table:formula="of:=[$'Stats |  Blocks World | COLIN | Hor'.$G$3]" office:value-type="string" office:string-value="16" calcext:value-type="string">
            <text:p>16</text:p>
          </table:table-cell>
          <table:table-cell table:style-name="ce5" table:formula="of:=[$'Stats |  Blocks World | COLIN | Hor'.$G$4]" office:value-type="string" office:string-value="13" calcext:value-type="string">
            <text:p>13</text:p>
          </table:table-cell>
          <table:table-cell table:style-name="ce5" table:formula="of:=[$'Stats |  Blocks World | COLIN | Hor'.$G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G$6]" office:value-type="string" office:string-value="49.5 (18.2)" calcext:value-type="string">
            <text:p>49.5 (18.2)</text:p>
          </table:table-cell>
          <table:table-cell table:style-name="ce11"/>
          <table:table-cell table:style-name="ce5" table:formula="of:=[$'Stats |  Blocks World | COLIN | Hor'.$G$7]" office:value-type="string" office:string-value="64.8 (21.6)" calcext:value-type="string">
            <text:p>64.8 (21.6)</text:p>
          </table:table-cell>
          <table:table-cell table:style-name="ce11"/>
          <table:table-cell table:style-name="ce5" table:formula="of:=[$'Stats |  Blocks World | COLIN | Hor'.$G$8]" office:value-type="string" office:string-value="321.0 (593.3)" calcext:value-type="string">
            <text:p>321.0 (593.3)</text:p>
          </table:table-cell>
          <table:table-cell table:style-name="ce5" table:formula="of:=[$'Stats |  Blocks World | COLIN | Hor'.$G$9]" office:value-type="string" office:string-value="319.8 (572.7)" calcext:value-type="string">
            <text:p>319.8 (572.7)</text:p>
          </table:table-cell>
          <table:table-cell table:style-name="ce5" table:formula="of:=[$'Stats |  Blocks World | COLIN | Hor'.$G$10]" office:value-type="string" office:string-value="2544.5 (683.8)" calcext:value-type="string">
            <text:p>2544.5 (683.8)</text:p>
          </table:table-cell>
          <table:table-cell table:style-name="ce11"/>
          <table:table-cell table:style-name="ce5" table:formula="of:=[$'Stats |  Blocks World | COLIN | Hor'.$G$11]" office:value-type="string" office:string-value="11.0 (19.1)" calcext:value-type="string">
            <text:p>11.0 (19.1)</text:p>
          </table:table-cell>
          <table:table-cell table:style-name="ce5" table:formula="of:=[$'Stats |  Blocks World | COLIN | Hor'.$G$12]" office:value-type="string" office:string-value="8.2 (12.2)" calcext:value-type="string">
            <text:p>8.2 (12.2)</text:p>
          </table:table-cell>
          <table:table-cell table:style-name="ce5"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H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Blocks World | COLIN | Hor'.$H$2]" office:value-type="string" office:string-value="41" calcext:value-type="string">
            <text:p>41</text:p>
          </table:table-cell>
          <table:table-cell table:style-name="ce5" table:formula="of:=[$'Stats |  Blocks World | COLIN | Hor'.$H$3]" office:value-type="string" office:string-value="22" calcext:value-type="string">
            <text:p>22</text:p>
          </table:table-cell>
          <table:table-cell table:style-name="ce5" table:formula="of:=[$'Stats |  Blocks World | COLIN | Hor'.$H$4]" office:value-type="string" office:string-value="13" calcext:value-type="string">
            <text:p>13</text:p>
          </table:table-cell>
          <table:table-cell table:style-name="ce5" table:formula="of:=[$'Stats |  Blocks World | COLIN | Hor'.$H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H$6]" office:value-type="string" office:string-value="54.3 (21.1)" calcext:value-type="string">
            <text:p>54.3 (21.1)</text:p>
          </table:table-cell>
          <table:table-cell table:style-name="ce11"/>
          <table:table-cell table:style-name="ce5" table:formula="of:=[$'Stats |  Blocks World | COLIN | Hor'.$H$7]" office:value-type="string" office:string-value="72.0 (24.3)" calcext:value-type="string">
            <text:p>72.0 (24.3)</text:p>
          </table:table-cell>
          <table:table-cell table:style-name="ce11"/>
          <table:table-cell table:style-name="ce5" table:formula="of:=[$'Stats |  Blocks World | COLIN | Hor'.$H$8]" office:value-type="string" office:string-value="673.1 (993.6)" calcext:value-type="string">
            <text:p>673.1 (993.6)</text:p>
          </table:table-cell>
          <table:table-cell table:style-name="ce5" table:formula="of:=[$'Stats |  Blocks World | COLIN | Hor'.$H$9]" office:value-type="string" office:string-value="342.9 (645.9)" calcext:value-type="string">
            <text:p>342.9 (645.9)</text:p>
          </table:table-cell>
          <table:table-cell table:style-name="ce5" table:formula="of:=[$'Stats |  Blocks World | COLIN | Hor'.$H$10]" office:value-type="string" office:string-value="2452.4 (763.4)" calcext:value-type="string">
            <text:p>2452.4 (763.4)</text:p>
          </table:table-cell>
          <table:table-cell table:style-name="ce11"/>
          <table:table-cell table:style-name="ce5" table:formula="of:=[$'Stats |  Blocks World | COLIN | Hor'.$H$11]" office:value-type="string" office:string-value="17.7 (25.1)" calcext:value-type="string">
            <text:p>17.7 (25.1)</text:p>
          </table:table-cell>
          <table:table-cell table:style-name="ce5" table:formula="of:=[$'Stats |  Blocks World | COLIN | Hor'.$H$12]" office:value-type="string" office:string-value="8.9 (18.7)" calcext:value-type="string">
            <text:p>8.9 (18.7)</text:p>
          </table:table-cell>
          <table:table-cell table:style-name="ce5"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I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Blocks World | COLIN | Hor'.$I$2]" office:value-type="string" office:string-value="46" calcext:value-type="string">
            <text:p>46</text:p>
          </table:table-cell>
          <table:table-cell table:style-name="ce5" table:formula="of:=[$'Stats |  Blocks World | COLIN | Hor'.$I$3]" office:value-type="string" office:string-value="19" calcext:value-type="string">
            <text:p>19</text:p>
          </table:table-cell>
          <table:table-cell table:style-name="ce5" table:formula="of:=[$'Stats |  Blocks World | COLIN | Hor'.$I$4]" office:value-type="string" office:string-value="13" calcext:value-type="string">
            <text:p>13</text:p>
          </table:table-cell>
          <table:table-cell table:style-name="ce5" table:formula="of:=[$'Stats |  Blocks World | COLIN | Hor'.$I$5]" office:value-type="string" office:string-value="22" calcext:value-type="string">
            <text:p>22</text:p>
          </table:table-cell>
          <table:table-cell table:style-name="ce11"/>
          <table:table-cell table:style-name="ce5" table:formula="of:=[$'Stats |  Blocks World | COLIN | Hor'.$I$6]" office:value-type="string" office:string-value="50.9 (20.1)" calcext:value-type="string">
            <text:p>50.9 (20.1)</text:p>
          </table:table-cell>
          <table:table-cell table:style-name="ce11"/>
          <table:table-cell table:style-name="ce5" table:formula="of:=[$'Stats |  Blocks World | COLIN | Hor'.$I$7]" office:value-type="string" office:string-value="66.7 (24.1)" calcext:value-type="string">
            <text:p>66.7 (24.1)</text:p>
          </table:table-cell>
          <table:table-cell table:style-name="ce11"/>
          <table:table-cell table:style-name="ce5" table:formula="of:=[$'Stats |  Blocks World | COLIN | Hor'.$I$8]" office:value-type="string" office:string-value="412.4 (735.4)" calcext:value-type="string">
            <text:p>412.4 (735.4)</text:p>
          </table:table-cell>
          <table:table-cell table:style-name="ce5" table:formula="of:=[$'Stats |  Blocks World | COLIN | Hor'.$I$9]" office:value-type="string" office:string-value="601.0 (949.7)" calcext:value-type="string">
            <text:p>601.0 (949.7)</text:p>
          </table:table-cell>
          <table:table-cell table:style-name="ce5" table:formula="of:=[$'Stats |  Blocks World | COLIN | Hor'.$I$10]" office:value-type="string" office:string-value="2545.3 (712.5)" calcext:value-type="string">
            <text:p>2545.3 (712.5)</text:p>
          </table:table-cell>
          <table:table-cell table:style-name="ce11"/>
          <table:table-cell table:style-name="ce5" table:formula="of:=[$'Stats |  Blocks World | COLIN | Hor'.$I$11]" office:value-type="string" office:string-value="13.5 (22.6)" calcext:value-type="string">
            <text:p>13.5 (22.6)</text:p>
          </table:table-cell>
          <table:table-cell table:style-name="ce5" table:formula="of:=[$'Stats |  Blocks World | COLIN | Hor'.$I$12]" office:value-type="string" office:string-value="15.0 (24.0)" calcext:value-type="string">
            <text:p>15.0 (24.0)</text:p>
          </table:table-cell>
          <table:table-cell table:style-name="ce5"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J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Blocks World | COLIN | Hor'.$J$2]" office:value-type="string" office:string-value="47" calcext:value-type="string">
            <text:p>47</text:p>
          </table:table-cell>
          <table:table-cell table:style-name="ce5" table:formula="of:=[$'Stats |  Blocks World | COLIN | Hor'.$J$3]" office:value-type="string" office:string-value="16" calcext:value-type="string">
            <text:p>16</text:p>
          </table:table-cell>
          <table:table-cell table:style-name="ce5" table:formula="of:=[$'Stats |  Blocks World | COLIN | Hor'.$J$4]" office:value-type="string" office:string-value="14" calcext:value-type="string">
            <text:p>14</text:p>
          </table:table-cell>
          <table:table-cell table:style-name="ce5" table:formula="of:=[$'Stats |  Blocks World | COLIN | Hor'.$J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J$6]" office:value-type="string" office:string-value="51.3 (18.8)" calcext:value-type="string">
            <text:p>51.3 (18.8)</text:p>
          </table:table-cell>
          <table:table-cell table:style-name="ce11"/>
          <table:table-cell table:style-name="ce5" table:formula="of:=[$'Stats |  Blocks World | COLIN | Hor'.$J$7]" office:value-type="string" office:string-value="66.1 (22.1)" calcext:value-type="string">
            <text:p>66.1 (22.1)</text:p>
          </table:table-cell>
          <table:table-cell table:style-name="ce11"/>
          <table:table-cell table:style-name="ce5" table:formula="of:=[$'Stats |  Blocks World | COLIN | Hor'.$J$8]" office:value-type="string" office:string-value="343.1 (609.4)" calcext:value-type="string">
            <text:p>343.1 (609.4)</text:p>
          </table:table-cell>
          <table:table-cell table:style-name="ce5" table:formula="of:=[$'Stats |  Blocks World | COLIN | Hor'.$J$9]" office:value-type="string" office:string-value="288.8 (595.5)" calcext:value-type="string">
            <text:p>288.8 (595.5)</text:p>
          </table:table-cell>
          <table:table-cell table:style-name="ce5" table:formula="of:=[$'Stats |  Blocks World | COLIN | Hor'.$J$10]" office:value-type="string" office:string-value="2564.6 (686.3)" calcext:value-type="string">
            <text:p>2564.6 (686.3)</text:p>
          </table:table-cell>
          <table:table-cell table:style-name="ce11"/>
          <table:table-cell table:style-name="ce5" table:formula="of:=[$'Stats |  Blocks World | COLIN | Hor'.$J$11]" office:value-type="string" office:string-value="11.5 (19.4)" calcext:value-type="string">
            <text:p>11.5 (19.4)</text:p>
          </table:table-cell>
          <table:table-cell table:style-name="ce5" table:formula="of:=[$'Stats |  Blocks World | COLIN | Hor'.$J$12]" office:value-type="string" office:string-value="6.6 (10.3)" calcext:value-type="string">
            <text:p>6.6 (10.3)</text:p>
          </table:table-cell>
          <table:table-cell table:style-name="ce5"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K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Blocks World | COLIN | Hor'.$K$2]" office:value-type="string" office:string-value="43" calcext:value-type="string">
            <text:p>43</text:p>
          </table:table-cell>
          <table:table-cell table:style-name="ce5" table:formula="of:=[$'Stats |  Blocks World | COLIN | Hor'.$K$3]" office:value-type="string" office:string-value="16" calcext:value-type="string">
            <text:p>16</text:p>
          </table:table-cell>
          <table:table-cell table:style-name="ce5" table:formula="of:=[$'Stats |  Blocks World | COLIN | Hor'.$K$4]" office:value-type="string" office:string-value="17" calcext:value-type="string">
            <text:p>17</text:p>
          </table:table-cell>
          <table:table-cell table:style-name="ce5" table:formula="of:=[$'Stats |  Blocks World | COLIN | Hor'.$K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K$6]" office:value-type="string" office:string-value="55.9 (18.4)" calcext:value-type="string">
            <text:p>55.9 (18.4)</text:p>
          </table:table-cell>
          <table:table-cell table:style-name="ce11"/>
          <table:table-cell table:style-name="ce5" table:formula="of:=[$'Stats |  Blocks World | COLIN | Hor'.$K$7]" office:value-type="string" office:string-value="73.0 (22.8)" calcext:value-type="string">
            <text:p>73.0 (22.8)</text:p>
          </table:table-cell>
          <table:table-cell table:style-name="ce11"/>
          <table:table-cell table:style-name="ce5" table:formula="of:=[$'Stats |  Blocks World | COLIN | Hor'.$K$8]" office:value-type="string" office:string-value="647.5 (896.6)" calcext:value-type="string">
            <text:p>647.5 (896.6)</text:p>
          </table:table-cell>
          <table:table-cell table:style-name="ce5" table:formula="of:=[$'Stats |  Blocks World | COLIN | Hor'.$K$9]" office:value-type="string" office:string-value="182.1 (561.1)" calcext:value-type="string">
            <text:p>182.1 (561.1)</text:p>
          </table:table-cell>
          <table:table-cell table:style-name="ce5" table:formula="of:=[$'Stats |  Blocks World | COLIN | Hor'.$K$10]" office:value-type="string" office:string-value="2654.0 (611.2)" calcext:value-type="string">
            <text:p>2654.0 (611.2)</text:p>
          </table:table-cell>
          <table:table-cell table:style-name="ce11"/>
          <table:table-cell table:style-name="ce5" table:formula="of:=[$'Stats |  Blocks World | COLIN | Hor'.$K$11]" office:value-type="string" office:string-value="18.5 (25.1)" calcext:value-type="string">
            <text:p>18.5 (25.1)</text:p>
          </table:table-cell>
          <table:table-cell table:style-name="ce5" table:formula="of:=[$'Stats |  Blocks World | COLIN | Hor'.$K$12]" office:value-type="string" office:string-value="3.6 (9.7)" calcext:value-type="string">
            <text:p>3.6 (9.7)</text:p>
          </table:table-cell>
          <table:table-cell table:style-name="ce5"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L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Blocks World | COLIN | Hor'.$L$2]" office:value-type="string" office:string-value="45" calcext:value-type="string">
            <text:p>45</text:p>
          </table:table-cell>
          <table:table-cell table:style-name="ce5" table:formula="of:=[$'Stats |  Blocks World | COLIN | Hor'.$L$3]" office:value-type="string" office:string-value="19" calcext:value-type="string">
            <text:p>19</text:p>
          </table:table-cell>
          <table:table-cell table:style-name="ce5" table:formula="of:=[$'Stats |  Blocks World | COLIN | Hor'.$L$4]" office:value-type="string" office:string-value="11" calcext:value-type="string">
            <text:p>11</text:p>
          </table:table-cell>
          <table:table-cell table:style-name="ce5" table:formula="of:=[$'Stats |  Blocks World | COLIN | Hor'.$L$5]" office:value-type="string" office:string-value="25" calcext:value-type="string">
            <text:p>25</text:p>
          </table:table-cell>
          <table:table-cell table:style-name="ce11"/>
          <table:table-cell table:style-name="ce5" table:formula="of:=[$'Stats |  Blocks World | COLIN | Hor'.$L$6]" office:value-type="string" office:string-value="54.4 (19.5)" calcext:value-type="string">
            <text:p>54.4 (19.5)</text:p>
          </table:table-cell>
          <table:table-cell table:style-name="ce11"/>
          <table:table-cell table:style-name="ce5" table:formula="of:=[$'Stats |  Blocks World | COLIN | Hor'.$L$7]" office:value-type="string" office:string-value="69.8 (22.7)" calcext:value-type="string">
            <text:p>69.8 (22.7)</text:p>
          </table:table-cell>
          <table:table-cell table:style-name="ce11"/>
          <table:table-cell table:style-name="ce5" table:formula="of:=[$'Stats |  Blocks World | COLIN | Hor'.$L$8]" office:value-type="string" office:string-value="521.8 (805.9)" calcext:value-type="string">
            <text:p>521.8 (805.9)</text:p>
          </table:table-cell>
          <table:table-cell table:style-name="ce5" table:formula="of:=[$'Stats |  Blocks World | COLIN | Hor'.$L$9]" office:value-type="string" office:string-value="543.0 (971.4)" calcext:value-type="string">
            <text:p>543.0 (971.4)</text:p>
          </table:table-cell>
          <table:table-cell table:style-name="ce5" table:formula="of:=[$'Stats |  Blocks World | COLIN | Hor'.$L$10]" office:value-type="string" office:string-value="2534.4 (698.5)" calcext:value-type="string">
            <text:p>2534.4 (698.5)</text:p>
          </table:table-cell>
          <table:table-cell table:style-name="ce11"/>
          <table:table-cell table:style-name="ce5" table:formula="of:=[$'Stats |  Blocks World | COLIN | Hor'.$L$11]" office:value-type="string" office:string-value="15.2 (22.6)" calcext:value-type="string">
            <text:p>15.2 (22.6)</text:p>
          </table:table-cell>
          <table:table-cell table:style-name="ce5" table:formula="of:=[$'Stats |  Blocks World | COLIN | Hor'.$L$12]" office:value-type="string" office:string-value="13.1 (23.7)" calcext:value-type="string">
            <text:p>13.1 (23.7)</text:p>
          </table:table-cell>
          <table:table-cell table:style-name="ce5"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9" office:value-type="string" calcext:value-type="string">
            <text:p>Stats | <text:s/>First Response | COLIN</text:p>
          </table:table-cell>
          <table:table-cell table:style-name="ce9"/>
          <table:table-cell table:number-columns-repeated="1013"/>
        </table:table-row>
        <table:table-row table:style-name="ro4">
          <table:table-cell table:style-name="ce1" table:formula="of:=[$'Stats |  First Response | COLIN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First Response | COLIN | Hor'.$A$3]" office:value-type="float" office:value="0" calcext:value-type="float">
            <text:p>0</text:p>
          </table:covered-table-cell>
          <table:covered-table-cell table:style-name="ce3" table:formula="of:=[$'Stats |  First Response | COLIN | Hor'.$A$4]" office:value-type="float" office:value="0" calcext:value-type="float">
            <text:p>0</text:p>
          </table:covered-table-cell>
          <table:covered-table-cell table:style-name="ce3" table:formula="of:=[$'Stats |  First Response | COLIN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4">
          <table:table-cell table:style-name="ce1" table:formula="of:=[$'Stats |  First Response | COLIN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First Response | COLIN | Hor'.$B$2]" office:value-type="string" office:string-value="Success (%)" calcext:value-type="string">
            <text:p>Success (%)</text:p>
          </table:table-cell>
          <table:table-cell table:style-name="ce1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1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1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First Response | COLIN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First Response | COLIN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4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First Response | COLIN | Hor'.$C$2]" office:value-type="string" office:string-value="62" calcext:value-type="string">
            <text:p>62</text:p>
          </table:table-cell>
          <table:table-cell table:style-name="ce5" table:formula="of:=[$'Stats |  First Response | COLIN | Hor'.$C$3]" office:value-type="string" office:string-value="32" calcext:value-type="string">
            <text:p>32</text:p>
          </table:table-cell>
          <table:table-cell table:style-name="ce5" table:formula="of:=[$'Stats |  First Response | COLIN | Hor'.$C$4]" office:value-type="string" office:string-value="5" calcext:value-type="string">
            <text:p>5</text:p>
          </table:table-cell>
          <table:table-cell table:style-name="ce5" table:formula="of:=[$'Stats |  First Response | COLIN | Hor'.$C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C$6]" office:value-type="string" office:string-value="71.7 (36.3)" calcext:value-type="string">
            <text:p>71.7 (36.3)</text:p>
          </table:table-cell>
          <table:table-cell table:style-name="ce11"/>
          <table:table-cell table:style-name="ce5" table:formula="of:=[$'Stats |  First Response | COLIN | Hor'.$C$7]" office:value-type="string" office:string-value="198.3 (83.3)" calcext:value-type="string">
            <text:p>198.3 (83.3)</text:p>
          </table:table-cell>
          <table:table-cell table:style-name="ce11"/>
          <table:table-cell table:style-name="ce5" table:formula="of:=[$'Stats |  First Response | COLIN | Hor'.$C$8]" office:value-type="string" office:string-value="62.4 (86.0)" calcext:value-type="string">
            <text:p>62.4 (86.0)</text:p>
          </table:table-cell>
          <table:table-cell table:style-name="ce5" table:formula="of:=[$'Stats |  First Response | COLIN | Hor'.$C$9]" office:value-type="string" office:string-value="65.3 (180.0)" calcext:value-type="string">
            <text:p>65.3 (180.0)</text:p>
          </table:table-cell>
          <table:table-cell table:style-name="ce5" table:formula="of:=[$'Stats |  First Response | COLIN | Hor'.$C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C$11]" office:value-type="string" office:string-value="0.1 (0.3)" calcext:value-type="string">
            <text:p>0.1 (0.3)</text:p>
          </table:table-cell>
          <table:table-cell table:style-name="ce5" table:formula="of:=[$'Stats |  First Response | COLIN | Hor'.$C$12]" office:value-type="string" office:string-value="0.5 (1.4)" calcext:value-type="string">
            <text:p>0.5 (1.4)</text:p>
          </table:table-cell>
          <table:table-cell table:style-name="ce5"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First Response | COLIN | Hor'.$D$2]" office:value-type="string" office:string-value="66" calcext:value-type="string">
            <text:p>66</text:p>
          </table:table-cell>
          <table:table-cell table:style-name="ce5" table:formula="of:=[$'Stats |  First Response | COLIN | Hor'.$D$3]" office:value-type="string" office:string-value="16" calcext:value-type="string">
            <text:p>16</text:p>
          </table:table-cell>
          <table:table-cell table:style-name="ce5" table:formula="of:=[$'Stats |  First Response | COLIN | Hor'.$D$4]" office:value-type="string" office:string-value="16" calcext:value-type="string">
            <text:p>16</text:p>
          </table:table-cell>
          <table:table-cell table:style-name="ce5" table:formula="of:=[$'Stats |  First Response | COLIN | Hor'.$D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D$6]" office:value-type="string" office:string-value="80.9 (37.5)" calcext:value-type="string">
            <text:p>80.9 (37.5)</text:p>
          </table:table-cell>
          <table:table-cell table:style-name="ce11"/>
          <table:table-cell table:style-name="ce5" table:formula="of:=[$'Stats |  First Response | COLIN | Hor'.$D$7]" office:value-type="string" office:string-value="205.4 (68.1)" calcext:value-type="string">
            <text:p>205.4 (68.1)</text:p>
          </table:table-cell>
          <table:table-cell table:style-name="ce11"/>
          <table:table-cell table:style-name="ce5" table:formula="of:=[$'Stats |  First Response | COLIN | Hor'.$D$8]" office:value-type="string" office:string-value="170.7 (239.5)" calcext:value-type="string">
            <text:p>170.7 (239.5)</text:p>
          </table:table-cell>
          <table:table-cell table:style-name="ce5" table:formula="of:=[$'Stats |  First Response | COLIN | Hor'.$D$9]" office:value-type="string" office:string-value="82.7 (299.6)" calcext:value-type="string">
            <text:p>82.7 (299.6)</text:p>
          </table:table-cell>
          <table:table-cell table:style-name="ce5" table:formula="of:=[$'Stats |  First Response | COLIN | Hor'.$D$10]" office:value-type="string" office:string-value="267.0 (141.4)" calcext:value-type="string">
            <text:p>267.0 (141.4)</text:p>
          </table:table-cell>
          <table:table-cell table:style-name="ce11"/>
          <table:table-cell table:style-name="ce5" table:formula="of:=[$'Stats |  First Response | COLIN | Hor'.$D$11]" office:value-type="string" office:string-value="1.5 (2.9)" calcext:value-type="string">
            <text:p>1.5 (2.9)</text:p>
          </table:table-cell>
          <table:table-cell table:style-name="ce5" table:formula="of:=[$'Stats |  First Response | COLIN | Hor'.$D$12]" office:value-type="string" office:string-value="0.8 (3.1)" calcext:value-type="string">
            <text:p>0.8 (3.1)</text:p>
          </table:table-cell>
          <table:table-cell table:style-name="ce5"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First Response | COLIN | Hor'.$E$2]" office:value-type="string" office:string-value="41" calcext:value-type="string">
            <text:p>41</text:p>
          </table:table-cell>
          <table:table-cell table:style-name="ce5" table:formula="of:=[$'Stats |  First Response | COLIN | Hor'.$E$3]" office:value-type="string" office:string-value="18" calcext:value-type="string">
            <text:p>18</text:p>
          </table:table-cell>
          <table:table-cell table:style-name="ce5" table:formula="of:=[$'Stats |  First Response | COLIN | Hor'.$E$4]" office:value-type="string" office:string-value="40" calcext:value-type="string">
            <text:p>40</text:p>
          </table:table-cell>
          <table:table-cell table:style-name="ce5" table:formula="of:=[$'Stats |  First Response | COLIN | Hor'.$E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E$6]" office:value-type="string" office:string-value="73.2 (27.6)" calcext:value-type="string">
            <text:p>73.2 (27.6)</text:p>
          </table:table-cell>
          <table:table-cell table:style-name="ce11"/>
          <table:table-cell table:style-name="ce5" table:formula="of:=[$'Stats |  First Response | COLIN | Hor'.$E$7]" office:value-type="string" office:string-value="145.5 (41.3)" calcext:value-type="string">
            <text:p>145.5 (41.3)</text:p>
          </table:table-cell>
          <table:table-cell table:style-name="ce11"/>
          <table:table-cell table:style-name="ce5" table:formula="of:=[$'Stats |  First Response | COLIN | Hor'.$E$8]" office:value-type="string" office:string-value="475.6 (720.3)" calcext:value-type="string">
            <text:p>475.6 (720.3)</text:p>
          </table:table-cell>
          <table:table-cell table:style-name="ce5" table:formula="of:=[$'Stats |  First Response | COLIN | Hor'.$E$9]" office:value-type="string" office:string-value="10.1 (7.4)" calcext:value-type="string">
            <text:p>10.1 (7.4)</text:p>
          </table:table-cell>
          <table:table-cell table:style-name="ce5" table:formula="of:=[$'Stats |  First Response | COLIN | Hor'.$E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E$11]" office:value-type="string" office:string-value="4.3 (7.4)" calcext:value-type="string">
            <text:p>4.3 (7.4)</text:p>
          </table:table-cell>
          <table:table-cell table:style-name="ce5" table:formula="of:=[$'Stats |  First Response | COLIN | Hor'.$E$12]" office:value-type="string" office:string-value="0.1 (0.1)" calcext:value-type="string">
            <text:p>0.1 (0.1)</text:p>
          </table:table-cell>
          <table:table-cell table:style-name="ce5"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First Response | COLIN | Hor'.$F$2]" office:value-type="string" office:string-value="61" calcext:value-type="string">
            <text:p>61</text:p>
          </table:table-cell>
          <table:table-cell table:style-name="ce5" table:formula="of:=[$'Stats |  First Response | COLIN | Hor'.$F$3]" office:value-type="string" office:string-value="25" calcext:value-type="string">
            <text:p>25</text:p>
          </table:table-cell>
          <table:table-cell table:style-name="ce5" table:formula="of:=[$'Stats |  First Response | COLIN | Hor'.$F$4]" office:value-type="string" office:string-value="10" calcext:value-type="string">
            <text:p>10</text:p>
          </table:table-cell>
          <table:table-cell table:style-name="ce5" table:formula="of:=[$'Stats |  First Response | COLIN | Hor'.$F$5]" office:value-type="string" office:string-value="4" calcext:value-type="string">
            <text:p>4</text:p>
          </table:table-cell>
          <table:table-cell table:style-name="ce11"/>
          <table:table-cell table:style-name="ce5" table:formula="of:=[$'Stats |  First Response | COLIN | Hor'.$F$6]" office:value-type="string" office:string-value="66.0 (34.1)" calcext:value-type="string">
            <text:p>66.0 (34.1)</text:p>
          </table:table-cell>
          <table:table-cell table:style-name="ce11"/>
          <table:table-cell table:style-name="ce5" table:formula="of:=[$'Stats |  First Response | COLIN | Hor'.$F$7]" office:value-type="string" office:string-value="168.5 (58.2)" calcext:value-type="string">
            <text:p>168.5 (58.2)</text:p>
          </table:table-cell>
          <table:table-cell table:style-name="ce11"/>
          <table:table-cell table:style-name="ce5" table:formula="of:=[$'Stats |  First Response | COLIN | Hor'.$F$8]" office:value-type="string" office:string-value="186.2 (327.3)" calcext:value-type="string">
            <text:p>186.2 (327.3)</text:p>
          </table:table-cell>
          <table:table-cell table:style-name="ce5" table:formula="of:=[$'Stats |  First Response | COLIN | Hor'.$F$9]" office:value-type="string" office:string-value="164.7 (329.0)" calcext:value-type="string">
            <text:p>164.7 (329.0)</text:p>
          </table:table-cell>
          <table:table-cell table:style-name="ce5" table:formula="of:=[$'Stats |  First Response | COLIN | Hor'.$F$10]" office:value-type="string" office:string-value="917.0 (409.4)" calcext:value-type="string">
            <text:p>917.0 (409.4)</text:p>
          </table:table-cell>
          <table:table-cell table:style-name="ce11"/>
          <table:table-cell table:style-name="ce5" table:formula="of:=[$'Stats |  First Response | COLIN | Hor'.$F$11]" office:value-type="string" office:string-value="1.6 (2.7)" calcext:value-type="string">
            <text:p>1.6 (2.7)</text:p>
          </table:table-cell>
          <table:table-cell table:style-name="ce5" table:formula="of:=[$'Stats |  First Response | COLIN | Hor'.$F$12]" office:value-type="string" office:string-value="1.7 (3.6)" calcext:value-type="string">
            <text:p>1.7 (3.6)</text:p>
          </table:table-cell>
          <table:table-cell table:style-name="ce5"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First Response | COLIN | Hor'.$G$2]" office:value-type="string" office:string-value="33" calcext:value-type="string">
            <text:p>33</text:p>
          </table:table-cell>
          <table:table-cell table:style-name="ce5" table:formula="of:=[$'Stats |  First Response | COLIN | Hor'.$G$3]" office:value-type="string" office:string-value="20" calcext:value-type="string">
            <text:p>20</text:p>
          </table:table-cell>
          <table:table-cell table:style-name="ce5" table:formula="of:=[$'Stats |  First Response | COLIN | Hor'.$G$4]" office:value-type="string" office:string-value="42" calcext:value-type="string">
            <text:p>42</text:p>
          </table:table-cell>
          <table:table-cell table:style-name="ce5" table:formula="of:=[$'Stats |  First Response | COLIN | Hor'.$G$5]" office:value-type="string" office:string-value="5" calcext:value-type="string">
            <text:p>5</text:p>
          </table:table-cell>
          <table:table-cell table:style-name="ce11"/>
          <table:table-cell table:style-name="ce5" table:formula="of:=[$'Stats |  First Response | COLIN | Hor'.$G$6]" office:value-type="string" office:string-value="62.3 (23.7)" calcext:value-type="string">
            <text:p>62.3 (23.7)</text:p>
          </table:table-cell>
          <table:table-cell table:style-name="ce11"/>
          <table:table-cell table:style-name="ce5" table:formula="of:=[$'Stats |  First Response | COLIN | Hor'.$G$7]" office:value-type="string" office:string-value="140.9 (28.6)" calcext:value-type="string">
            <text:p>140.9 (28.6)</text:p>
          </table:table-cell>
          <table:table-cell table:style-name="ce11"/>
          <table:table-cell table:style-name="ce5" table:formula="of:=[$'Stats |  First Response | COLIN | Hor'.$G$8]" office:value-type="string" office:string-value="302.9 (325.8)" calcext:value-type="string">
            <text:p>302.9 (325.8)</text:p>
          </table:table-cell>
          <table:table-cell table:style-name="ce5" table:formula="of:=[$'Stats |  First Response | COLIN | Hor'.$G$9]" office:value-type="string" office:string-value="277.8 (629.0)" calcext:value-type="string">
            <text:p>277.8 (629.0)</text:p>
          </table:table-cell>
          <table:table-cell table:style-name="ce5" table:formula="of:=[$'Stats |  First Response | COLIN | Hor'.$G$10]" office:value-type="string" office:string-value="1815.8 (1389.7)" calcext:value-type="string">
            <text:p>1815.8 (1389.7)</text:p>
          </table:table-cell>
          <table:table-cell table:style-name="ce11"/>
          <table:table-cell table:style-name="ce5" table:formula="of:=[$'Stats |  First Response | COLIN | Hor'.$G$11]" office:value-type="string" office:string-value="3.1 (3.5)" calcext:value-type="string">
            <text:p>3.1 (3.5)</text:p>
          </table:table-cell>
          <table:table-cell table:style-name="ce5" table:formula="of:=[$'Stats |  First Response | COLIN | Hor'.$G$12]" office:value-type="string" office:string-value="2.8 (6.1)" calcext:value-type="string">
            <text:p>2.8 (6.1)</text:p>
          </table:table-cell>
          <table:table-cell table:style-name="ce5"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First Response | COLIN | Hor'.$H$2]" office:value-type="string" office:string-value="59" calcext:value-type="string">
            <text:p>59</text:p>
          </table:table-cell>
          <table:table-cell table:style-name="ce5" table:formula="of:=[$'Stats |  First Response | COLIN | Hor'.$H$3]" office:value-type="string" office:string-value="20" calcext:value-type="string">
            <text:p>20</text:p>
          </table:table-cell>
          <table:table-cell table:style-name="ce5" table:formula="of:=[$'Stats |  First Response | COLIN | Hor'.$H$4]" office:value-type="string" office:string-value="21" calcext:value-type="string">
            <text:p>21</text:p>
          </table:table-cell>
          <table:table-cell table:style-name="ce5" table:formula="of:=[$'Stats |  First Response | COLIN | Hor'.$H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First Response | COLIN | Hor'.$H$6]" office:value-type="string" office:string-value="62.2 (24.9)" calcext:value-type="string">
            <text:p>62.2 (24.9)</text:p>
          </table:table-cell>
          <table:table-cell table:style-name="ce11"/>
          <table:table-cell table:style-name="ce5" table:formula="of:=[$'Stats |  First Response | COLIN | Hor'.$H$7]" office:value-type="string" office:string-value="150.7 (39.6)" calcext:value-type="string">
            <text:p>150.7 (39.6)</text:p>
          </table:table-cell>
          <table:table-cell table:style-name="ce11"/>
          <table:table-cell table:style-name="ce5" table:formula="of:=[$'Stats |  First Response | COLIN | Hor'.$H$8]" office:value-type="string" office:string-value="124.3 (147.4)" calcext:value-type="string">
            <text:p>124.3 (147.4)</text:p>
          </table:table-cell>
          <table:table-cell table:style-name="ce5" table:formula="of:=[$'Stats |  First Response | COLIN | Hor'.$H$9]" office:value-type="string" office:string-value="14.3 (10.3)" calcext:value-type="string">
            <text:p>14.3 (10.3)</text:p>
          </table:table-cell>
          <table:table-cell table:style-name="ce5" table:formula="of:=[$'Stats |  First Response | COLIN | Hor'.$H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H$11]" office:value-type="string" office:string-value="1.2 (1.7)" calcext:value-type="string">
            <text:p>1.2 (1.7)</text:p>
          </table:table-cell>
          <table:table-cell table:style-name="ce5" table:formula="of:=[$'Stats |  First Response | COLIN | Hor'.$H$12]" office:value-type="string" office:string-value="0.1 (0.0)" calcext:value-type="string">
            <text:p>0.1 (0.0)</text:p>
          </table:table-cell>
          <table:table-cell table:style-name="ce5"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First Response | COLIN | Hor'.$I$2]" office:value-type="string" office:string-value="65" calcext:value-type="string">
            <text:p>65</text:p>
          </table:table-cell>
          <table:table-cell table:style-name="ce5" table:formula="of:=[$'Stats |  First Response | COLIN | Hor'.$I$3]" office:value-type="string" office:string-value="22" calcext:value-type="string">
            <text:p>22</text:p>
          </table:table-cell>
          <table:table-cell table:style-name="ce5" table:formula="of:=[$'Stats |  First Response | COLIN | Hor'.$I$4]" office:value-type="string" office:string-value="12" calcext:value-type="string">
            <text:p>12</text:p>
          </table:table-cell>
          <table:table-cell table:style-name="ce5" table:formula="of:=[$'Stats |  First Response | COLIN | Hor'.$I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I$6]" office:value-type="string" office:string-value="68.3 (30.7)" calcext:value-type="string">
            <text:p>68.3 (30.7)</text:p>
          </table:table-cell>
          <table:table-cell table:style-name="ce11"/>
          <table:table-cell table:style-name="ce5" table:formula="of:=[$'Stats |  First Response | COLIN | Hor'.$I$7]" office:value-type="string" office:string-value="169.6 (61.1)" calcext:value-type="string">
            <text:p>169.6 (61.1)</text:p>
          </table:table-cell>
          <table:table-cell table:style-name="ce11"/>
          <table:table-cell table:style-name="ce5" table:formula="of:=[$'Stats |  First Response | COLIN | Hor'.$I$8]" office:value-type="string" office:string-value="327.7 (672.0)" calcext:value-type="string">
            <text:p>327.7 (672.0)</text:p>
          </table:table-cell>
          <table:table-cell table:style-name="ce5" table:formula="of:=[$'Stats |  First Response | COLIN | Hor'.$I$9]" office:value-type="string" office:string-value="108.9 (257.6)" calcext:value-type="string">
            <text:p>108.9 (257.6)</text:p>
          </table:table-cell>
          <table:table-cell table:style-name="ce5" table:formula="of:=[$'Stats |  First Response | COLIN | Hor'.$I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I$11]" office:value-type="string" office:string-value="2.9 (5.5)" calcext:value-type="string">
            <text:p>2.9 (5.5)</text:p>
          </table:table-cell>
          <table:table-cell table:style-name="ce5" table:formula="of:=[$'Stats |  First Response | COLIN | Hor'.$I$12]" office:value-type="string" office:string-value="1.1 (2.8)" calcext:value-type="string">
            <text:p>1.1 (2.8)</text:p>
          </table:table-cell>
          <table:table-cell table:style-name="ce5"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First Response | COLIN | Hor'.$J$2]" office:value-type="string" office:string-value="57" calcext:value-type="string">
            <text:p>57</text:p>
          </table:table-cell>
          <table:table-cell table:style-name="ce5" table:formula="of:=[$'Stats |  First Response | COLIN | Hor'.$J$3]" office:value-type="string" office:string-value="22" calcext:value-type="string">
            <text:p>22</text:p>
          </table:table-cell>
          <table:table-cell table:style-name="ce5" table:formula="of:=[$'Stats |  First Response | COLIN | Hor'.$J$4]" office:value-type="string" office:string-value="19" calcext:value-type="string">
            <text:p>19</text:p>
          </table:table-cell>
          <table:table-cell table:style-name="ce5" table:formula="of:=[$'Stats |  First Response | COLIN | Hor'.$J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J$6]" office:value-type="string" office:string-value="72.0 (33.9)" calcext:value-type="string">
            <text:p>72.0 (33.9)</text:p>
          </table:table-cell>
          <table:table-cell table:style-name="ce11"/>
          <table:table-cell table:style-name="ce5" table:formula="of:=[$'Stats |  First Response | COLIN | Hor'.$J$7]" office:value-type="string" office:string-value="171.7 (58.1)" calcext:value-type="string">
            <text:p>171.7 (58.1)</text:p>
          </table:table-cell>
          <table:table-cell table:style-name="ce11"/>
          <table:table-cell table:style-name="ce5" table:formula="of:=[$'Stats |  First Response | COLIN | Hor'.$J$8]" office:value-type="string" office:string-value="318.1 (485.7)" calcext:value-type="string">
            <text:p>318.1 (485.7)</text:p>
          </table:table-cell>
          <table:table-cell table:style-name="ce5" table:formula="of:=[$'Stats |  First Response | COLIN | Hor'.$J$9]" office:value-type="string" office:string-value="182.6 (543.6)" calcext:value-type="string">
            <text:p>182.6 (543.6)</text:p>
          </table:table-cell>
          <table:table-cell table:style-name="ce5" table:formula="of:=[$'Stats |  First Response | COLIN | Hor'.$J$10]" office:value-type="string" office:string-value="1355.0 (362.0)" calcext:value-type="string">
            <text:p>1355.0 (362.0)</text:p>
          </table:table-cell>
          <table:table-cell table:style-name="ce11"/>
          <table:table-cell table:style-name="ce5" table:formula="of:=[$'Stats |  First Response | COLIN | Hor'.$J$11]" office:value-type="string" office:string-value="3.4 (5.1)" calcext:value-type="string">
            <text:p>3.4 (5.1)</text:p>
          </table:table-cell>
          <table:table-cell table:style-name="ce5" table:formula="of:=[$'Stats |  First Response | COLIN | Hor'.$J$12]" office:value-type="string" office:string-value="2.0 (6.0)" calcext:value-type="string">
            <text:p>2.0 (6.0)</text:p>
          </table:table-cell>
          <table:table-cell table:style-name="ce5"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First Response | COLIN | Hor'.$K$2]" office:value-type="string" office:string-value="62" calcext:value-type="string">
            <text:p>62</text:p>
          </table:table-cell>
          <table:table-cell table:style-name="ce5" table:formula="of:=[$'Stats |  First Response | COLIN | Hor'.$K$3]" office:value-type="string" office:string-value="23" calcext:value-type="string">
            <text:p>23</text:p>
          </table:table-cell>
          <table:table-cell table:style-name="ce5" table:formula="of:=[$'Stats |  First Response | COLIN | Hor'.$K$4]" office:value-type="string" office:string-value="13" calcext:value-type="string">
            <text:p>13</text:p>
          </table:table-cell>
          <table:table-cell table:style-name="ce5" table:formula="of:=[$'Stats |  First Response | COLIN | Hor'.$K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K$6]" office:value-type="string" office:string-value="63.8 (26.0)" calcext:value-type="string">
            <text:p>63.8 (26.0)</text:p>
          </table:table-cell>
          <table:table-cell table:style-name="ce11"/>
          <table:table-cell table:style-name="ce5" table:formula="of:=[$'Stats |  First Response | COLIN | Hor'.$K$7]" office:value-type="string" office:string-value="157.5 (46.1)" calcext:value-type="string">
            <text:p>157.5 (46.1)</text:p>
          </table:table-cell>
          <table:table-cell table:style-name="ce11"/>
          <table:table-cell table:style-name="ce5" table:formula="of:=[$'Stats |  First Response | COLIN | Hor'.$K$8]" office:value-type="string" office:string-value="216.6 (365.4)" calcext:value-type="string">
            <text:p>216.6 (365.4)</text:p>
          </table:table-cell>
          <table:table-cell table:style-name="ce5" table:formula="of:=[$'Stats |  First Response | COLIN | Hor'.$K$9]" office:value-type="string" office:string-value="260.5 (643.0)" calcext:value-type="string">
            <text:p>260.5 (643.0)</text:p>
          </table:table-cell>
          <table:table-cell table:style-name="ce5" table:formula="of:=[$'Stats |  First Response | COLIN | Hor'.$K$10]" office:value-type="string" office:string-value="1589.0 (670.3)" calcext:value-type="string">
            <text:p>1589.0 (670.3)</text:p>
          </table:table-cell>
          <table:table-cell table:style-name="ce11"/>
          <table:table-cell table:style-name="ce5" table:formula="of:=[$'Stats |  First Response | COLIN | Hor'.$K$11]" office:value-type="string" office:string-value="2.2 (3.9)" calcext:value-type="string">
            <text:p>2.2 (3.9)</text:p>
          </table:table-cell>
          <table:table-cell table:style-name="ce5" table:formula="of:=[$'Stats |  First Response | COLIN | Hor'.$K$12]" office:value-type="string" office:string-value="2.8 (6.9)" calcext:value-type="string">
            <text:p>2.8 (6.9)</text:p>
          </table:table-cell>
          <table:table-cell table:style-name="ce5"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0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" table:style-name="ta1"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1" table:default-cell-style-name="ce1"/>
        <table:table-column table:style-name="co9" table:default-cell-style-name="ce5"/>
        <table:table-column table:style-name="co18" table:default-cell-style-name="ce5"/>
        <table:table-column table:style-name="co19" table:default-cell-style-name="ce5"/>
        <table:table-column table:style-name="co22" table:default-cell-style-name="ce11"/>
        <table:table-column table:style-name="co21" table:default-cell-style-name="ce1"/>
        <table:table-column table:style-name="co20" table:default-cell-style-name="ce5"/>
        <table:table-column table:style-name="co18" table:default-cell-style-name="ce5"/>
        <table:table-column table:style-name="co20" table:default-cell-style-name="ce5"/>
        <table:table-column table:style-name="co10" table:number-columns-repeated="1012" table:default-cell-style-name="Default"/>
        <table:table-row table:style-name="ro4">
          <table:table-cell table:number-columns-repeated="3"/>
          <table:table-cell table:style-name="Default"/>
          <table:table-cell table:style-name="ce9"/>
          <table:table-cell table:style-name="ce10" table:number-columns-repeated="2"/>
          <table:table-cell table:style-name="ce7" office:value-type="string" calcext:value-type="string">
            <text:p>Blocks World | TFD</text:p>
          </table:table-cell>
          <table:table-cell table:style-name="ce7"/>
          <table:table-cell table:style-name="ce9"/>
          <table:table-cell table:style-name="ce10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2" table:formula="of:=[$'Stats |  Blocks World | TFD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TFD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TFD | Hor'.$A$10]" office:value-type="string" office:string-value="Processing Time (s)" calcext:value-type="string">
            <text:p>Processing Time (s)</text:p>
          </table:covered-table-cell>
          <table:table-cell table:style-name="ce10" table:number-columns-repeated="2"/>
          <table:table-cell table:style-name="ce2" table:formula="of:=[$'Stats |  Blocks World | TFD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TFD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TFD | Hor'.$A$13]" office:value-type="string" office:string-value="Memory Usage (GB)" calcext:value-type="string">
            <text:p>Memory Usage (GB)</text:p>
          </table:covered-table-cell>
          <table:table-cell table:number-columns-repeated="1012"/>
        </table:table-row>
        <table:table-row table:style-name="ro4">
          <table:table-cell table:number-columns-repeated="3"/>
          <table:table-cell table:style-name="ce13"/>
          <table:table-cell table:style-name="ce1" table:formula="of:=[$'Stats |  Blocks World | TFD | Hor'.$B$8]" office:value-type="string" office:string-value="Success" calcext:value-type="string">
            <text:p>Success</text:p>
          </table:table-cell>
          <table:table-cell table:style-name="ce1" table:formula="of:=[$'Stats |  Blocks World | TFD | Hor'.$B$9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0]" office:value-type="string" office:string-value="Memory Fail" calcext:value-type="string">
            <text:p>Memory Fail</text:p>
          </table:table-cell>
          <table:table-cell table:style-name="ce7" table:number-columns-repeated="2"/>
          <table:table-cell table:style-name="ce1" table:formula="of:=[$'Stats |  Blocks World | TFD | Hor'.$B$11]" office:value-type="string" office:string-value="Success" calcext:value-type="string">
            <text:p>Success</text:p>
          </table:table-cell>
          <table:table-cell table:style-name="ce1" table:formula="of:=[$'Stats |  Blocks World | TFD | Hor'.$B$12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3]" office:value-type="string" office:string-value="Time Fail" calcext:value-type="string">
            <text:p>Time Fail</text:p>
          </table:table-cell>
          <table:table-cell table:style-name="ce13" table:number-columns-repeated="1012"/>
        </table:table-row>
        <table:table-row table:style-name="ro4">
          <table:table-cell table:number-columns-repeated="3"/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8]" office:value-type="string" office:string-value="458.3 (815.9)" calcext:value-type="string">
            <text:p>458.3 (815.9)</text:p>
          </table:table-cell>
          <table:table-cell table:formula="of:=[$'Stats |  Blocks World | TFD | Hor'.$C$9]" office:value-type="string" office:string-value="N/A (N/A)" calcext:value-type="string">
            <text:p>N/A (N/A)</text:p>
          </table:table-cell>
          <table:table-cell table:formula="of:=[$'Stats |  Blocks World | TFD | Hor'.$C$10]" office:value-type="string" office:string-value="N/A (N/A)" calcext:value-type="string">
            <text:p>N/A (N/A)</text:p>
          </table:table-cell>
          <table:table-cell/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11]" office:value-type="string" office:string-value="7.9 (15.5)" calcext:value-type="string">
            <text:p>7.9 (15.5)</text:p>
          </table:table-cell>
          <table:table-cell table:formula="of:=[$'Stats |  Blocks World | TFD | Hor'.$C$12]" office:value-type="string" office:string-value="N/A (N/A)" calcext:value-type="string">
            <text:p>N/A (N/A)</text:p>
          </table:table-cell>
          <table:table-cell table:formula="of:=[$'Stats |  Blocks World | TFD | Hor'.$C$13]" office:value-type="string" office:string-value="20.2 (14.4)" calcext:value-type="string">
            <text:p>20.2 (14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8]" office:value-type="string" office:string-value="791.7 (1077.8)" calcext:value-type="string">
            <text:p>791.7 (1077.8)</text:p>
          </table:table-cell>
          <table:table-cell table:formula="of:=[$'Stats |  Blocks World | TFD | Hor'.$D$9]" office:value-type="string" office:string-value="454.1 (789.0)" calcext:value-type="string">
            <text:p>454.1 (789.0)</text:p>
          </table:table-cell>
          <table:table-cell table:formula="of:=[$'Stats |  Blocks World | TFD | Hor'.$D$10]" office:value-type="string" office:string-value="N/A (N/A)" calcext:value-type="string">
            <text:p>N/A (N/A)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11]" office:value-type="string" office:string-value="6.9 (8.4)" calcext:value-type="string">
            <text:p>6.9 (8.4)</text:p>
          </table:table-cell>
          <table:table-cell table:formula="of:=[$'Stats |  Blocks World | TFD | Hor'.$D$12]" office:value-type="string" office:string-value="5.9 (11.3)" calcext:value-type="string">
            <text:p>5.9 (11.3)</text:p>
          </table:table-cell>
          <table:table-cell table:formula="of:=[$'Stats |  Blocks World | TFD | Hor'.$D$13]" office:value-type="string" office:string-value="31.5 (16.1)" calcext:value-type="string">
            <text:p>31.5 (16.1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8]" office:value-type="string" office:string-value="468.0 (600.2)" calcext:value-type="string">
            <text:p>468.0 (600.2)</text:p>
          </table:table-cell>
          <table:table-cell table:formula="of:=[$'Stats |  Blocks World | TFD | Hor'.$E$9]" office:value-type="string" office:string-value="208.9 (453.7)" calcext:value-type="string">
            <text:p>208.9 (453.7)</text:p>
          </table:table-cell>
          <table:table-cell table:formula="of:=[$'Stats |  Blocks World | TFD | Hor'.$E$10]" office:value-type="string" office:string-value="N/A (N/A)" calcext:value-type="string">
            <text:p>N/A (N/A)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11]" office:value-type="string" office:string-value="6.9 (8.6)" calcext:value-type="string">
            <text:p>6.9 (8.6)</text:p>
          </table:table-cell>
          <table:table-cell table:formula="of:=[$'Stats |  Blocks World | TFD | Hor'.$E$12]" office:value-type="string" office:string-value="1.5 (2.8)" calcext:value-type="string">
            <text:p>1.5 (2.8)</text:p>
          </table:table-cell>
          <table:table-cell table:formula="of:=[$'Stats |  Blocks World | TFD | Hor'.$E$13]" office:value-type="string" office:string-value="29.6 (14.8)" calcext:value-type="string">
            <text:p>29.6 (14.8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8]" office:value-type="string" office:string-value="377.0 (691.6)" calcext:value-type="string">
            <text:p>377.0 (691.6)</text:p>
          </table:table-cell>
          <table:table-cell table:formula="of:=[$'Stats |  Blocks World | TFD | Hor'.$F$9]" office:value-type="string" office:string-value="313.0 (628.0)" calcext:value-type="string">
            <text:p>313.0 (628.0)</text:p>
          </table:table-cell>
          <table:table-cell table:formula="of:=[$'Stats |  Blocks World | TFD | Hor'.$F$10]" office:value-type="string" office:string-value="N/A (N/A)" calcext:value-type="string">
            <text:p>N/A (N/A)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11]" office:value-type="string" office:string-value="4.8 (6.1)" calcext:value-type="string">
            <text:p>4.8 (6.1)</text:p>
          </table:table-cell>
          <table:table-cell table:formula="of:=[$'Stats |  Blocks World | TFD | Hor'.$F$12]" office:value-type="string" office:string-value="4.1 (9.6)" calcext:value-type="string">
            <text:p>4.1 (9.6)</text:p>
          </table:table-cell>
          <table:table-cell table:formula="of:=[$'Stats |  Blocks World | TFD | Hor'.$F$13]" office:value-type="string" office:string-value="27.0 (19.4)" calcext:value-type="string">
            <text:p>27.0 (19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8]" office:value-type="string" office:string-value="394.5 (636.1)" calcext:value-type="string">
            <text:p>394.5 (636.1)</text:p>
          </table:table-cell>
          <table:table-cell table:formula="of:=[$'Stats |  Blocks World | TFD | Hor'.$G$9]" office:value-type="string" office:string-value="230.2 (489.1)" calcext:value-type="string">
            <text:p>230.2 (489.1)</text:p>
          </table:table-cell>
          <table:table-cell table:formula="of:=[$'Stats |  Blocks World | TFD | Hor'.$G$10]" office:value-type="string" office:string-value="N/A (N/A)" calcext:value-type="string">
            <text:p>N/A (N/A)</text:p>
          </table:table-cell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11]" office:value-type="string" office:string-value="3.6 (5.9)" calcext:value-type="string">
            <text:p>3.6 (5.9)</text:p>
          </table:table-cell>
          <table:table-cell table:formula="of:=[$'Stats |  Blocks World | TFD | Hor'.$G$12]" office:value-type="string" office:string-value="1.7 (4.0)" calcext:value-type="string">
            <text:p>1.7 (4.0)</text:p>
          </table:table-cell>
          <table:table-cell table:formula="of:=[$'Stats |  Blocks World | TFD | Hor'.$G$13]" office:value-type="string" office:string-value="27.8 (17.6)" calcext:value-type="string">
            <text:p>27.8 (17.6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8]" office:value-type="string" office:string-value="534.0 (889.0)" calcext:value-type="string">
            <text:p>534.0 (889.0)</text:p>
          </table:table-cell>
          <table:table-cell table:formula="of:=[$'Stats |  Blocks World | TFD | Hor'.$H$9]" office:value-type="string" office:string-value="114.8 (486.1)" calcext:value-type="string">
            <text:p>114.8 (486.1)</text:p>
          </table:table-cell>
          <table:table-cell table:formula="of:=[$'Stats |  Blocks World | TFD | Hor'.$H$10]" office:value-type="string" office:string-value="N/A (N/A)" calcext:value-type="string">
            <text:p>N/A (N/A)</text:p>
          </table:table-cell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11]" office:value-type="string" office:string-value="4.5 (8.4)" calcext:value-type="string">
            <text:p>4.5 (8.4)</text:p>
          </table:table-cell>
          <table:table-cell table:formula="of:=[$'Stats |  Blocks World | TFD | Hor'.$H$12]" office:value-type="string" office:string-value="0.7 (2.8)" calcext:value-type="string">
            <text:p>0.7 (2.8)</text:p>
          </table:table-cell>
          <table:table-cell table:formula="of:=[$'Stats |  Blocks World | TFD | Hor'.$H$13]" office:value-type="string" office:string-value="28.4 (19.6)" calcext:value-type="string">
            <text:p>28.4 (19.6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8]" office:value-type="string" office:string-value="402.8 (712.9)" calcext:value-type="string">
            <text:p>402.8 (712.9)</text:p>
          </table:table-cell>
          <table:table-cell table:formula="of:=[$'Stats |  Blocks World | TFD | Hor'.$I$9]" office:value-type="string" office:string-value="197.9 (493.9)" calcext:value-type="string">
            <text:p>197.9 (493.9)</text:p>
          </table:table-cell>
          <table:table-cell table:formula="of:=[$'Stats |  Blocks World | TFD | Hor'.$I$10]" office:value-type="string" office:string-value="N/A (N/A)" calcext:value-type="string">
            <text:p>N/A (N/A)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11]" office:value-type="string" office:string-value="3.5 (6.2)" calcext:value-type="string">
            <text:p>3.5 (6.2)</text:p>
          </table:table-cell>
          <table:table-cell table:formula="of:=[$'Stats |  Blocks World | TFD | Hor'.$I$12]" office:value-type="string" office:string-value="1.4 (4.0)" calcext:value-type="string">
            <text:p>1.4 (4.0)</text:p>
          </table:table-cell>
          <table:table-cell table:formula="of:=[$'Stats |  Blocks World | TFD | Hor'.$I$13]" office:value-type="string" office:string-value="27.5 (16.5)" calcext:value-type="string">
            <text:p>27.5 (16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8]" office:value-type="string" office:string-value="291.1 (441.0)" calcext:value-type="string">
            <text:p>291.1 (441.0)</text:p>
          </table:table-cell>
          <table:table-cell table:formula="of:=[$'Stats |  Blocks World | TFD | Hor'.$J$9]" office:value-type="string" office:string-value="210.2 (511.7)" calcext:value-type="string">
            <text:p>210.2 (511.7)</text:p>
          </table:table-cell>
          <table:table-cell table:formula="of:=[$'Stats |  Blocks World | TFD | Hor'.$J$10]" office:value-type="string" office:string-value="N/A (N/A)" calcext:value-type="string">
            <text:p>N/A (N/A)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11]" office:value-type="string" office:string-value="2.9 (5.4)" calcext:value-type="string">
            <text:p>2.9 (5.4)</text:p>
          </table:table-cell>
          <table:table-cell table:formula="of:=[$'Stats |  Blocks World | TFD | Hor'.$J$12]" office:value-type="string" office:string-value="1.6 (4.0)" calcext:value-type="string">
            <text:p>1.6 (4.0)</text:p>
          </table:table-cell>
          <table:table-cell table:formula="of:=[$'Stats |  Blocks World | TFD | Hor'.$J$13]" office:value-type="string" office:string-value="27.4 (17.8)" calcext:value-type="string">
            <text:p>27.4 (17.8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8]" office:value-type="string" office:string-value="370.0 (679.1)" calcext:value-type="string">
            <text:p>370.0 (679.1)</text:p>
          </table:table-cell>
          <table:table-cell table:formula="of:=[$'Stats |  Blocks World | TFD | Hor'.$K$9]" office:value-type="string" office:string-value="189.5 (580.0)" calcext:value-type="string">
            <text:p>189.5 (580.0)</text:p>
          </table:table-cell>
          <table:table-cell table:formula="of:=[$'Stats |  Blocks World | TFD | Hor'.$K$10]" office:value-type="string" office:string-value="N/A (N/A)" calcext:value-type="string">
            <text:p>N/A (N/A)</text:p>
          </table:table-cell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11]" office:value-type="string" office:string-value="3.9 (7.2)" calcext:value-type="string">
            <text:p>3.9 (7.2)</text:p>
          </table:table-cell>
          <table:table-cell table:formula="of:=[$'Stats |  Blocks World | TFD | Hor'.$K$12]" office:value-type="string" office:string-value="1.3 (3.6)" calcext:value-type="string">
            <text:p>1.3 (3.6)</text:p>
          </table:table-cell>
          <table:table-cell table:formula="of:=[$'Stats |  Blocks World | TFD | Hor'.$K$13]" office:value-type="string" office:string-value="26.3 (17.2)" calcext:value-type="string">
            <text:p>26.3 (17.2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8]" office:value-type="string" office:string-value="238.6 (413.4)" calcext:value-type="string">
            <text:p>238.6 (413.4)</text:p>
          </table:table-cell>
          <table:table-cell table:formula="of:=[$'Stats |  Blocks World | TFD | Hor'.$L$9]" office:value-type="string" office:string-value="163.3 (495.1)" calcext:value-type="string">
            <text:p>163.3 (495.1)</text:p>
          </table:table-cell>
          <table:table-cell table:formula="of:=[$'Stats |  Blocks World | TFD | Hor'.$L$10]" office:value-type="string" office:string-value="N/A (N/A)" calcext:value-type="string">
            <text:p>N/A (N/A)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11]" office:value-type="string" office:string-value="2.3 (5.3)" calcext:value-type="string">
            <text:p>2.3 (5.3)</text:p>
          </table:table-cell>
          <table:table-cell table:formula="of:=[$'Stats |  Blocks World | TFD | Hor'.$L$12]" office:value-type="string" office:string-value="1.4 (4.2)" calcext:value-type="string">
            <text:p>1.4 (4.2)</text:p>
          </table:table-cell>
          <table:table-cell table:formula="of:=[$'Stats |  Blocks World | TFD | Hor'.$L$13]" office:value-type="string" office:string-value="28.0 (18.0)" calcext:value-type="string">
            <text:p>28.0 (18.0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9"/>
          <table:table-cell table:style-name="ce10" table:number-columns-repeated="2"/>
          <table:table-cell table:style-name="ce7" office:value-type="string" calcext:value-type="string">
            <text:p>Blocks World | COLIN</text:p>
          </table:table-cell>
          <table:table-cell table:style-name="ce7"/>
          <table:table-cell table:style-name="ce9"/>
          <table:table-cell table:style-name="ce10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2"/>
        </table:table-row>
        <table:table-row table:style-name="ro4">
          <table:table-cell table:number-columns-repeated="3"/>
          <table:table-cell table:style-name="ce13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7" table:number-columns-repeated="2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3" table:number-columns-repeated="1012"/>
        </table:table-row>
        <table:table-row table:style-name="ro4">
          <table:table-cell table:number-columns-repeated="3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723.7)" calcext:value-type="string">
            <text:p>660.5 (723.7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575.9)" calcext:value-type="string">
            <text:p>2601.0 (575.9)</text:p>
          </table:table-cell>
          <table:table-cell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29.1)" calcext:value-type="string">
            <text:p>26.2 (29.1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675.3)" calcext:value-type="string">
            <text:p>342.3 (675.3)</text:p>
          </table:table-cell>
          <table:table-cell table:formula="of:=[$'Stats |  Blocks World | COLIN | Hor'.$D$9]" office:value-type="string" office:string-value="414.9 (743.3)" calcext:value-type="string">
            <text:p>414.9 (743.3)</text:p>
          </table:table-cell>
          <table:table-cell table:formula="of:=[$'Stats |  Blocks World | COLIN | Hor'.$D$10]" office:value-type="string" office:string-value="2655.2 (474.4)" calcext:value-type="string">
            <text:p>2655.2 (474.4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17.4)" calcext:value-type="string">
            <text:p>11.2 (17.4)</text:p>
          </table:table-cell>
          <table:table-cell table:formula="of:=[$'Stats |  Blocks World | COLIN | Hor'.$D$12]" office:value-type="string" office:string-value="9.5 (19.8)" calcext:value-type="string">
            <text:p>9.5 (19.8)</text:p>
          </table:table-cell>
          <table:table-cell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428.2)" calcext:value-type="string">
            <text:p>267.1 (428.2)</text:p>
          </table:table-cell>
          <table:table-cell table:formula="of:=[$'Stats |  Blocks World | COLIN | Hor'.$E$9]" office:value-type="string" office:string-value="278.1 (454.6)" calcext:value-type="string">
            <text:p>278.1 (454.6)</text:p>
          </table:table-cell>
          <table:table-cell table:formula="of:=[$'Stats |  Blocks World | COLIN | Hor'.$E$10]" office:value-type="string" office:string-value="2423.6 (675.2)" calcext:value-type="string">
            <text:p>2423.6 (675.2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12.2)" calcext:value-type="string">
            <text:p>7.9 (12.2)</text:p>
          </table:table-cell>
          <table:table-cell table:formula="of:=[$'Stats |  Blocks World | COLIN | Hor'.$E$12]" office:value-type="string" office:string-value="5.7 (8.9)" calcext:value-type="string">
            <text:p>5.7 (8.9)</text:p>
          </table:table-cell>
          <table:table-cell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817.1)" calcext:value-type="string">
            <text:p>577.3 (817.1)</text:p>
          </table:table-cell>
          <table:table-cell table:formula="of:=[$'Stats |  Blocks World | COLIN | Hor'.$F$9]" office:value-type="string" office:string-value="466.2 (624.3)" calcext:value-type="string">
            <text:p>466.2 (624.3)</text:p>
          </table:table-cell>
          <table:table-cell table:formula="of:=[$'Stats |  Blocks World | COLIN | Hor'.$F$10]" office:value-type="string" office:string-value="2422.8 (657.5)" calcext:value-type="string">
            <text:p>2422.8 (657.5)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27.3)" calcext:value-type="string">
            <text:p>18.0 (27.3)</text:p>
          </table:table-cell>
          <table:table-cell table:formula="of:=[$'Stats |  Blocks World | COLIN | Hor'.$F$12]" office:value-type="string" office:string-value="14.0 (24.8)" calcext:value-type="string">
            <text:p>14.0 (24.8)</text:p>
          </table:table-cell>
          <table:table-cell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593.3)" calcext:value-type="string">
            <text:p>321.0 (593.3)</text:p>
          </table:table-cell>
          <table:table-cell table:formula="of:=[$'Stats |  Blocks World | COLIN | Hor'.$G$9]" office:value-type="string" office:string-value="319.8 (572.7)" calcext:value-type="string">
            <text:p>319.8 (572.7)</text:p>
          </table:table-cell>
          <table:table-cell table:formula="of:=[$'Stats |  Blocks World | COLIN | Hor'.$G$10]" office:value-type="string" office:string-value="2544.5 (683.8)" calcext:value-type="string">
            <text:p>2544.5 (683.8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19.1)" calcext:value-type="string">
            <text:p>11.0 (19.1)</text:p>
          </table:table-cell>
          <table:table-cell table:formula="of:=[$'Stats |  Blocks World | COLIN | Hor'.$G$12]" office:value-type="string" office:string-value="8.2 (12.2)" calcext:value-type="string">
            <text:p>8.2 (12.2)</text:p>
          </table:table-cell>
          <table:table-cell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993.6)" calcext:value-type="string">
            <text:p>673.1 (993.6)</text:p>
          </table:table-cell>
          <table:table-cell table:formula="of:=[$'Stats |  Blocks World | COLIN | Hor'.$H$9]" office:value-type="string" office:string-value="342.9 (645.9)" calcext:value-type="string">
            <text:p>342.9 (645.9)</text:p>
          </table:table-cell>
          <table:table-cell table:formula="of:=[$'Stats |  Blocks World | COLIN | Hor'.$H$10]" office:value-type="string" office:string-value="2452.4 (763.4)" calcext:value-type="string">
            <text:p>2452.4 (763.4)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11]" office:value-type="string" office:string-value="17.7 (25.1)" calcext:value-type="string">
            <text:p>17.7 (25.1)</text:p>
          </table:table-cell>
          <table:table-cell table:formula="of:=[$'Stats |  Blocks World | COLIN | Hor'.$H$12]" office:value-type="string" office:string-value="8.9 (18.7)" calcext:value-type="string">
            <text:p>8.9 (18.7)</text:p>
          </table:table-cell>
          <table:table-cell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735.4)" calcext:value-type="string">
            <text:p>412.4 (735.4)</text:p>
          </table:table-cell>
          <table:table-cell table:formula="of:=[$'Stats |  Blocks World | COLIN | Hor'.$I$9]" office:value-type="string" office:string-value="601.0 (949.7)" calcext:value-type="string">
            <text:p>601.0 (949.7)</text:p>
          </table:table-cell>
          <table:table-cell table:formula="of:=[$'Stats |  Blocks World | COLIN | Hor'.$I$10]" office:value-type="string" office:string-value="2545.3 (712.5)" calcext:value-type="string">
            <text:p>2545.3 (712.5)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1]" office:value-type="string" office:string-value="13.5 (22.6)" calcext:value-type="string">
            <text:p>13.5 (22.6)</text:p>
          </table:table-cell>
          <table:table-cell table:formula="of:=[$'Stats |  Blocks World | COLIN | Hor'.$I$12]" office:value-type="string" office:string-value="15.0 (24.0)" calcext:value-type="string">
            <text:p>15.0 (24.0)</text:p>
          </table:table-cell>
          <table:table-cell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609.4)" calcext:value-type="string">
            <text:p>343.1 (609.4)</text:p>
          </table:table-cell>
          <table:table-cell table:formula="of:=[$'Stats |  Blocks World | COLIN | Hor'.$J$9]" office:value-type="string" office:string-value="288.8 (595.5)" calcext:value-type="string">
            <text:p>288.8 (595.5)</text:p>
          </table:table-cell>
          <table:table-cell table:formula="of:=[$'Stats |  Blocks World | COLIN | Hor'.$J$10]" office:value-type="string" office:string-value="2564.6 (686.3)" calcext:value-type="string">
            <text:p>2564.6 (686.3)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1]" office:value-type="string" office:string-value="11.5 (19.4)" calcext:value-type="string">
            <text:p>11.5 (19.4)</text:p>
          </table:table-cell>
          <table:table-cell table:formula="of:=[$'Stats |  Blocks World | COLIN | Hor'.$J$12]" office:value-type="string" office:string-value="6.6 (10.3)" calcext:value-type="string">
            <text:p>6.6 (10.3)</text:p>
          </table:table-cell>
          <table:table-cell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896.6)" calcext:value-type="string">
            <text:p>647.5 (896.6)</text:p>
          </table:table-cell>
          <table:table-cell table:formula="of:=[$'Stats |  Blocks World | COLIN | Hor'.$K$9]" office:value-type="string" office:string-value="182.1 (561.1)" calcext:value-type="string">
            <text:p>182.1 (561.1)</text:p>
          </table:table-cell>
          <table:table-cell table:formula="of:=[$'Stats |  Blocks World | COLIN | Hor'.$K$10]" office:value-type="string" office:string-value="2654.0 (611.2)" calcext:value-type="string">
            <text:p>2654.0 (611.2)</text:p>
          </table:table-cell>
          <table:table-cell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11]" office:value-type="string" office:string-value="18.5 (25.1)" calcext:value-type="string">
            <text:p>18.5 (25.1)</text:p>
          </table:table-cell>
          <table:table-cell table:formula="of:=[$'Stats |  Blocks World | COLIN | Hor'.$K$12]" office:value-type="string" office:string-value="3.6 (9.7)" calcext:value-type="string">
            <text:p>3.6 (9.7)</text:p>
          </table:table-cell>
          <table:table-cell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805.9)" calcext:value-type="string">
            <text:p>521.8 (805.9)</text:p>
          </table:table-cell>
          <table:table-cell table:formula="of:=[$'Stats |  Blocks World | COLIN | Hor'.$L$9]" office:value-type="string" office:string-value="543.0 (971.4)" calcext:value-type="string">
            <text:p>543.0 (971.4)</text:p>
          </table:table-cell>
          <table:table-cell table:formula="of:=[$'Stats |  Blocks World | COLIN | Hor'.$L$10]" office:value-type="string" office:string-value="2534.4 (698.5)" calcext:value-type="string">
            <text:p>2534.4 (698.5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22.6)" calcext:value-type="string">
            <text:p>15.2 (22.6)</text:p>
          </table:table-cell>
          <table:table-cell table:formula="of:=[$'Stats |  Blocks World | COLIN | Hor'.$L$12]" office:value-type="string" office:string-value="13.1 (23.7)" calcext:value-type="string">
            <text:p>13.1 (23.7)</text:p>
          </table:table-cell>
          <table:table-cell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4"/>
          <table:table-cell table:style-name="ce7" office:value-type="string" calcext:value-type="string">
            <text:p><text:s/>First Response | COLIN</text:p>
          </table:table-cell>
          <table:table-cell table:style-name="ce7"/>
          <table:table-cell table:style-name="Default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Default" table:number-columns-repeated="2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2"/>
        </table:table-row>
        <table:table-row table:style-name="ro4">
          <table:table-cell table:number-columns-repeated="3"/>
          <table:table-cell table:style-name="ce13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13" table:number-columns-repeated="2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86.0)" calcext:value-type="string">
            <text:p>62.4 (86.0)</text:p>
          </table:table-cell>
          <table:table-cell table:formula="of:=[$'Stats |  First Response | COLIN | Hor'.$C$9]" office:value-type="string" office:string-value="65.3 (180.0)" calcext:value-type="string">
            <text:p>65.3 (180.0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11]" office:value-type="string" office:string-value="0.1 (0.3)" calcext:value-type="string">
            <text:p>0.1 (0.3)</text:p>
          </table:table-cell>
          <table:table-cell table:formula="of:=[$'Stats |  First Response | COLIN | Hor'.$C$12]" office:value-type="string" office:string-value="0.5 (1.4)" calcext:value-type="string">
            <text:p>0.5 (1.4)</text:p>
          </table:table-cell>
          <table:table-cell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39.5)" calcext:value-type="string">
            <text:p>170.7 (239.5)</text:p>
          </table:table-cell>
          <table:table-cell table:formula="of:=[$'Stats |  First Response | COLIN | Hor'.$D$9]" office:value-type="string" office:string-value="82.7 (299.6)" calcext:value-type="string">
            <text:p>82.7 (299.6)</text:p>
          </table:table-cell>
          <table:table-cell table:formula="of:=[$'Stats |  First Response | COLIN | Hor'.$D$10]" office:value-type="string" office:string-value="267.0 (141.4)" calcext:value-type="string">
            <text:p>267.0 (141.4)</text:p>
          </table:table-cell>
          <table:table-cell table:style-name="Default"/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11]" office:value-type="string" office:string-value="1.5 (2.9)" calcext:value-type="string">
            <text:p>1.5 (2.9)</text:p>
          </table:table-cell>
          <table:table-cell table:formula="of:=[$'Stats |  First Response | COLIN | Hor'.$D$12]" office:value-type="string" office:string-value="0.8 (3.1)" calcext:value-type="string">
            <text:p>0.8 (3.1)</text:p>
          </table:table-cell>
          <table:table-cell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720.3)" calcext:value-type="string">
            <text:p>475.6 (720.3)</text:p>
          </table:table-cell>
          <table:table-cell table:formula="of:=[$'Stats |  First Response | COLIN | Hor'.$E$9]" office:value-type="string" office:string-value="10.1 (7.4)" calcext:value-type="string">
            <text:p>10.1 (7.4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11]" office:value-type="string" office:string-value="4.3 (7.4)" calcext:value-type="string">
            <text:p>4.3 (7.4)</text:p>
          </table:table-cell>
          <table:table-cell table:formula="of:=[$'Stats |  First Response | COLIN | Hor'.$E$12]" office:value-type="string" office:string-value="0.1 (0.1)" calcext:value-type="string">
            <text:p>0.1 (0.1)</text:p>
          </table:table-cell>
          <table:table-cell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327.3)" calcext:value-type="string">
            <text:p>186.2 (327.3)</text:p>
          </table:table-cell>
          <table:table-cell table:formula="of:=[$'Stats |  First Response | COLIN | Hor'.$F$9]" office:value-type="string" office:string-value="164.7 (329.0)" calcext:value-type="string">
            <text:p>164.7 (329.0)</text:p>
          </table:table-cell>
          <table:table-cell table:formula="of:=[$'Stats |  First Response | COLIN | Hor'.$F$10]" office:value-type="string" office:string-value="917.0 (409.4)" calcext:value-type="string">
            <text:p>917.0 (409.4)</text:p>
          </table:table-cell>
          <table:table-cell table:style-name="Default"/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11]" office:value-type="string" office:string-value="1.6 (2.7)" calcext:value-type="string">
            <text:p>1.6 (2.7)</text:p>
          </table:table-cell>
          <table:table-cell table:formula="of:=[$'Stats |  First Response | COLIN | Hor'.$F$12]" office:value-type="string" office:string-value="1.7 (3.6)" calcext:value-type="string">
            <text:p>1.7 (3.6)</text:p>
          </table:table-cell>
          <table:table-cell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8]" office:value-type="string" office:string-value="302.9 (325.8)" calcext:value-type="string">
            <text:p>302.9 (325.8)</text:p>
          </table:table-cell>
          <table:table-cell table:formula="of:=[$'Stats |  First Response | COLIN | Hor'.$G$9]" office:value-type="string" office:string-value="277.8 (629.0)" calcext:value-type="string">
            <text:p>277.8 (629.0)</text:p>
          </table:table-cell>
          <table:table-cell table:formula="of:=[$'Stats |  First Response | COLIN | Hor'.$G$10]" office:value-type="string" office:string-value="1815.8 (1389.7)" calcext:value-type="string">
            <text:p>1815.8 (1389.7)</text:p>
          </table:table-cell>
          <table:table-cell table:style-name="Default"/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11]" office:value-type="string" office:string-value="3.1 (3.5)" calcext:value-type="string">
            <text:p>3.1 (3.5)</text:p>
          </table:table-cell>
          <table:table-cell table:formula="of:=[$'Stats |  First Response | COLIN | Hor'.$G$12]" office:value-type="string" office:string-value="2.8 (6.1)" calcext:value-type="string">
            <text:p>2.8 (6.1)</text:p>
          </table:table-cell>
          <table:table-cell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8]" office:value-type="string" office:string-value="124.3 (147.4)" calcext:value-type="string">
            <text:p>124.3 (147.4)</text:p>
          </table:table-cell>
          <table:table-cell table:formula="of:=[$'Stats |  First Response | COLIN | Hor'.$H$9]" office:value-type="string" office:string-value="14.3 (10.3)" calcext:value-type="string">
            <text:p>14.3 (10.3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11]" office:value-type="string" office:string-value="1.2 (1.7)" calcext:value-type="string">
            <text:p>1.2 (1.7)</text:p>
          </table:table-cell>
          <table:table-cell table:formula="of:=[$'Stats |  First Response | COLIN | Hor'.$H$12]" office:value-type="string" office:string-value="0.1 (0.0)" calcext:value-type="string">
            <text:p>0.1 (0.0)</text:p>
          </table:table-cell>
          <table:table-cell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8]" office:value-type="string" office:string-value="327.7 (672.0)" calcext:value-type="string">
            <text:p>327.7 (672.0)</text:p>
          </table:table-cell>
          <table:table-cell table:formula="of:=[$'Stats |  First Response | COLIN | Hor'.$I$9]" office:value-type="string" office:string-value="108.9 (257.6)" calcext:value-type="string">
            <text:p>108.9 (257.6)</text:p>
          </table:table-cell>
          <table:table-cell table:formula="of:=[$'Stats |  First Response | COLIN | Hor'.$I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11]" office:value-type="string" office:string-value="2.9 (5.5)" calcext:value-type="string">
            <text:p>2.9 (5.5)</text:p>
          </table:table-cell>
          <table:table-cell table:formula="of:=[$'Stats |  First Response | COLIN | Hor'.$I$12]" office:value-type="string" office:string-value="1.1 (2.8)" calcext:value-type="string">
            <text:p>1.1 (2.8)</text:p>
          </table:table-cell>
          <table:table-cell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485.7)" calcext:value-type="string">
            <text:p>318.1 (485.7)</text:p>
          </table:table-cell>
          <table:table-cell table:formula="of:=[$'Stats |  First Response | COLIN | Hor'.$J$9]" office:value-type="string" office:string-value="182.6 (543.6)" calcext:value-type="string">
            <text:p>182.6 (543.6)</text:p>
          </table:table-cell>
          <table:table-cell table:formula="of:=[$'Stats |  First Response | COLIN | Hor'.$J$10]" office:value-type="string" office:string-value="1355.0 (362.0)" calcext:value-type="string">
            <text:p>1355.0 (362.0)</text:p>
          </table:table-cell>
          <table:table-cell table:style-name="Default"/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11]" office:value-type="string" office:string-value="3.4 (5.1)" calcext:value-type="string">
            <text:p>3.4 (5.1)</text:p>
          </table:table-cell>
          <table:table-cell table:formula="of:=[$'Stats |  First Response | COLIN | Hor'.$J$12]" office:value-type="string" office:string-value="2.0 (6.0)" calcext:value-type="string">
            <text:p>2.0 (6.0)</text:p>
          </table:table-cell>
          <table:table-cell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365.4)" calcext:value-type="string">
            <text:p>216.6 (365.4)</text:p>
          </table:table-cell>
          <table:table-cell table:formula="of:=[$'Stats |  First Response | COLIN | Hor'.$K$9]" office:value-type="string" office:string-value="260.5 (643.0)" calcext:value-type="string">
            <text:p>260.5 (643.0)</text:p>
          </table:table-cell>
          <table:table-cell table:formula="of:=[$'Stats |  First Response | COLIN | Hor'.$K$10]" office:value-type="string" office:string-value="1589.0 (670.3)" calcext:value-type="string">
            <text:p>1589.0 (670.3)</text:p>
          </table:table-cell>
          <table:table-cell table:style-name="Default"/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11]" office:value-type="string" office:string-value="2.2 (3.9)" calcext:value-type="string">
            <text:p>2.2 (3.9)</text:p>
          </table:table-cell>
          <table:table-cell table:formula="of:=[$'Stats |  First Response | COLIN | Hor'.$K$12]" office:value-type="string" office:string-value="2.8 (6.9)" calcext:value-type="string">
            <text:p>2.8 (6.9)</text:p>
          </table:table-cell>
          <table:table-cell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08:54:01.728077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1T09:02:27.772698911</dc:date>
    <meta:editing-duration>PT1H30M14S</meta:editing-duration>
    <meta:editing-cycles>83</meta:editing-cycles>
    <meta:print-date>2017-10-11T08:58:58.886739739</meta:print-date>
    <meta:document-statistic meta:table-count="8" meta:cell-count="1847" meta:object-count="0"/>
  </office:meta>
</office:document-meta>
</file>